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3386in" svg:height="8.3972in" svg:x="16.6937in" svg:y="3.911in">
            <draw:object draw:notify-on-update-of-ranges="Sheet1.B2:Sheet1.B28 Sheet1.B62:Sheet1.B88 Sheet1.D2:Sheet1.D28 Sheet1.D62:Sheet1.D8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49in" svg:x="10.0272in" svg:y="3.974in">
            <draw:object draw:notify-on-update-of-ranges="Sheet1.B62:Sheet1.B88 Sheet1.E62:Sheet1.E8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49in" svg:x="10.2551in" svg:y="8.0421in">
            <draw:object draw:notify-on-update-of-ranges="Sheet1.B62:Sheet1.B88 Sheet1.E2:Sheet1.E2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in" svg:height="3.5449in" svg:x="10.8079in" svg:y="12.4654in">
            <draw:object draw:notify-on-update-of-ranges="Sheet1.B62:Sheet1.B88 Sheet1.K62:Sheet1.K88 Sheet1.E62:Sheet1.E88 Sheet1.E62:Sheet1.E8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in" svg:height="3.5449in" svg:x="17.7783in" svg:y="12.622in">
            <draw:object draw:notify-on-update-of-ranges="Sheet1.M2:Sheet1.M15 Sheet1.W2:Sheet1.W15 Sheet1.Q2:Sheet1.Q15 Sheet1.Q2:Sheet1.Q1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7.2413in" svg:height="6.5465in" svg:x="27.7941in" svg:y="6.7555in">
            <draw:object draw:notify-on-update-of-ranges="Sheet1.B2:Sheet1.B28 Sheet1.B62:Sheet1.B88 Sheet1.AI4:Sheet1.AI30 Sheet1.AP4:Sheet1.AP3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298in" svg:height="3.5449in" svg:x="35.7945in" svg:y="6.7555in">
            <draw:object draw:notify-on-update-of-ranges="Sheet1.B62:Sheet1.B88 Sheet1.AQ4:Sheet1.AQ31 Sheet1.AO4:Sheet1.AO30 Sheet1.AO4:Sheet1.AO3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6.298in" svg:height="3.5449in" svg:x="35.7949in" svg:y="10.489in">
            <draw:object draw:notify-on-update-of-ranges="Sheet1.M2:Sheet1.M15 Sheet1.AY4:Sheet1.AY17 Sheet1.AW4:Sheet1.AW17 Sheet1.AW4:Sheet1.AW1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28" table:default-cell-style-name="Default"/>
        <table:table-column table:style-name="co2" table:default-cell-style-name="Default"/>
        <table:table-column table:style-name="co1" table:number-columns-repeated="22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  <table:table-cell table:number-columns-repeated="17"/>
          <table:table-cell office:value-type="string" calcext:value-type="string">
            <text:p>corrected values</text:p>
          </table:table-cell>
          <table:table-cell table:number-columns-repeated="2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.0050709987" calcext:value-type="float">
            <text:p>0.0050709987</text:p>
          </table:table-cell>
          <table:table-cell office:value-type="float" office:value="0.000285306110885409" calcext:value-type="float">
            <text:p>0.000285306110885409</text:p>
          </table:table-cell>
          <table:table-cell office:value-type="float" office:value="0.004860507" calcext:value-type="float">
            <text:p>0.004860507</text:p>
          </table:table-cell>
          <table:table-cell office:value-type="float" office:value="0.00492957975" calcext:value-type="float">
            <text:p>0.00492957975</text:p>
          </table:table-cell>
          <table:table-cell office:value-type="float" office:value="0.004960526" calcext:value-type="float">
            <text:p>0.004960526</text:p>
          </table:table-cell>
          <table:table-cell office:value-type="float" office:value="0.00499739325" calcext:value-type="float">
            <text:p>0.00499739325</text:p>
          </table:table-cell>
          <table:table-cell office:value-type="float" office:value="0.00582731" calcext:value-type="float">
            <text:p>0.00582731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-0.0431920061256831" calcext:value-type="float">
            <text:p>-0.0431920061256831</text:p>
          </table:table-cell>
          <table:table-cell office:value-type="float" office:value="0.000131074888755743" calcext:value-type="float">
            <text:p>0.000131074888755743</text:p>
          </table:table-cell>
          <table:table-cell office:value-type="float" office:value="-0.043600136" calcext:value-type="float">
            <text:p>-0.043600136</text:p>
          </table:table-cell>
          <table:table-cell office:value-type="float" office:value="-0.04320971" calcext:value-type="float">
            <text:p>-0.04320971</text:p>
          </table:table-cell>
          <table:table-cell office:value-type="float" office:value="-0.043179388" calcext:value-type="float">
            <text:p>-0.043179388</text:p>
          </table:table-cell>
          <table:table-cell office:value-type="float" office:value="-0.04315453" calcext:value-type="float">
            <text:p>-0.04315453</text:p>
          </table:table-cell>
          <table:table-cell office:value-type="float" office:value="-0.042776627" calcext:value-type="float">
            <text:p>-0.042776627</text:p>
          </table:table-cell>
          <table:table-cell office:value-type="float" office:value="104.319200612568" calcext:value-type="float">
            <text:p>104.319200612568</text:p>
          </table:table-cell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-0.0204717321428571" calcext:value-type="float">
            <text:p>-0.0204717321428571</text:p>
          </table:table-cell>
          <table:table-cell office:value-type="float" office:value="0.000108605482643019" calcext:value-type="float">
            <text:p>0.000108605482643019</text:p>
          </table:table-cell>
          <table:table-cell office:value-type="float" office:value="-0.020678193" calcext:value-type="float">
            <text:p>-0.020678193</text:p>
          </table:table-cell>
          <table:table-cell office:value-type="float" office:value="-0.0205811085" calcext:value-type="float">
            <text:p>-0.0205811085</text:p>
          </table:table-cell>
          <table:table-cell office:value-type="float" office:value="-0.020439627" calcext:value-type="float">
            <text:p>-0.020439627</text:p>
          </table:table-cell>
          <table:table-cell office:value-type="float" office:value="-0.020382841" calcext:value-type="float">
            <text:p>-0.020382841</text:p>
          </table:table-cell>
          <table:table-cell office:value-type="float" office:value="-0.020238098" calcext:value-type="float">
            <text:p>-0.020238098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78" calcext:value-type="float">
            <text:p>178</text:p>
          </table:table-cell>
          <table:table-cell office:value-type="float" office:value="2.05453938301685" calcext:value-type="float">
            <text:p>2.05453938301685</text:p>
          </table:table-cell>
          <table:table-cell office:value-type="float" office:value="0.00235092659265732" calcext:value-type="float">
            <text:p>0.00235092659265732</text:p>
          </table:table-cell>
          <table:table-cell office:value-type="float" office:value="2.052101827" calcext:value-type="float">
            <text:p>2.052101827</text:p>
          </table:table-cell>
          <table:table-cell office:value-type="float" office:value="2.05285467325" calcext:value-type="float">
            <text:p>2.05285467325</text:p>
          </table:table-cell>
          <table:table-cell office:value-type="float" office:value="2.0532648315" calcext:value-type="float">
            <text:p>2.0532648315</text:p>
          </table:table-cell>
          <table:table-cell office:value-type="float" office:value="2.05765510925" calcext:value-type="float">
            <text:p>2.05765510925</text:p>
          </table:table-cell>
          <table:table-cell office:value-type="float" office:value="2.059054894" calcext:value-type="float">
            <text:p>2.059054894</text:p>
          </table:table-cell>
          <table:table-cell office:value-type="float" office:value="305.453938301685" calcext:value-type="float">
            <text:p>305.453938301685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ixed mean</text:p>
          </table:table-cell>
          <table:table-cell office:value-type="string" calcext:value-type="string">
            <text:p>truePercRelErr</text:p>
          </table:table-cell>
          <table:table-cell table:style-name="ce1"/>
          <table:table-cell office:value-type="string" calcext:value-type="string">
            <text:p>Z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ixed mean</text:p>
          </table:table-cell>
          <table:table-cell office:value-type="string" calcext:value-type="string">
            <text:p>truePercRelErr</text:p>
          </table:table-cell>
          <table:table-cell table:style-name="ce1"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ixed mean</text:p>
          </table:table-cell>
          <table:table-cell office:value-type="string" calcext:value-type="string">
            <text:p>truePercRelEr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-0.0431920061256831" calcext:value-type="float">
            <text:p>-0.0431920061256831</text:p>
          </table:table-cell>
          <table:table-cell office:value-type="float" office:value="0.000131074888755743" calcext:value-type="float">
            <text:p>0.000131074888755743</text:p>
          </table:table-cell>
          <table:table-cell office:value-type="float" office:value="-0.043600136" calcext:value-type="float">
            <text:p>-0.043600136</text:p>
          </table:table-cell>
          <table:table-cell office:value-type="float" office:value="-0.04320971" calcext:value-type="float">
            <text:p>-0.04320971</text:p>
          </table:table-cell>
          <table:table-cell office:value-type="float" office:value="-0.043179388" calcext:value-type="float">
            <text:p>-0.043179388</text:p>
          </table:table-cell>
          <table:table-cell office:value-type="float" office:value="-0.04315453" calcext:value-type="float">
            <text:p>-0.04315453</text:p>
          </table:table-cell>
          <table:table-cell office:value-type="float" office:value="-0.042776627" calcext:value-type="float">
            <text:p>-0.042776627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-2.13875135175598" calcext:value-type="float">
            <text:p>-2.13875135175598</text:p>
          </table:table-cell>
          <table:table-cell office:value-type="float" office:value="0.000822284976864629" calcext:value-type="float">
            <text:p>0.000822284976864629</text:p>
          </table:table-cell>
          <table:table-cell office:value-type="float" office:value="-2.141029577" calcext:value-type="float">
            <text:p>-2.141029577</text:p>
          </table:table-cell>
          <table:table-cell office:value-type="float" office:value="-2.139221523" calcext:value-type="float">
            <text:p>-2.139221523</text:p>
          </table:table-cell>
          <table:table-cell office:value-type="float" office:value="-2.138852309" calcext:value-type="float">
            <text:p>-2.138852309</text:p>
          </table:table-cell>
          <table:table-cell office:value-type="float" office:value="-2.138331869" calcext:value-type="float">
            <text:p>-2.138331869</text:p>
          </table:table-cell>
          <table:table-cell office:value-type="float" office:value="-2.135497218" calcext:value-type="float">
            <text:p>-2.135497218</text:p>
          </table:table-cell>
          <table:table-cell office:value-type="float" office:value="313.875135175598" calcext:value-type="float">
            <text:p>313.875135175598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.0050709987" calcext:value-type="float">
            <text:p>0.0050709987</text:p>
          </table:table-cell>
          <table:table-cell office:value-type="float" office:value="0.000285306110885409" calcext:value-type="float">
            <text:p>0.000285306110885409</text:p>
          </table:table-cell>
          <table:table-cell table:formula="of:=[.AG4]/2" office:value-type="float" office:value="0.00253549935" calcext:value-type="float">
            <text:p>0.00253549935</text:p>
          </table:table-cell>
          <table:table-cell table:formula="of:=ABS(([.AE4]-[.AI4])/[.AE4])" office:value-type="string" office:string-value="" calcext:value-type="error">
            <text:p>#DIV/0!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float" office:value="6.28748485504445" calcext:value-type="float">
            <text:p>6.28748485504445</text:p>
          </table:table-cell>
          <table:table-cell office:value-type="float" office:value="0.00191381458705221" calcext:value-type="float">
            <text:p>0.00191381458705221</text:p>
          </table:table-cell>
          <table:table-cell table:formula="of:=[.AN4]/2" office:value-type="float" office:value="3.14374242752222" calcext:value-type="float">
            <text:p>3.14374242752222</text:p>
          </table:table-cell>
          <table:table-cell table:formula="of:=ABS(([.AL4]-[.AP4])/[.AL4])" office:value-type="float" office:value="0.0479141425074075" calcext:value-type="float">
            <text:p>0.04791414250740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2.05453938301685" calcext:value-type="float">
            <text:p>2.05453938301685</text:p>
          </table:table-cell>
          <table:table-cell office:value-type="float" office:value="0.00235092659265732" calcext:value-type="float">
            <text:p>0.00235092659265732</text:p>
          </table:table-cell>
          <table:table-cell table:formula="of:=[.AV4]/2" office:value-type="float" office:value="1.02726969150843" calcext:value-type="float">
            <text:p>1.02726969150843</text:p>
          </table:table-cell>
          <table:table-cell table:formula="of:=ABS(([.AT4]-[.AX4])/[.AT4])" office:value-type="float" office:value="0.027269691508427" calcext:value-type="float">
            <text:p>0.0272696915084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2.05453938301685" calcext:value-type="float">
            <text:p>2.05453938301685</text:p>
          </table:table-cell>
          <table:table-cell office:value-type="float" office:value="0.00235092659265732" calcext:value-type="float">
            <text:p>0.00235092659265732</text:p>
          </table:table-cell>
          <table:table-cell office:value-type="float" office:value="2.052101827" calcext:value-type="float">
            <text:p>2.052101827</text:p>
          </table:table-cell>
          <table:table-cell office:value-type="float" office:value="2.05285467325" calcext:value-type="float">
            <text:p>2.05285467325</text:p>
          </table:table-cell>
          <table:table-cell office:value-type="float" office:value="2.0532648315" calcext:value-type="float">
            <text:p>2.0532648315</text:p>
          </table:table-cell>
          <table:table-cell office:value-type="float" office:value="2.05765510925" calcext:value-type="float">
            <text:p>2.05765510925</text:p>
          </table:table-cell>
          <table:table-cell office:value-type="float" office:value="2.059054894" calcext:value-type="float">
            <text:p>2.059054894</text:p>
          </table:table-cell>
          <table:table-cell office:value-type="float" office:value="105.453938301685" calcext:value-type="float">
            <text:p>105.45393830168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9" calcext:value-type="float">
            <text:p>209</text:p>
          </table:table-cell>
          <table:table-cell office:value-type="float" office:value="2.01284978386603" calcext:value-type="float">
            <text:p>2.01284978386603</text:p>
          </table:table-cell>
          <table:table-cell office:value-type="float" office:value="0.000818098125113787" calcext:value-type="float">
            <text:p>0.000818098125113787</text:p>
          </table:table-cell>
          <table:table-cell office:value-type="float" office:value="2.010849451" calcext:value-type="float">
            <text:p>2.010849451</text:p>
          </table:table-cell>
          <table:table-cell office:value-type="float" office:value="2.012322898" calcext:value-type="float">
            <text:p>2.012322898</text:p>
          </table:table-cell>
          <table:table-cell office:value-type="float" office:value="2.012778673" calcext:value-type="float">
            <text:p>2.012778673</text:p>
          </table:table-cell>
          <table:table-cell office:value-type="float" office:value="2.01335305" calcext:value-type="float">
            <text:p>2.01335305</text:p>
          </table:table-cell>
          <table:table-cell office:value-type="float" office:value="2.015044704" calcext:value-type="float">
            <text:p>2.015044704</text:p>
          </table:table-cell>
          <table:table-cell office:value-type="float" office:value="301.284978386603" calcext:value-type="float">
            <text:p>301.28497838660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-0.0204717321428571" calcext:value-type="float">
            <text:p>-0.0204717321428571</text:p>
          </table:table-cell>
          <table:table-cell office:value-type="float" office:value="0.000108605482643019" calcext:value-type="float">
            <text:p>0.000108605482643019</text:p>
          </table:table-cell>
          <table:table-cell table:formula="of:=[.AG5]/2" office:value-type="float" office:value="-0.0102358660714286" calcext:value-type="float">
            <text:p>-0.0102358660714286</text:p>
          </table:table-cell>
          <table:table-cell table:formula="of:=ABS(([.AE5]-[.AI5])/[.AE5])" office:value-type="string" office:string-value="" calcext:value-type="error">
            <text:p>#DIV/0!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203" calcext:value-type="float">
            <text:p>203</text:p>
          </table:table-cell>
          <table:table-cell office:value-type="float" office:value="7.336536291" calcext:value-type="float">
            <text:p>7.336536291</text:p>
          </table:table-cell>
          <table:table-cell office:value-type="float" office:value="0.00152577881532705" calcext:value-type="float">
            <text:p>0.00152577881532705</text:p>
          </table:table-cell>
          <table:table-cell table:formula="of:=[.AN5]/2" office:value-type="float" office:value="3.6682681455" calcext:value-type="float">
            <text:p>3.6682681455</text:p>
          </table:table-cell>
          <table:table-cell table:formula="of:=ABS(([.AL5]-[.AP5])/[.AL5])" office:value-type="float" office:value="0.048076613" calcext:value-type="float">
            <text:p>0.0480766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84" calcext:value-type="float">
            <text:p>184</text:p>
          </table:table-cell>
          <table:table-cell office:value-type="float" office:value="-2.10680168722826" calcext:value-type="float">
            <text:p>-2.10680168722826</text:p>
          </table:table-cell>
          <table:table-cell office:value-type="float" office:value="0.000992031942161089" calcext:value-type="float">
            <text:p>0.000992031942161089</text:p>
          </table:table-cell>
          <table:table-cell table:formula="of:=[.AV5]/2" office:value-type="float" office:value="-1.05340084361413" calcext:value-type="float">
            <text:p>-1.05340084361413</text:p>
          </table:table-cell>
          <table:table-cell table:formula="of:=ABS(([.AT5]-[.AX5])/[.AT5])" office:value-type="float" office:value="0.0534008436141304" calcext:value-type="float">
            <text:p>0.05340084361413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84" calcext:value-type="float">
            <text:p>184</text:p>
          </table:table-cell>
          <table:table-cell office:value-type="float" office:value="-2.10680168722826" calcext:value-type="float">
            <text:p>-2.10680168722826</text:p>
          </table:table-cell>
          <table:table-cell office:value-type="float" office:value="0.000992031942161089" calcext:value-type="float">
            <text:p>0.000992031942161089</text:p>
          </table:table-cell>
          <table:table-cell office:value-type="float" office:value="-2.108725035" calcext:value-type="float">
            <text:p>-2.108725035</text:p>
          </table:table-cell>
          <table:table-cell office:value-type="float" office:value="-2.10743959675" calcext:value-type="float">
            <text:p>-2.10743959675</text:p>
          </table:table-cell>
          <table:table-cell office:value-type="float" office:value="-2.1068027745" calcext:value-type="float">
            <text:p>-2.1068027745</text:p>
          </table:table-cell>
          <table:table-cell office:value-type="float" office:value="-2.10637424175" calcext:value-type="float">
            <text:p>-2.10637424175</text:p>
          </table:table-cell>
          <table:table-cell office:value-type="float" office:value="-2.100373306" calcext:value-type="float">
            <text:p>-2.100373306</text:p>
          </table:table-cell>
          <table:table-cell office:value-type="float" office:value="110.680168722826" calcext:value-type="float">
            <text:p>110.68016872282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1.99711651759391" calcext:value-type="float">
            <text:p>1.99711651759391</text:p>
          </table:table-cell>
          <table:table-cell office:value-type="float" office:value="0.0030119183358064" calcext:value-type="float">
            <text:p>0.0030119183358064</text:p>
          </table:table-cell>
          <table:table-cell office:value-type="float" office:value="1.989184983" calcext:value-type="float">
            <text:p>1.989184983</text:p>
          </table:table-cell>
          <table:table-cell office:value-type="float" office:value="1.997333387" calcext:value-type="float">
            <text:p>1.997333387</text:p>
          </table:table-cell>
          <table:table-cell office:value-type="float" office:value="1.998187382" calcext:value-type="float">
            <text:p>1.998187382</text:p>
          </table:table-cell>
          <table:table-cell office:value-type="float" office:value="1.998897503" calcext:value-type="float">
            <text:p>1.998897503</text:p>
          </table:table-cell>
          <table:table-cell office:value-type="float" office:value="2.000893194" calcext:value-type="float">
            <text:p>2.000893194</text:p>
          </table:table-cell>
          <table:table-cell office:value-type="float" office:value="99.7116517593908" calcext:value-type="float">
            <text:p>99.7116517593908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-0.0431920061256831" calcext:value-type="float">
            <text:p>-0.0431920061256831</text:p>
          </table:table-cell>
          <table:table-cell office:value-type="float" office:value="0.000131074888755743" calcext:value-type="float">
            <text:p>0.000131074888755743</text:p>
          </table:table-cell>
          <table:table-cell table:formula="of:=[.AG6]/2" office:value-type="float" office:value="-0.0215960030628415" calcext:value-type="float">
            <text:p>-0.0215960030628415</text:p>
          </table:table-cell>
          <table:table-cell table:formula="of:=ABS(([.AE6]-[.AI6])/[.AE6])" office:value-type="string" office:string-value="" calcext:value-type="error">
            <text:p>#DIV/0!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83" calcext:value-type="float">
            <text:p>183</text:p>
          </table:table-cell>
          <table:table-cell office:value-type="float" office:value="8.35472894539891" calcext:value-type="float">
            <text:p>8.35472894539891</text:p>
          </table:table-cell>
          <table:table-cell office:value-type="float" office:value="0.00454360253858001" calcext:value-type="float">
            <text:p>0.00454360253858001</text:p>
          </table:table-cell>
          <table:table-cell table:formula="of:=[.AN6]/2" office:value-type="float" office:value="4.17736447269945" calcext:value-type="float">
            <text:p>4.17736447269945</text:p>
          </table:table-cell>
          <table:table-cell table:formula="of:=ABS(([.AL6]-[.AP6])/[.AL6])" office:value-type="float" office:value="0.0443411181748634" calcext:value-type="float">
            <text:p>0.044341118174863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2.01284978386603" calcext:value-type="float">
            <text:p>2.01284978386603</text:p>
          </table:table-cell>
          <table:table-cell office:value-type="float" office:value="0.000818098125113787" calcext:value-type="float">
            <text:p>0.000818098125113787</text:p>
          </table:table-cell>
          <table:table-cell table:formula="of:=[.AV6]/2" office:value-type="float" office:value="1.00642489193301" calcext:value-type="float">
            <text:p>1.00642489193301</text:p>
          </table:table-cell>
          <table:table-cell table:formula="of:=ABS(([.AT6]-[.AX6])/[.AT6])" office:value-type="float" office:value="0.00642489193301432" calcext:value-type="float">
            <text:p>0.006424891933014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-0.0337053541969697" calcext:value-type="float">
            <text:p>-0.0337053541969697</text:p>
          </table:table-cell>
          <table:table-cell office:value-type="float" office:value="0.000228659674560066" calcext:value-type="float">
            <text:p>0.000228659674560066</text:p>
          </table:table-cell>
          <table:table-cell office:value-type="float" office:value="-0.034219676" calcext:value-type="float">
            <text:p>-0.034219676</text:p>
          </table:table-cell>
          <table:table-cell office:value-type="float" office:value="-0.0337762005" calcext:value-type="float">
            <text:p>-0.0337762005</text:p>
          </table:table-cell>
          <table:table-cell office:value-type="float" office:value="-0.033598006" calcext:value-type="float">
            <text:p>-0.033598006</text:p>
          </table:table-cell>
          <table:table-cell office:value-type="float" office:value="-0.03354819825" calcext:value-type="float">
            <text:p>-0.03354819825</text:p>
          </table:table-cell>
          <table:table-cell office:value-type="float" office:value="-0.033427584" calcext:value-type="float">
            <text:p>-0.033427584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95" calcext:value-type="float">
            <text:p>195</text:p>
          </table:table-cell>
          <table:table-cell office:value-type="float" office:value="-2.19672562260513" calcext:value-type="float">
            <text:p>-2.19672562260513</text:p>
          </table:table-cell>
          <table:table-cell office:value-type="float" office:value="0.00199039025391506" calcext:value-type="float">
            <text:p>0.00199039025391506</text:p>
          </table:table-cell>
          <table:table-cell office:value-type="float" office:value="-2.201000926" calcext:value-type="float">
            <text:p>-2.201000926</text:p>
          </table:table-cell>
          <table:table-cell office:value-type="float" office:value="-2.19805693" calcext:value-type="float">
            <text:p>-2.19805693</text:p>
          </table:table-cell>
          <table:table-cell office:value-type="float" office:value="-2.19655584" calcext:value-type="float">
            <text:p>-2.19655584</text:p>
          </table:table-cell>
          <table:table-cell office:value-type="float" office:value="-2.195366178" calcext:value-type="float">
            <text:p>-2.195366178</text:p>
          </table:table-cell>
          <table:table-cell office:value-type="float" office:value="-2.192319311" calcext:value-type="float">
            <text:p>-2.192319311</text:p>
          </table:table-cell>
          <table:table-cell office:value-type="float" office:value="119.672562260513" calcext:value-type="float">
            <text:p>119.67256226051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2.05453938301685" calcext:value-type="float">
            <text:p>2.05453938301685</text:p>
          </table:table-cell>
          <table:table-cell office:value-type="float" office:value="0.00235092659265732" calcext:value-type="float">
            <text:p>0.00235092659265732</text:p>
          </table:table-cell>
          <table:table-cell table:formula="of:=[.AG7]/2" office:value-type="float" office:value="1.02726969150843" calcext:value-type="float">
            <text:p>1.02726969150843</text:p>
          </table:table-cell>
          <table:table-cell table:formula="of:=ABS(([.AE7]-[.AI7])/[.AE7])" office:value-type="float" office:value="0.027269691508427" calcext:value-type="float">
            <text:p>0.02726969150842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8" calcext:value-type="float">
            <text:p>178</text:p>
          </table:table-cell>
          <table:table-cell office:value-type="float" office:value="8.36910150773034" calcext:value-type="float">
            <text:p>8.36910150773034</text:p>
          </table:table-cell>
          <table:table-cell office:value-type="float" office:value="0.00960537786672833" calcext:value-type="float">
            <text:p>0.00960537786672833</text:p>
          </table:table-cell>
          <table:table-cell table:formula="of:=[.AN7]/2" office:value-type="float" office:value="4.18455075386517" calcext:value-type="float">
            <text:p>4.18455075386517</text:p>
          </table:table-cell>
          <table:table-cell table:formula="of:=ABS(([.AL7]-[.AP7])/[.AL7])" office:value-type="float" office:value="0.0461376884662921" calcext:value-type="float">
            <text:p>0.046137688466292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09" calcext:value-type="float">
            <text:p>209</text:p>
          </table:table-cell>
          <table:table-cell office:value-type="float" office:value="-2.13875135175598" calcext:value-type="float">
            <text:p>-2.13875135175598</text:p>
          </table:table-cell>
          <table:table-cell office:value-type="float" office:value="0.000822284976864629" calcext:value-type="float">
            <text:p>0.000822284976864629</text:p>
          </table:table-cell>
          <table:table-cell table:formula="of:=[.AV7]/2" office:value-type="float" office:value="-1.06937567587799" calcext:value-type="float">
            <text:p>-1.06937567587799</text:p>
          </table:table-cell>
          <table:table-cell table:formula="of:=ABS(([.AT7]-[.AX7])/[.AT7])" office:value-type="float" office:value="0.0693756758779904" calcext:value-type="float">
            <text:p>0.06937567587799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-0.0625814463841808" calcext:value-type="float">
            <text:p>-0.0625814463841808</text:p>
          </table:table-cell>
          <table:table-cell office:value-type="float" office:value="0.0000548938771548353" calcext:value-type="float">
            <text:p>5.48938771548353E-05</text:p>
          </table:table-cell>
          <table:table-cell office:value-type="float" office:value="-0.062773522" calcext:value-type="float">
            <text:p>-0.062773522</text:p>
          </table:table-cell>
          <table:table-cell office:value-type="float" office:value="-0.0626161" calcext:value-type="float">
            <text:p>-0.0626161</text:p>
          </table:table-cell>
          <table:table-cell office:value-type="float" office:value="-0.062577896" calcext:value-type="float">
            <text:p>-0.062577896</text:p>
          </table:table-cell>
          <table:table-cell office:value-type="float" office:value="-0.062548178" calcext:value-type="float">
            <text:p>-0.062548178</text:p>
          </table:table-cell>
          <table:table-cell office:value-type="float" office:value="-0.062453328" calcext:value-type="float">
            <text:p>-0.062453328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-4.23564642445192" calcext:value-type="float">
            <text:p>-4.23564642445192</text:p>
          </table:table-cell>
          <table:table-cell office:value-type="float" office:value="0.00834659265211979" calcext:value-type="float">
            <text:p>0.00834659265211979</text:p>
          </table:table-cell>
          <table:table-cell office:value-type="float" office:value="-4.268913973" calcext:value-type="float">
            <text:p>-4.268913973</text:p>
          </table:table-cell>
          <table:table-cell office:value-type="float" office:value="-4.23812782025" calcext:value-type="float">
            <text:p>-4.23812782025</text:p>
          </table:table-cell>
          <table:table-cell office:value-type="float" office:value="-4.2336388105" calcext:value-type="float">
            <text:p>-4.2336388105</text:p>
          </table:table-cell>
          <table:table-cell office:value-type="float" office:value="-4.2306229455" calcext:value-type="float">
            <text:p>-4.2306229455</text:p>
          </table:table-cell>
          <table:table-cell office:value-type="float" office:value="-4.219514198" calcext:value-type="float">
            <text:p>-4.219514198</text:p>
          </table:table-cell>
          <table:table-cell office:value-type="float" office:value="523.564642445192" calcext:value-type="float">
            <text:p>523.56464244519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84" calcext:value-type="float">
            <text:p>184</text:p>
          </table:table-cell>
          <table:table-cell office:value-type="float" office:value="-2.10680168722826" calcext:value-type="float">
            <text:p>-2.10680168722826</text:p>
          </table:table-cell>
          <table:table-cell office:value-type="float" office:value="0.000992031942161089" calcext:value-type="float">
            <text:p>0.000992031942161089</text:p>
          </table:table-cell>
          <table:table-cell table:formula="of:=[.AG8]/2" office:value-type="float" office:value="-1.05340084361413" calcext:value-type="float">
            <text:p>-1.05340084361413</text:p>
          </table:table-cell>
          <table:table-cell table:formula="of:=ABS(([.AE8]-[.AI8])/[.AE8])" office:value-type="float" office:value="0.0534008436141304" calcext:value-type="float">
            <text:p>0.05340084361413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84" calcext:value-type="float">
            <text:p>184</text:p>
          </table:table-cell>
          <table:table-cell office:value-type="float" office:value="8.35959007963587" calcext:value-type="float">
            <text:p>8.35959007963587</text:p>
          </table:table-cell>
          <table:table-cell office:value-type="float" office:value="0.00409275025567126" calcext:value-type="float">
            <text:p>0.00409275025567126</text:p>
          </table:table-cell>
          <table:table-cell table:formula="of:=[.AN8]/2" office:value-type="float" office:value="4.17979503981794" calcext:value-type="float">
            <text:p>4.17979503981794</text:p>
          </table:table-cell>
          <table:table-cell table:formula="of:=ABS(([.AL8]-[.AP8])/[.AL8])" office:value-type="float" office:value="0.0449487599544838" calcext:value-type="float">
            <text:p>0.044948759954483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1.99711651759391" calcext:value-type="float">
            <text:p>1.99711651759391</text:p>
          </table:table-cell>
          <table:table-cell office:value-type="float" office:value="0.0030119183358064" calcext:value-type="float">
            <text:p>0.0030119183358064</text:p>
          </table:table-cell>
          <table:table-cell table:formula="of:=[.AV8]/2" office:value-type="float" office:value="0.998558258796954" calcext:value-type="float">
            <text:p>0.998558258796954</text:p>
          </table:table-cell>
          <table:table-cell table:formula="of:=ABS(([.AT8]-[.AX8])/[.AT8])" office:value-type="float" office:value="0.00144174120304585" calcext:value-type="float">
            <text:p>0.001441741203045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2.01284978386603" calcext:value-type="float">
            <text:p>2.01284978386603</text:p>
          </table:table-cell>
          <table:table-cell office:value-type="float" office:value="0.000818098125113787" calcext:value-type="float">
            <text:p>0.000818098125113787</text:p>
          </table:table-cell>
          <table:table-cell office:value-type="float" office:value="2.010849451" calcext:value-type="float">
            <text:p>2.010849451</text:p>
          </table:table-cell>
          <table:table-cell office:value-type="float" office:value="2.012322898" calcext:value-type="float">
            <text:p>2.012322898</text:p>
          </table:table-cell>
          <table:table-cell office:value-type="float" office:value="2.012778673" calcext:value-type="float">
            <text:p>2.012778673</text:p>
          </table:table-cell>
          <table:table-cell office:value-type="float" office:value="2.01335305" calcext:value-type="float">
            <text:p>2.01335305</text:p>
          </table:table-cell>
          <table:table-cell office:value-type="float" office:value="2.015044704" calcext:value-type="float">
            <text:p>2.015044704</text:p>
          </table:table-cell>
          <table:table-cell office:value-type="float" office:value="101.284978386603" calcext:value-type="float">
            <text:p>101.28497838660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78" calcext:value-type="float">
            <text:p>178</text:p>
          </table:table-cell>
          <table:table-cell office:value-type="float" office:value="-2.17344813293258" calcext:value-type="float">
            <text:p>-2.17344813293258</text:p>
          </table:table-cell>
          <table:table-cell office:value-type="float" office:value="0.00121678480805569" calcext:value-type="float">
            <text:p>0.00121678480805569</text:p>
          </table:table-cell>
          <table:table-cell office:value-type="float" office:value="-2.176758833" calcext:value-type="float">
            <text:p>-2.176758833</text:p>
          </table:table-cell>
          <table:table-cell office:value-type="float" office:value="-2.17427685325" calcext:value-type="float">
            <text:p>-2.17427685325</text:p>
          </table:table-cell>
          <table:table-cell office:value-type="float" office:value="-2.1734286045" calcext:value-type="float">
            <text:p>-2.1734286045</text:p>
          </table:table-cell>
          <table:table-cell office:value-type="float" office:value="-2.172587511" calcext:value-type="float">
            <text:p>-2.172587511</text:p>
          </table:table-cell>
          <table:table-cell office:value-type="float" office:value="-2.170242015" calcext:value-type="float">
            <text:p>-2.170242015</text:p>
          </table:table-cell>
          <table:table-cell office:value-type="float" office:value="208.672406646629" calcext:value-type="float">
            <text:p>208.67240664662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-0.0337053541969697" calcext:value-type="float">
            <text:p>-0.0337053541969697</text:p>
          </table:table-cell>
          <table:table-cell office:value-type="float" office:value="0.000228659674560066" calcext:value-type="float">
            <text:p>0.000228659674560066</text:p>
          </table:table-cell>
          <table:table-cell table:formula="of:=[.AG9]/2" office:value-type="float" office:value="-0.0168526770984848" calcext:value-type="float">
            <text:p>-0.0168526770984848</text:p>
          </table:table-cell>
          <table:table-cell table:formula="of:=ABS(([.AE9]-[.AI9])/[.AE9])" office:value-type="string" office:string-value="" calcext:value-type="error">
            <text:p>#DIV/0!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98" calcext:value-type="float">
            <text:p>198</text:p>
          </table:table-cell>
          <table:table-cell office:value-type="float" office:value="9.43965147491414" calcext:value-type="float">
            <text:p>9.43965147491414</text:p>
          </table:table-cell>
          <table:table-cell office:value-type="float" office:value="0.00587349823245266" calcext:value-type="float">
            <text:p>0.00587349823245266</text:p>
          </table:table-cell>
          <table:table-cell table:formula="of:=[.AN9]/2" office:value-type="float" office:value="4.71982573745707" calcext:value-type="float">
            <text:p>4.71982573745707</text:p>
          </table:table-cell>
          <table:table-cell table:formula="of:=ABS(([.AL9]-[.AP9])/[.AL9])" office:value-type="float" office:value="0.048850163879349" calcext:value-type="float">
            <text:p>0.04885016387934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95" calcext:value-type="float">
            <text:p>195</text:p>
          </table:table-cell>
          <table:table-cell office:value-type="float" office:value="-2.19672562260513" calcext:value-type="float">
            <text:p>-2.19672562260513</text:p>
          </table:table-cell>
          <table:table-cell office:value-type="float" office:value="0.00199039025391506" calcext:value-type="float">
            <text:p>0.00199039025391506</text:p>
          </table:table-cell>
          <table:table-cell table:formula="of:=[.AV9]/2" office:value-type="float" office:value="-1.09836281130256" calcext:value-type="float">
            <text:p>-1.09836281130256</text:p>
          </table:table-cell>
          <table:table-cell table:formula="of:=ABS(([.AT9]-[.AX9])/[.AT9])" office:value-type="float" office:value="0.0983628113025641" calcext:value-type="float">
            <text:p>0.09836281130256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09" calcext:value-type="float">
            <text:p>209</text:p>
          </table:table-cell>
          <table:table-cell office:value-type="float" office:value="-2.13875135175598" calcext:value-type="float">
            <text:p>-2.13875135175598</text:p>
          </table:table-cell>
          <table:table-cell office:value-type="float" office:value="0.000822284976864629" calcext:value-type="float">
            <text:p>0.000822284976864629</text:p>
          </table:table-cell>
          <table:table-cell office:value-type="float" office:value="-2.141029577" calcext:value-type="float">
            <text:p>-2.141029577</text:p>
          </table:table-cell>
          <table:table-cell office:value-type="float" office:value="-2.139221523" calcext:value-type="float">
            <text:p>-2.139221523</text:p>
          </table:table-cell>
          <table:table-cell office:value-type="float" office:value="-2.138852309" calcext:value-type="float">
            <text:p>-2.138852309</text:p>
          </table:table-cell>
          <table:table-cell office:value-type="float" office:value="-2.138331869" calcext:value-type="float">
            <text:p>-2.138331869</text:p>
          </table:table-cell>
          <table:table-cell office:value-type="float" office:value="-2.135497218" calcext:value-type="float">
            <text:p>-2.135497218</text:p>
          </table:table-cell>
          <table:table-cell office:value-type="float" office:value="113.875135175598" calcext:value-type="float">
            <text:p>113.8751351755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194" calcext:value-type="float">
            <text:p>194</text:p>
          </table:table-cell>
          <table:table-cell office:value-type="float" office:value="-0.120193643376289" calcext:value-type="float">
            <text:p>-0.120193643376289</text:p>
          </table:table-cell>
          <table:table-cell office:value-type="float" office:value="0.000126712218352702" calcext:value-type="float">
            <text:p>0.000126712218352702</text:p>
          </table:table-cell>
          <table:table-cell office:value-type="float" office:value="-0.120529246" calcext:value-type="float">
            <text:p>-0.120529246</text:p>
          </table:table-cell>
          <table:table-cell office:value-type="float" office:value="-0.12028086125" calcext:value-type="float">
            <text:p>-0.12028086125</text:p>
          </table:table-cell>
          <table:table-cell office:value-type="float" office:value="-0.120200942" calcext:value-type="float">
            <text:p>-0.120200942</text:p>
          </table:table-cell>
          <table:table-cell office:value-type="float" office:value="-0.1200993665" calcext:value-type="float">
            <text:p>-0.1200993665</text:p>
          </table:table-cell>
          <table:table-cell office:value-type="float" office:value="-0.119917277" calcext:value-type="float">
            <text:p>-0.119917277</text:p>
          </table:table-cell>
          <table:table-cell office:value-type="float" office:value="87.9806356623711" calcext:value-type="float">
            <text:p>87.980635662371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-0.0625814463841808" calcext:value-type="float">
            <text:p>-0.0625814463841808</text:p>
          </table:table-cell>
          <table:table-cell office:value-type="float" office:value="0.0000548938771548353" calcext:value-type="float">
            <text:p>5.48938771548353E-05</text:p>
          </table:table-cell>
          <table:table-cell table:formula="of:=[.AG10]/2" office:value-type="float" office:value="-0.0312907231920904" calcext:value-type="float">
            <text:p>-0.0312907231920904</text:p>
          </table:table-cell>
          <table:table-cell table:formula="of:=ABS(([.AE10]-[.AI10])/[.AE10])" office:value-type="string" office:string-value="" calcext:value-type="error">
            <text:p>#DIV/0!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office:value-type="float" office:value="10.4454312314181" calcext:value-type="float">
            <text:p>10.4454312314181</text:p>
          </table:table-cell>
          <table:table-cell office:value-type="float" office:value="0.00310220855536471" calcext:value-type="float">
            <text:p>0.00310220855536471</text:p>
          </table:table-cell>
          <table:table-cell table:formula="of:=[.AN10]/2" office:value-type="float" office:value="5.22271561570904" calcext:value-type="float">
            <text:p>5.22271561570904</text:p>
          </table:table-cell>
          <table:table-cell table:formula="of:=ABS(([.AL10]-[.AP10])/[.AL10])" office:value-type="float" office:value="0.0445431231418079" calcext:value-type="float">
            <text:p>0.044543123141807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1.9664301372551" calcext:value-type="float">
            <text:p>1.9664301372551</text:p>
          </table:table-cell>
          <table:table-cell office:value-type="float" office:value="0.00253364300216107" calcext:value-type="float">
            <text:p>0.00253364300216107</text:p>
          </table:table-cell>
          <table:table-cell table:formula="of:=[.AV10]/2" office:value-type="float" office:value="0.983215068627551" calcext:value-type="float">
            <text:p>0.983215068627551</text:p>
          </table:table-cell>
          <table:table-cell table:formula="of:=ABS(([.AT10]-[.AX10])/[.AT10])" office:value-type="float" office:value="0.016784931372449" calcext:value-type="float">
            <text:p>0.0167849313724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-0.0681183556753927" calcext:value-type="float">
            <text:p>-0.0681183556753927</text:p>
          </table:table-cell>
          <table:table-cell office:value-type="float" office:value="0.0000767227768906329" calcext:value-type="float">
            <text:p>7.67227768906329E-05</text:p>
          </table:table-cell>
          <table:table-cell office:value-type="float" office:value="-0.068772158" calcext:value-type="float">
            <text:p>-0.068772158</text:p>
          </table:table-cell>
          <table:table-cell office:value-type="float" office:value="-0.068164283" calcext:value-type="float">
            <text:p>-0.068164283</text:p>
          </table:table-cell>
          <table:table-cell office:value-type="float" office:value="-0.068110222" calcext:value-type="float">
            <text:p>-0.068110222</text:p>
          </table:table-cell>
          <table:table-cell office:value-type="float" office:value="-0.0680730655" calcext:value-type="float">
            <text:p>-0.0680730655</text:p>
          </table:table-cell>
          <table:table-cell office:value-type="float" office:value="-0.067968796" calcext:value-type="float">
            <text:p>-0.067968796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196" calcext:value-type="float">
            <text:p>196</text:p>
          </table:table-cell>
          <table:table-cell office:value-type="float" office:value="1.9664301372551" calcext:value-type="float">
            <text:p>1.9664301372551</text:p>
          </table:table-cell>
          <table:table-cell office:value-type="float" office:value="0.00253364300216107" calcext:value-type="float">
            <text:p>0.00253364300216107</text:p>
          </table:table-cell>
          <table:table-cell office:value-type="float" office:value="1.956271715" calcext:value-type="float">
            <text:p>1.956271715</text:p>
          </table:table-cell>
          <table:table-cell office:value-type="float" office:value="1.965215975" calcext:value-type="float">
            <text:p>1.965215975</text:p>
          </table:table-cell>
          <table:table-cell office:value-type="float" office:value="1.9668852045" calcext:value-type="float">
            <text:p>1.9668852045</text:p>
          </table:table-cell>
          <table:table-cell office:value-type="float" office:value="1.96804297575" calcext:value-type="float">
            <text:p>1.96804297575</text:p>
          </table:table-cell>
          <table:table-cell office:value-type="float" office:value="1.970713417" calcext:value-type="float">
            <text:p>1.970713417</text:p>
          </table:table-cell>
          <table:table-cell office:value-type="float" office:value="198.321506862755" calcext:value-type="float">
            <text:p>198.32150686275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2.01284978386603" calcext:value-type="float">
            <text:p>2.01284978386603</text:p>
          </table:table-cell>
          <table:table-cell office:value-type="float" office:value="0.000818098125113787" calcext:value-type="float">
            <text:p>0.000818098125113787</text:p>
          </table:table-cell>
          <table:table-cell table:formula="of:=[.AG11]/2" office:value-type="float" office:value="1.00642489193301" calcext:value-type="float">
            <text:p>1.00642489193301</text:p>
          </table:table-cell>
          <table:table-cell table:formula="of:=ABS(([.AE11]-[.AI11])/[.AE11])" office:value-type="float" office:value="0.00642489193301432" calcext:value-type="float">
            <text:p>0.0064248919330143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9" calcext:value-type="float">
            <text:p>209</text:p>
          </table:table-cell>
          <table:table-cell office:value-type="float" office:value="10.4794429506938" calcext:value-type="float">
            <text:p>10.4794429506938</text:p>
          </table:table-cell>
          <table:table-cell office:value-type="float" office:value="0.00466773731830338" calcext:value-type="float">
            <text:p>0.00466773731830338</text:p>
          </table:table-cell>
          <table:table-cell table:formula="of:=[.AN11]/2" office:value-type="float" office:value="5.23972147534689" calcext:value-type="float">
            <text:p>5.23972147534689</text:p>
          </table:table-cell>
          <table:table-cell table:formula="of:=ABS(([.AL11]-[.AP11])/[.AL11])" office:value-type="float" office:value="0.047944295069378" calcext:value-type="float">
            <text:p>0.04794429506937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office:value-type="float" office:value="3.99237385181863" calcext:value-type="float">
            <text:p>3.99237385181863</text:p>
          </table:table-cell>
          <table:table-cell office:value-type="float" office:value="0.00645055994476327" calcext:value-type="float">
            <text:p>0.00645055994476327</text:p>
          </table:table-cell>
          <table:table-cell table:formula="of:=[.AV11]/2" office:value-type="float" office:value="1.99618692590931" calcext:value-type="float">
            <text:p>1.99618692590931</text:p>
          </table:table-cell>
          <table:table-cell table:formula="of:=ABS(([.AT11]-[.AX11])/[.AT11])" office:value-type="float" office:value="0.00190653704534294" calcext:value-type="float">
            <text:p>0.001906537045342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-0.0801864052436548" calcext:value-type="float">
            <text:p>-0.0801864052436548</text:p>
          </table:table-cell>
          <table:table-cell office:value-type="float" office:value="0.000285498480522051" calcext:value-type="float">
            <text:p>0.000285498480522051</text:p>
          </table:table-cell>
          <table:table-cell office:value-type="float" office:value="-0.080740798" calcext:value-type="float">
            <text:p>-0.080740798</text:p>
          </table:table-cell>
          <table:table-cell office:value-type="float" office:value="-0.080493165" calcext:value-type="float">
            <text:p>-0.080493165</text:p>
          </table:table-cell>
          <table:table-cell office:value-type="float" office:value="-0.080067834" calcext:value-type="float">
            <text:p>-0.080067834</text:p>
          </table:table-cell>
          <table:table-cell office:value-type="float" office:value="-0.079942313" calcext:value-type="float">
            <text:p>-0.079942313</text:p>
          </table:table-cell>
          <table:table-cell office:value-type="float" office:value="-0.079777759" calcext:value-type="float">
            <text:p>-0.079777759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-4.2398747123007" calcext:value-type="float">
            <text:p>-4.2398747123007</text:p>
          </table:table-cell>
          <table:table-cell office:value-type="float" office:value="0.012473316713043" calcext:value-type="float">
            <text:p>0.012473316713043</text:p>
          </table:table-cell>
          <table:table-cell office:value-type="float" office:value="-4.343105471" calcext:value-type="float">
            <text:p>-4.343105471</text:p>
          </table:table-cell>
          <table:table-cell office:value-type="float" office:value="-4.2405702275" calcext:value-type="float">
            <text:p>-4.2405702275</text:p>
          </table:table-cell>
          <table:table-cell office:value-type="float" office:value="-4.238657508" calcext:value-type="float">
            <text:p>-4.238657508</text:p>
          </table:table-cell>
          <table:table-cell office:value-type="float" office:value="-4.236043584" calcext:value-type="float">
            <text:p>-4.236043584</text:p>
          </table:table-cell>
          <table:table-cell office:value-type="float" office:value="-4.223586104" calcext:value-type="float">
            <text:p>-4.223586104</text:p>
          </table:table-cell>
          <table:table-cell office:value-type="float" office:value="523.98747123007" calcext:value-type="float">
            <text:p>523.98747123007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09" calcext:value-type="float">
            <text:p>209</text:p>
          </table:table-cell>
          <table:table-cell office:value-type="float" office:value="-2.13875135175598" calcext:value-type="float">
            <text:p>-2.13875135175598</text:p>
          </table:table-cell>
          <table:table-cell office:value-type="float" office:value="0.000822284976864629" calcext:value-type="float">
            <text:p>0.000822284976864629</text:p>
          </table:table-cell>
          <table:table-cell table:formula="of:=[.AG12]/2" office:value-type="float" office:value="-1.06937567587799" calcext:value-type="float">
            <text:p>-1.06937567587799</text:p>
          </table:table-cell>
          <table:table-cell table:formula="of:=ABS(([.AE12]-[.AI12])/[.AE12])" office:value-type="float" office:value="0.0693756758779904" calcext:value-type="float">
            <text:p>0.06937567587799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9" calcext:value-type="float">
            <text:p>209</text:p>
          </table:table-cell>
          <table:table-cell office:value-type="float" office:value="10.4544646547464" calcext:value-type="float">
            <text:p>10.4544646547464</text:p>
          </table:table-cell>
          <table:table-cell office:value-type="float" office:value="0.00373870056953124" calcext:value-type="float">
            <text:p>0.00373870056953124</text:p>
          </table:table-cell>
          <table:table-cell table:formula="of:=[.AN12]/2" office:value-type="float" office:value="5.22723232737321" calcext:value-type="float">
            <text:p>5.22723232737321</text:p>
          </table:table-cell>
          <table:table-cell table:formula="of:=ABS(([.AL12]-[.AP12])/[.AL12])" office:value-type="float" office:value="0.045446465474641" calcext:value-type="float">
            <text:p>0.04544646547464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178" calcext:value-type="float">
            <text:p>178</text:p>
          </table:table-cell>
          <table:table-cell office:value-type="float" office:value="-2.17344813293258" calcext:value-type="float">
            <text:p>-2.17344813293258</text:p>
          </table:table-cell>
          <table:table-cell office:value-type="float" office:value="0.00121678480805569" calcext:value-type="float">
            <text:p>0.00121678480805569</text:p>
          </table:table-cell>
          <table:table-cell table:formula="of:=[.AV12]/2" office:value-type="float" office:value="-1.08672406646629" calcext:value-type="float">
            <text:p>-1.08672406646629</text:p>
          </table:table-cell>
          <table:table-cell table:formula="of:=ABS(([.AT12]-[.AX12])/[.AT12])" office:value-type="float" office:value="0.086724066466292" calcext:value-type="float">
            <text:p>0.0867240664662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1.99711651759391" calcext:value-type="float">
            <text:p>1.99711651759391</text:p>
          </table:table-cell>
          <table:table-cell office:value-type="float" office:value="0.0030119183358064" calcext:value-type="float">
            <text:p>0.0030119183358064</text:p>
          </table:table-cell>
          <table:table-cell office:value-type="float" office:value="1.989184983" calcext:value-type="float">
            <text:p>1.989184983</text:p>
          </table:table-cell>
          <table:table-cell office:value-type="float" office:value="1.997333387" calcext:value-type="float">
            <text:p>1.997333387</text:p>
          </table:table-cell>
          <table:table-cell office:value-type="float" office:value="1.998187382" calcext:value-type="float">
            <text:p>1.998187382</text:p>
          </table:table-cell>
          <table:table-cell office:value-type="float" office:value="1.998897503" calcext:value-type="float">
            <text:p>1.998897503</text:p>
          </table:table-cell>
          <table:table-cell office:value-type="float" office:value="2.000893194" calcext:value-type="float">
            <text:p>2.000893194</text:p>
          </table:table-cell>
          <table:table-cell office:value-type="float" office:value="99.7116517593908" calcext:value-type="float">
            <text:p>99.711651759390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4.00077857696482" calcext:value-type="float">
            <text:p>4.00077857696482</text:p>
          </table:table-cell>
          <table:table-cell office:value-type="float" office:value="0.00601688024319556" calcext:value-type="float">
            <text:p>0.00601688024319556</text:p>
          </table:table-cell>
          <table:table-cell office:value-type="float" office:value="3.987640517" calcext:value-type="float">
            <text:p>3.987640517</text:p>
          </table:table-cell>
          <table:table-cell office:value-type="float" office:value="3.995601327" calcext:value-type="float">
            <text:p>3.995601327</text:p>
          </table:table-cell>
          <table:table-cell office:value-type="float" office:value="4.002705191" calcext:value-type="float">
            <text:p>4.002705191</text:p>
          </table:table-cell>
          <table:table-cell office:value-type="float" office:value="4.0047000975" calcext:value-type="float">
            <text:p>4.0047000975</text:p>
          </table:table-cell>
          <table:table-cell office:value-type="float" office:value="4.012018543" calcext:value-type="float">
            <text:p>4.012018543</text:p>
          </table:table-cell>
          <table:table-cell office:value-type="float" office:value="100.038928848241" calcext:value-type="float">
            <text:p>100.03892884824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-0.0681183556753927" calcext:value-type="float">
            <text:p>-0.0681183556753927</text:p>
          </table:table-cell>
          <table:table-cell office:value-type="float" office:value="0.0000767227768906329" calcext:value-type="float">
            <text:p>7.67227768906329E-05</text:p>
          </table:table-cell>
          <table:table-cell table:formula="of:=[.AG13]/2" office:value-type="float" office:value="-0.0340591778376963" calcext:value-type="float">
            <text:p>-0.0340591778376963</text:p>
          </table:table-cell>
          <table:table-cell table:formula="of:=ABS(([.AE13]-[.AI13])/[.AE13])" office:value-type="string" office:string-value="" calcext:value-type="error">
            <text:p>#DIV/0!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191" calcext:value-type="float">
            <text:p>191</text:p>
          </table:table-cell>
          <table:table-cell office:value-type="float" office:value="11.5419976551728" calcext:value-type="float">
            <text:p>11.5419976551728</text:p>
          </table:table-cell>
          <table:table-cell office:value-type="float" office:value="0.00419751145479902" calcext:value-type="float">
            <text:p>0.00419751145479902</text:p>
          </table:table-cell>
          <table:table-cell table:formula="of:=[.AN13]/2" office:value-type="float" office:value="5.77099882758639" calcext:value-type="float">
            <text:p>5.77099882758639</text:p>
          </table:table-cell>
          <table:table-cell table:formula="of:=ABS(([.AL13]-[.AP13])/[.AL13])" office:value-type="float" office:value="0.0492725141066159" calcext:value-type="float">
            <text:p>0.049272514106615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-2" calcext:value-type="float">
            <text:p>-2</text:p>
          </table:table-cell>
          <table:table-cell office:value-type="float" office:value="104" calcext:value-type="float">
            <text:p>104</text:p>
          </table:table-cell>
          <table:table-cell office:value-type="float" office:value="-4.23564642445192" calcext:value-type="float">
            <text:p>-4.23564642445192</text:p>
          </table:table-cell>
          <table:table-cell office:value-type="float" office:value="0.00834659265211979" calcext:value-type="float">
            <text:p>0.00834659265211979</text:p>
          </table:table-cell>
          <table:table-cell table:formula="of:=[.AV13]/2" office:value-type="float" office:value="-2.11782321222596" calcext:value-type="float">
            <text:p>-2.11782321222596</text:p>
          </table:table-cell>
          <table:table-cell table:formula="of:=ABS(([.AT13]-[.AX13])/[.AT13])" office:value-type="float" office:value="0.0589116061129809" calcext:value-type="float">
            <text:p>0.05891160611298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95" calcext:value-type="float">
            <text:p>195</text:p>
          </table:table-cell>
          <table:table-cell office:value-type="float" office:value="-2.19672562260513" calcext:value-type="float">
            <text:p>-2.19672562260513</text:p>
          </table:table-cell>
          <table:table-cell office:value-type="float" office:value="0.00199039025391506" calcext:value-type="float">
            <text:p>0.00199039025391506</text:p>
          </table:table-cell>
          <table:table-cell office:value-type="float" office:value="-2.201000926" calcext:value-type="float">
            <text:p>-2.201000926</text:p>
          </table:table-cell>
          <table:table-cell office:value-type="float" office:value="-2.19805693" calcext:value-type="float">
            <text:p>-2.19805693</text:p>
          </table:table-cell>
          <table:table-cell office:value-type="float" office:value="-2.19655584" calcext:value-type="float">
            <text:p>-2.19655584</text:p>
          </table:table-cell>
          <table:table-cell office:value-type="float" office:value="-2.195366178" calcext:value-type="float">
            <text:p>-2.195366178</text:p>
          </table:table-cell>
          <table:table-cell office:value-type="float" office:value="-2.192319311" calcext:value-type="float">
            <text:p>-2.192319311</text:p>
          </table:table-cell>
          <table:table-cell office:value-type="float" office:value="119.672562260513" calcext:value-type="float">
            <text:p>119.6725622605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97" calcext:value-type="float">
            <text:p>197</text:p>
          </table:table-cell>
          <table:table-cell office:value-type="float" office:value="1.93659152781218" calcext:value-type="float">
            <text:p>1.93659152781218</text:p>
          </table:table-cell>
          <table:table-cell office:value-type="float" office:value="0.0044004164427922" calcext:value-type="float">
            <text:p>0.0044004164427922</text:p>
          </table:table-cell>
          <table:table-cell office:value-type="float" office:value="1.909907887" calcext:value-type="float">
            <text:p>1.909907887</text:p>
          </table:table-cell>
          <table:table-cell office:value-type="float" office:value="1.936315384" calcext:value-type="float">
            <text:p>1.936315384</text:p>
          </table:table-cell>
          <table:table-cell office:value-type="float" office:value="1.936997488" calcext:value-type="float">
            <text:p>1.936997488</text:p>
          </table:table-cell>
          <table:table-cell office:value-type="float" office:value="1.937692692" calcext:value-type="float">
            <text:p>1.937692692</text:p>
          </table:table-cell>
          <table:table-cell office:value-type="float" office:value="1.958530997" calcext:value-type="float">
            <text:p>1.958530997</text:p>
          </table:table-cell>
          <table:table-cell office:value-type="float" office:value="293.659152781218" calcext:value-type="float">
            <text:p>293.659152781218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-0.0801864052436548" calcext:value-type="float">
            <text:p>-0.0801864052436548</text:p>
          </table:table-cell>
          <table:table-cell office:value-type="float" office:value="0.000285498480522051" calcext:value-type="float">
            <text:p>0.000285498480522051</text:p>
          </table:table-cell>
          <table:table-cell table:formula="of:=[.AG14]/2" office:value-type="float" office:value="-0.0400932026218274" calcext:value-type="float">
            <text:p>-0.0400932026218274</text:p>
          </table:table-cell>
          <table:table-cell table:formula="of:=ABS(([.AE14]-[.AI14])/[.AE14])" office:value-type="string" office:string-value="" calcext:value-type="error">
            <text:p>#DIV/0!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97" calcext:value-type="float">
            <text:p>197</text:p>
          </table:table-cell>
          <table:table-cell office:value-type="float" office:value="12.4943383053452" calcext:value-type="float">
            <text:p>12.4943383053452</text:p>
          </table:table-cell>
          <table:table-cell office:value-type="float" office:value="0.026253196140519" calcext:value-type="float">
            <text:p>0.026253196140519</text:p>
          </table:table-cell>
          <table:table-cell table:formula="of:=[.AN14]/2" office:value-type="float" office:value="6.24716915267259" calcext:value-type="float">
            <text:p>6.24716915267259</text:p>
          </table:table-cell>
          <table:table-cell table:formula="of:=ABS(([.AL14]-[.AP14])/[.AL14])" office:value-type="float" office:value="0.0411948587787646" calcext:value-type="float">
            <text:p>0.041194858778764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1.93659152781218" calcext:value-type="float">
            <text:p>1.93659152781218</text:p>
          </table:table-cell>
          <table:table-cell office:value-type="float" office:value="0.0044004164427922" calcext:value-type="float">
            <text:p>0.0044004164427922</text:p>
          </table:table-cell>
          <table:table-cell table:formula="of:=[.AV14]/2" office:value-type="float" office:value="0.968295763906091" calcext:value-type="float">
            <text:p>0.968295763906091</text:p>
          </table:table-cell>
          <table:table-cell table:formula="of:=ABS(([.AT14]-[.AX14])/[.AT14])" office:value-type="float" office:value="0.0317042360939086" calcext:value-type="float">
            <text:p>0.03170423609390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-0.0870298986071428" calcext:value-type="float">
            <text:p>-0.0870298986071428</text:p>
          </table:table-cell>
          <table:table-cell office:value-type="float" office:value="0.0000908919981083423" calcext:value-type="float">
            <text:p>9.08919981083423E-05</text:p>
          </table:table-cell>
          <table:table-cell office:value-type="float" office:value="-0.087277037" calcext:value-type="float">
            <text:p>-0.087277037</text:p>
          </table:table-cell>
          <table:table-cell office:value-type="float" office:value="-0.08706972125" calcext:value-type="float">
            <text:p>-0.08706972125</text:p>
          </table:table-cell>
          <table:table-cell office:value-type="float" office:value="-0.0870271335" calcext:value-type="float">
            <text:p>-0.0870271335</text:p>
          </table:table-cell>
          <table:table-cell office:value-type="float" office:value="-0.0869940595" calcext:value-type="float">
            <text:p>-0.0869940595</text:p>
          </table:table-cell>
          <table:table-cell office:value-type="float" office:value="-0.086117605" calcext:value-type="float">
            <text:p>-0.086117605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209" calcext:value-type="float">
            <text:p>209</text:p>
          </table:table-cell>
          <table:table-cell office:value-type="float" office:value="-0.140593991976077" calcext:value-type="float">
            <text:p>-0.140593991976077</text:p>
          </table:table-cell>
          <table:table-cell office:value-type="float" office:value="0.000161674467132005" calcext:value-type="float">
            <text:p>0.000161674467132005</text:p>
          </table:table-cell>
          <table:table-cell office:value-type="float" office:value="-0.141088685" calcext:value-type="float">
            <text:p>-0.141088685</text:p>
          </table:table-cell>
          <table:table-cell office:value-type="float" office:value="-0.140665726" calcext:value-type="float">
            <text:p>-0.140665726</text:p>
          </table:table-cell>
          <table:table-cell office:value-type="float" office:value="-0.140561098" calcext:value-type="float">
            <text:p>-0.140561098</text:p>
          </table:table-cell>
          <table:table-cell office:value-type="float" office:value="-0.140491081" calcext:value-type="float">
            <text:p>-0.140491081</text:p>
          </table:table-cell>
          <table:table-cell office:value-type="float" office:value="-0.140296556" calcext:value-type="float">
            <text:p>-0.140296556</text:p>
          </table:table-cell>
          <table:table-cell office:value-type="float" office:value="92.9703004011962" calcext:value-type="float">
            <text:p>92.9703004011962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1.99711651759391" calcext:value-type="float">
            <text:p>1.99711651759391</text:p>
          </table:table-cell>
          <table:table-cell office:value-type="float" office:value="0.0030119183358064" calcext:value-type="float">
            <text:p>0.0030119183358064</text:p>
          </table:table-cell>
          <table:table-cell table:formula="of:=[.AG15]/2" office:value-type="float" office:value="0.998558258796954" calcext:value-type="float">
            <text:p>0.998558258796954</text:p>
          </table:table-cell>
          <table:table-cell table:formula="of:=ABS(([.AE15]-[.AI15])/[.AE15])" office:value-type="float" office:value="0.00144174120304585" calcext:value-type="float">
            <text:p>0.001441741203045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97" calcext:value-type="float">
            <text:p>197</text:p>
          </table:table-cell>
          <table:table-cell office:value-type="float" office:value="12.5980096203807" calcext:value-type="float">
            <text:p>12.5980096203807</text:p>
          </table:table-cell>
          <table:table-cell office:value-type="float" office:value="0.0190593360375234" calcext:value-type="float">
            <text:p>0.0190593360375234</text:p>
          </table:table-cell>
          <table:table-cell table:formula="of:=[.AN15]/2" office:value-type="float" office:value="6.29900481019035" calcext:value-type="float">
            <text:p>6.29900481019035</text:p>
          </table:table-cell>
          <table:table-cell table:formula="of:=ABS(([.AL15]-[.AP15])/[.AL15])" office:value-type="float" office:value="0.0498341350317257" calcext:value-type="float">
            <text:p>0.049834135031725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4.00077857696482" calcext:value-type="float">
            <text:p>4.00077857696482</text:p>
          </table:table-cell>
          <table:table-cell office:value-type="float" office:value="0.00601688024319556" calcext:value-type="float">
            <text:p>0.00601688024319556</text:p>
          </table:table-cell>
          <table:table-cell table:formula="of:=[.AV15]/2" office:value-type="float" office:value="2.00038928848241" calcext:value-type="float">
            <text:p>2.00038928848241</text:p>
          </table:table-cell>
          <table:table-cell table:formula="of:=ABS(([.AT15]-[.AX15])/[.AT15])" office:value-type="float" office:value="0.000194644241205966" calcext:value-type="float">
            <text:p>0.0001946442412059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-0.120193643376289" calcext:value-type="float">
            <text:p>-0.120193643376289</text:p>
          </table:table-cell>
          <table:table-cell office:value-type="float" office:value="0.000126712218352702" calcext:value-type="float">
            <text:p>0.000126712218352702</text:p>
          </table:table-cell>
          <table:table-cell office:value-type="float" office:value="-0.120529246" calcext:value-type="float">
            <text:p>-0.120529246</text:p>
          </table:table-cell>
          <table:table-cell office:value-type="float" office:value="-0.12028086125" calcext:value-type="float">
            <text:p>-0.12028086125</text:p>
          </table:table-cell>
          <table:table-cell office:value-type="float" office:value="-0.120200942" calcext:value-type="float">
            <text:p>-0.120200942</text:p>
          </table:table-cell>
          <table:table-cell office:value-type="float" office:value="-0.1200993665" calcext:value-type="float">
            <text:p>-0.1200993665</text:p>
          </table:table-cell>
          <table:table-cell office:value-type="float" office:value="-0.119917277" calcext:value-type="float">
            <text:p>-0.119917277</text:p>
          </table:table-cell>
          <table:table-cell office:value-type="string" calcext:value-type="string">
            <text:p>inf</text:p>
          </table:table-cell>
          <table:table-cell table:number-columns-repeated="18"/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95" calcext:value-type="float">
            <text:p>195</text:p>
          </table:table-cell>
          <table:table-cell office:value-type="float" office:value="-2.19672562260513" calcext:value-type="float">
            <text:p>-2.19672562260513</text:p>
          </table:table-cell>
          <table:table-cell office:value-type="float" office:value="0.00199039025391506" calcext:value-type="float">
            <text:p>0.00199039025391506</text:p>
          </table:table-cell>
          <table:table-cell table:formula="of:=[.AG16]/2" office:value-type="float" office:value="-1.09836281130256" calcext:value-type="float">
            <text:p>-1.09836281130256</text:p>
          </table:table-cell>
          <table:table-cell table:formula="of:=ABS(([.AE16]-[.AI16])/[.AE16])" office:value-type="float" office:value="0.0983628113025641" calcext:value-type="float">
            <text:p>0.098362811302564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95" calcext:value-type="float">
            <text:p>195</text:p>
          </table:table-cell>
          <table:table-cell office:value-type="float" office:value="12.6623129373692" calcext:value-type="float">
            <text:p>12.6623129373692</text:p>
          </table:table-cell>
          <table:table-cell office:value-type="float" office:value="0.0114575210888526" calcext:value-type="float">
            <text:p>0.0114575210888526</text:p>
          </table:table-cell>
          <table:table-cell table:formula="of:=[.AN16]/2" office:value-type="float" office:value="6.33115646868462" calcext:value-type="float">
            <text:p>6.33115646868462</text:p>
          </table:table-cell>
          <table:table-cell table:formula="of:=ABS(([.AL16]-[.AP16])/[.AL16])" office:value-type="float" office:value="0.0551927447807694" calcext:value-type="float">
            <text:p>0.055192744780769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175" calcext:value-type="float">
            <text:p>175</text:p>
          </table:table-cell>
          <table:table-cell office:value-type="float" office:value="-2.21351793793143" calcext:value-type="float">
            <text:p>-2.21351793793143</text:p>
          </table:table-cell>
          <table:table-cell office:value-type="float" office:value="0.0102634829384104" calcext:value-type="float">
            <text:p>0.0102634829384104</text:p>
          </table:table-cell>
          <table:table-cell table:formula="of:=[.AV16]/2" office:value-type="float" office:value="-1.10675896896571" calcext:value-type="float">
            <text:p>-1.10675896896571</text:p>
          </table:table-cell>
          <table:table-cell table:formula="of:=ABS(([.AT16]-[.AX16])/[.AT16])" office:value-type="float" office:value="0.106758968965714" calcext:value-type="float">
            <text:p>0.1067589689657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1.9664301372551" calcext:value-type="float">
            <text:p>1.9664301372551</text:p>
          </table:table-cell>
          <table:table-cell office:value-type="float" office:value="0.00253364300216107" calcext:value-type="float">
            <text:p>0.00253364300216107</text:p>
          </table:table-cell>
          <table:table-cell office:value-type="float" office:value="1.956271715" calcext:value-type="float">
            <text:p>1.956271715</text:p>
          </table:table-cell>
          <table:table-cell office:value-type="float" office:value="1.965215975" calcext:value-type="float">
            <text:p>1.965215975</text:p>
          </table:table-cell>
          <table:table-cell office:value-type="float" office:value="1.9668852045" calcext:value-type="float">
            <text:p>1.9668852045</text:p>
          </table:table-cell>
          <table:table-cell office:value-type="float" office:value="1.96804297575" calcext:value-type="float">
            <text:p>1.96804297575</text:p>
          </table:table-cell>
          <table:table-cell office:value-type="float" office:value="1.970713417" calcext:value-type="float">
            <text:p>1.970713417</text:p>
          </table:table-cell>
          <table:table-cell office:value-type="float" office:value="96.6430137255102" calcext:value-type="float">
            <text:p>96.6430137255102</text:p>
          </table:table-cell>
          <table:table-cell table:number-columns-repeated="18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-0.0870298986071428" calcext:value-type="float">
            <text:p>-0.0870298986071428</text:p>
          </table:table-cell>
          <table:table-cell office:value-type="float" office:value="0.0000908919981083423" calcext:value-type="float">
            <text:p>9.08919981083423E-05</text:p>
          </table:table-cell>
          <table:table-cell table:formula="of:=[.AG17]/2" office:value-type="float" office:value="-0.0435149493035714" calcext:value-type="float">
            <text:p>-0.0435149493035714</text:p>
          </table:table-cell>
          <table:table-cell table:formula="of:=ABS(([.AE17]-[.AI17])/[.AE17])" office:value-type="string" office:string-value="" calcext:value-type="error">
            <text:p>#DIV/0!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196" calcext:value-type="float">
            <text:p>196</text:p>
          </table:table-cell>
          <table:table-cell office:value-type="float" office:value="13.5676441699031" calcext:value-type="float">
            <text:p>13.5676441699031</text:p>
          </table:table-cell>
          <table:table-cell office:value-type="float" office:value="0.00707093484734663" calcext:value-type="float">
            <text:p>0.00707093484734663</text:p>
          </table:table-cell>
          <table:table-cell table:formula="of:=[.AN17]/2" office:value-type="float" office:value="6.78382208495153" calcext:value-type="float">
            <text:p>6.78382208495153</text:p>
          </table:table-cell>
          <table:table-cell table:formula="of:=ABS(([.AL17]-[.AP17])/[.AL17])" office:value-type="float" office:value="0.0436649361463894" calcext:value-type="float">
            <text:p>0.043664936146389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2" calcext:value-type="float">
            <text:p>-2</text:p>
          </table:table-cell>
          <table:table-cell office:value-type="float" office:value="143" calcext:value-type="float">
            <text:p>143</text:p>
          </table:table-cell>
          <table:table-cell office:value-type="float" office:value="-4.2398747123007" calcext:value-type="float">
            <text:p>-4.2398747123007</text:p>
          </table:table-cell>
          <table:table-cell office:value-type="float" office:value="0.012473316713043" calcext:value-type="float">
            <text:p>0.012473316713043</text:p>
          </table:table-cell>
          <table:table-cell table:formula="of:=[.AV17]/2" office:value-type="float" office:value="-2.11993735615035" calcext:value-type="float">
            <text:p>-2.11993735615035</text:p>
          </table:table-cell>
          <table:table-cell table:formula="of:=ABS(([.AT17]-[.AX17])/[.AT17])" office:value-type="float" office:value="0.0599686780751749" calcext:value-type="float">
            <text:p>0.05996867807517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office:value-type="float" office:value="3.99237385181863" calcext:value-type="float">
            <text:p>3.99237385181863</text:p>
          </table:table-cell>
          <table:table-cell office:value-type="float" office:value="0.00645055994476327" calcext:value-type="float">
            <text:p>0.00645055994476327</text:p>
          </table:table-cell>
          <table:table-cell office:value-type="float" office:value="3.974863415" calcext:value-type="float">
            <text:p>3.974863415</text:p>
          </table:table-cell>
          <table:table-cell office:value-type="float" office:value="3.987572337" calcext:value-type="float">
            <text:p>3.987572337</text:p>
          </table:table-cell>
          <table:table-cell office:value-type="float" office:value="3.990227687" calcext:value-type="float">
            <text:p>3.990227687</text:p>
          </table:table-cell>
          <table:table-cell office:value-type="float" office:value="3.99823162675" calcext:value-type="float">
            <text:p>3.99823162675</text:p>
          </table:table-cell>
          <table:table-cell office:value-type="float" office:value="4.00693194" calcext:value-type="float">
            <text:p>4.00693194</text:p>
          </table:table-cell>
          <table:table-cell office:value-type="float" office:value="99.6186925909314" calcext:value-type="float">
            <text:p>99.6186925909314</text:p>
          </table:table-cell>
          <table:table-cell table:number-columns-repeated="18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-0.120193643376289" calcext:value-type="float">
            <text:p>-0.120193643376289</text:p>
          </table:table-cell>
          <table:table-cell office:value-type="float" office:value="0.000126712218352702" calcext:value-type="float">
            <text:p>0.000126712218352702</text:p>
          </table:table-cell>
          <table:table-cell table:formula="of:=[.AG18]/2" office:value-type="float" office:value="-0.0600968216881443" calcext:value-type="float">
            <text:p>-0.0600968216881443</text:p>
          </table:table-cell>
          <table:table-cell table:formula="of:=ABS(([.AE18]-[.AI18])/[.AE18])" office:value-type="string" office:string-value="" calcext:value-type="error">
            <text:p>#DIV/0!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94" calcext:value-type="float">
            <text:p>194</text:p>
          </table:table-cell>
          <table:table-cell office:value-type="float" office:value="14.6430489351289" calcext:value-type="float">
            <text:p>14.6430489351289</text:p>
          </table:table-cell>
          <table:table-cell office:value-type="float" office:value="0.00733331092452252" calcext:value-type="float">
            <text:p>0.00733331092452252</text:p>
          </table:table-cell>
          <table:table-cell table:formula="of:=[.AN18]/2" office:value-type="float" office:value="7.32152446756443" calcext:value-type="float">
            <text:p>7.32152446756443</text:p>
          </table:table-cell>
          <table:table-cell table:formula="of:=ABS(([.AL18]-[.AP18])/[.AL18])" office:value-type="float" office:value="0.0459320667949191" calcext:value-type="float">
            <text:p>0.0459320667949191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178" calcext:value-type="float">
            <text:p>178</text:p>
          </table:table-cell>
          <table:table-cell office:value-type="float" office:value="-2.17344813293258" calcext:value-type="float">
            <text:p>-2.17344813293258</text:p>
          </table:table-cell>
          <table:table-cell office:value-type="float" office:value="0.00121678480805569" calcext:value-type="float">
            <text:p>0.00121678480805569</text:p>
          </table:table-cell>
          <table:table-cell office:value-type="float" office:value="-2.176758833" calcext:value-type="float">
            <text:p>-2.176758833</text:p>
          </table:table-cell>
          <table:table-cell office:value-type="float" office:value="-2.17427685325" calcext:value-type="float">
            <text:p>-2.17427685325</text:p>
          </table:table-cell>
          <table:table-cell office:value-type="float" office:value="-2.1734286045" calcext:value-type="float">
            <text:p>-2.1734286045</text:p>
          </table:table-cell>
          <table:table-cell office:value-type="float" office:value="-2.172587511" calcext:value-type="float">
            <text:p>-2.172587511</text:p>
          </table:table-cell>
          <table:table-cell office:value-type="float" office:value="-2.170242015" calcext:value-type="float">
            <text:p>-2.170242015</text:p>
          </table:table-cell>
          <table:table-cell office:value-type="float" office:value="117.344813293258" calcext:value-type="float">
            <text:p>117.344813293258</text:p>
          </table:table-cell>
          <table:table-cell table:number-columns-repeated="18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1.9664301372551" calcext:value-type="float">
            <text:p>1.9664301372551</text:p>
          </table:table-cell>
          <table:table-cell office:value-type="float" office:value="0.00253364300216107" calcext:value-type="float">
            <text:p>0.00253364300216107</text:p>
          </table:table-cell>
          <table:table-cell table:formula="of:=[.AG19]/2" office:value-type="float" office:value="0.983215068627551" calcext:value-type="float">
            <text:p>0.983215068627551</text:p>
          </table:table-cell>
          <table:table-cell table:formula="of:=ABS(([.AE19]-[.AI19])/[.AE19])" office:value-type="float" office:value="0.016784931372449" calcext:value-type="float">
            <text:p>0.0167849313724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96" calcext:value-type="float">
            <text:p>196</text:p>
          </table:table-cell>
          <table:table-cell office:value-type="float" office:value="14.7413510150867" calcext:value-type="float">
            <text:p>14.7413510150867</text:p>
          </table:table-cell>
          <table:table-cell office:value-type="float" office:value="0.0175861273118314" calcext:value-type="float">
            <text:p>0.0175861273118314</text:p>
          </table:table-cell>
          <table:table-cell table:formula="of:=[.AN19]/2" office:value-type="float" office:value="7.37067550754337" calcext:value-type="float">
            <text:p>7.37067550754337</text:p>
          </table:table-cell>
          <table:table-cell table:formula="of:=ABS(([.AL19]-[.AP19])/[.AL19])" office:value-type="float" office:value="0.0529536439347668" calcext:value-type="float">
            <text:p>0.052953643934766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" calcext:value-type="float">
            <text:p>-2</text:p>
          </table:table-cell>
          <table:table-cell office:value-type="float" office:value="104" calcext:value-type="float">
            <text:p>104</text:p>
          </table:table-cell>
          <table:table-cell office:value-type="float" office:value="-4.23564642445192" calcext:value-type="float">
            <text:p>-4.23564642445192</text:p>
          </table:table-cell>
          <table:table-cell office:value-type="float" office:value="0.00834659265211979" calcext:value-type="float">
            <text:p>0.00834659265211979</text:p>
          </table:table-cell>
          <table:table-cell office:value-type="float" office:value="-4.268913973" calcext:value-type="float">
            <text:p>-4.268913973</text:p>
          </table:table-cell>
          <table:table-cell office:value-type="float" office:value="-4.23812782025" calcext:value-type="float">
            <text:p>-4.23812782025</text:p>
          </table:table-cell>
          <table:table-cell office:value-type="float" office:value="-4.2336388105" calcext:value-type="float">
            <text:p>-4.2336388105</text:p>
          </table:table-cell>
          <table:table-cell office:value-type="float" office:value="-4.2306229455" calcext:value-type="float">
            <text:p>-4.2306229455</text:p>
          </table:table-cell>
          <table:table-cell office:value-type="float" office:value="-4.219514198" calcext:value-type="float">
            <text:p>-4.219514198</text:p>
          </table:table-cell>
          <table:table-cell office:value-type="float" office:value="111.782321222596" calcext:value-type="float">
            <text:p>111.782321222596</text:p>
          </table:table-cell>
          <table:table-cell table:number-columns-repeated="18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office:value-type="float" office:value="3.99237385181863" calcext:value-type="float">
            <text:p>3.99237385181863</text:p>
          </table:table-cell>
          <table:table-cell office:value-type="float" office:value="0.00645055994476327" calcext:value-type="float">
            <text:p>0.00645055994476327</text:p>
          </table:table-cell>
          <table:table-cell table:formula="of:=[.AG20]/2" office:value-type="float" office:value="1.99618692590931" calcext:value-type="float">
            <text:p>1.99618692590931</text:p>
          </table:table-cell>
          <table:table-cell table:formula="of:=ABS(([.AE20]-[.AI20])/[.AE20])" office:value-type="float" office:value="0.00190653704534294" calcext:value-type="float">
            <text:p>0.0019065370453429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04" calcext:value-type="float">
            <text:p>204</text:p>
          </table:table-cell>
          <table:table-cell office:value-type="float" office:value="14.5053010569608" calcext:value-type="float">
            <text:p>14.5053010569608</text:p>
          </table:table-cell>
          <table:table-cell office:value-type="float" office:value="0.021949122965036" calcext:value-type="float">
            <text:p>0.021949122965036</text:p>
          </table:table-cell>
          <table:table-cell table:formula="of:=[.AN20]/2" office:value-type="float" office:value="7.25265052848039" calcext:value-type="float">
            <text:p>7.25265052848039</text:p>
          </table:table-cell>
          <table:table-cell table:formula="of:=ABS(([.AL20]-[.AP20])/[.AL20])" office:value-type="float" office:value="0.0360929326400561" calcext:value-type="float">
            <text:p>0.0360929326400561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-0.121744911303922" calcext:value-type="float">
            <text:p>-0.121744911303922</text:p>
          </table:table-cell>
          <table:table-cell office:value-type="float" office:value="0.000305642702686718" calcext:value-type="float">
            <text:p>0.000305642702686718</text:p>
          </table:table-cell>
          <table:table-cell office:value-type="float" office:value="-0.12229365" calcext:value-type="float">
            <text:p>-0.12229365</text:p>
          </table:table-cell>
          <table:table-cell office:value-type="float" office:value="-0.1219890415" calcext:value-type="float">
            <text:p>-0.1219890415</text:p>
          </table:table-cell>
          <table:table-cell office:value-type="float" office:value="-0.1218176745" calcext:value-type="float">
            <text:p>-0.1218176745</text:p>
          </table:table-cell>
          <table:table-cell office:value-type="float" office:value="-0.1215179615" calcext:value-type="float">
            <text:p>-0.1215179615</text:p>
          </table:table-cell>
          <table:table-cell office:value-type="float" office:value="-0.120950045" calcext:value-type="float">
            <text:p>-0.120950045</text:p>
          </table:table-cell>
          <table:table-cell office:value-type="string" calcext:value-type="string">
            <text:p>inf</text:p>
          </table:table-cell>
          <table:table-cell table:number-columns-repeated="18"/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178" calcext:value-type="float">
            <text:p>178</text:p>
          </table:table-cell>
          <table:table-cell office:value-type="float" office:value="-2.17344813293258" calcext:value-type="float">
            <text:p>-2.17344813293258</text:p>
          </table:table-cell>
          <table:table-cell office:value-type="float" office:value="0.00121678480805569" calcext:value-type="float">
            <text:p>0.00121678480805569</text:p>
          </table:table-cell>
          <table:table-cell table:formula="of:=[.AG21]/2" office:value-type="float" office:value="-1.08672406646629" calcext:value-type="float">
            <text:p>-1.08672406646629</text:p>
          </table:table-cell>
          <table:table-cell table:formula="of:=ABS(([.AE21]-[.AI21])/[.AE21])" office:value-type="float" office:value="0.086724066466292" calcext:value-type="float">
            <text:p>0.08672406646629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8" calcext:value-type="float">
            <text:p>178</text:p>
          </table:table-cell>
          <table:table-cell office:value-type="float" office:value="14.6366434467135" calcext:value-type="float">
            <text:p>14.6366434467135</text:p>
          </table:table-cell>
          <table:table-cell office:value-type="float" office:value="0.00849448818690189" calcext:value-type="float">
            <text:p>0.00849448818690189</text:p>
          </table:table-cell>
          <table:table-cell table:formula="of:=[.AN21]/2" office:value-type="float" office:value="7.31832172335674" calcext:value-type="float">
            <text:p>7.31832172335674</text:p>
          </table:table-cell>
          <table:table-cell table:formula="of:=ABS(([.AL21]-[.AP21])/[.AL21])" office:value-type="float" office:value="0.045474531908106" calcext:value-type="float">
            <text:p>0.045474531908106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-0.140593991976077" calcext:value-type="float">
            <text:p>-0.140593991976077</text:p>
          </table:table-cell>
          <table:table-cell office:value-type="float" office:value="0.000161674467132005" calcext:value-type="float">
            <text:p>0.000161674467132005</text:p>
          </table:table-cell>
          <table:table-cell office:value-type="float" office:value="-0.141088685" calcext:value-type="float">
            <text:p>-0.141088685</text:p>
          </table:table-cell>
          <table:table-cell office:value-type="float" office:value="-0.140665726" calcext:value-type="float">
            <text:p>-0.140665726</text:p>
          </table:table-cell>
          <table:table-cell office:value-type="float" office:value="-0.140561098" calcext:value-type="float">
            <text:p>-0.140561098</text:p>
          </table:table-cell>
          <table:table-cell office:value-type="float" office:value="-0.140491081" calcext:value-type="float">
            <text:p>-0.140491081</text:p>
          </table:table-cell>
          <table:table-cell office:value-type="float" office:value="-0.140296556" calcext:value-type="float">
            <text:p>-0.140296556</text:p>
          </table:table-cell>
          <table:table-cell office:value-type="string" calcext:value-type="string">
            <text:p>inf</text:p>
          </table:table-cell>
          <table:table-cell table:number-columns-repeated="18"/>
          <table:table-cell office:value-type="float" office:value="18" calcext:value-type="float">
            <text:p>18</text:p>
          </table:table-cell>
          <table:table-cell office:value-type="float" office:value="-2" calcext:value-type="float">
            <text:p>-2</text:p>
          </table:table-cell>
          <table:table-cell office:value-type="float" office:value="104" calcext:value-type="float">
            <text:p>104</text:p>
          </table:table-cell>
          <table:table-cell office:value-type="float" office:value="-4.23564642445192" calcext:value-type="float">
            <text:p>-4.23564642445192</text:p>
          </table:table-cell>
          <table:table-cell office:value-type="float" office:value="0.00834659265211979" calcext:value-type="float">
            <text:p>0.00834659265211979</text:p>
          </table:table-cell>
          <table:table-cell table:formula="of:=[.AG22]/2" office:value-type="float" office:value="-2.11782321222596" calcext:value-type="float">
            <text:p>-2.11782321222596</text:p>
          </table:table-cell>
          <table:table-cell table:formula="of:=ABS(([.AE22]-[.AI22])/[.AE22])" office:value-type="float" office:value="0.0589116061129809" calcext:value-type="float">
            <text:p>0.058911606112980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4" calcext:value-type="float">
            <text:p>104</text:p>
          </table:table-cell>
          <table:table-cell office:value-type="float" office:value="14.5386806858654" calcext:value-type="float">
            <text:p>14.5386806858654</text:p>
          </table:table-cell>
          <table:table-cell office:value-type="float" office:value="0.0288317621824515" calcext:value-type="float">
            <text:p>0.0288317621824515</text:p>
          </table:table-cell>
          <table:table-cell table:formula="of:=[.AN22]/2" office:value-type="float" office:value="7.26934034293269" calcext:value-type="float">
            <text:p>7.26934034293269</text:p>
          </table:table-cell>
          <table:table-cell table:formula="of:=ABS(([.AL22]-[.AP22])/[.AL22])" office:value-type="float" office:value="0.0384771918475275" calcext:value-type="float">
            <text:p>0.0384771918475275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1.93659152781218" calcext:value-type="float">
            <text:p>1.93659152781218</text:p>
          </table:table-cell>
          <table:table-cell office:value-type="float" office:value="0.0044004164427922" calcext:value-type="float">
            <text:p>0.0044004164427922</text:p>
          </table:table-cell>
          <table:table-cell office:value-type="float" office:value="1.909907887" calcext:value-type="float">
            <text:p>1.909907887</text:p>
          </table:table-cell>
          <table:table-cell office:value-type="float" office:value="1.936315384" calcext:value-type="float">
            <text:p>1.936315384</text:p>
          </table:table-cell>
          <table:table-cell office:value-type="float" office:value="1.936997488" calcext:value-type="float">
            <text:p>1.936997488</text:p>
          </table:table-cell>
          <table:table-cell office:value-type="float" office:value="1.937692692" calcext:value-type="float">
            <text:p>1.937692692</text:p>
          </table:table-cell>
          <table:table-cell office:value-type="float" office:value="1.958530997" calcext:value-type="float">
            <text:p>1.958530997</text:p>
          </table:table-cell>
          <table:table-cell office:value-type="float" office:value="93.6591527812183" calcext:value-type="float">
            <text:p>93.6591527812183</text:p>
          </table:table-cell>
          <table:table-cell table:number-columns-repeated="18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-0.121744911303922" calcext:value-type="float">
            <text:p>-0.121744911303922</text:p>
          </table:table-cell>
          <table:table-cell office:value-type="float" office:value="0.000305642702686718" calcext:value-type="float">
            <text:p>0.000305642702686718</text:p>
          </table:table-cell>
          <table:table-cell table:formula="of:=[.AG23]/2" office:value-type="float" office:value="-0.0608724556519608" calcext:value-type="float">
            <text:p>-0.0608724556519608</text:p>
          </table:table-cell>
          <table:table-cell table:formula="of:=ABS(([.AE23]-[.AI23])/[.AE23])" office:value-type="string" office:string-value="" calcext:value-type="error">
            <text:p>#DIV/0!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204" calcext:value-type="float">
            <text:p>204</text:p>
          </table:table-cell>
          <table:table-cell office:value-type="float" office:value="15.6169671235588" calcext:value-type="float">
            <text:p>15.6169671235588</text:p>
          </table:table-cell>
          <table:table-cell office:value-type="float" office:value="0.0370909552027658" calcext:value-type="float">
            <text:p>0.0370909552027658</text:p>
          </table:table-cell>
          <table:table-cell table:formula="of:=[.AN23]/2" office:value-type="float" office:value="7.80848356177941" calcext:value-type="float">
            <text:p>7.80848356177941</text:p>
          </table:table-cell>
          <table:table-cell table:formula="of:=ABS(([.AL23]-[.AP23])/[.AL23])" office:value-type="float" office:value="0.0411311415705884" calcext:value-type="float">
            <text:p>0.0411311415705884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4.00077857696482" calcext:value-type="float">
            <text:p>4.00077857696482</text:p>
          </table:table-cell>
          <table:table-cell office:value-type="float" office:value="0.00601688024319556" calcext:value-type="float">
            <text:p>0.00601688024319556</text:p>
          </table:table-cell>
          <table:table-cell office:value-type="float" office:value="3.987640517" calcext:value-type="float">
            <text:p>3.987640517</text:p>
          </table:table-cell>
          <table:table-cell office:value-type="float" office:value="3.995601327" calcext:value-type="float">
            <text:p>3.995601327</text:p>
          </table:table-cell>
          <table:table-cell office:value-type="float" office:value="4.002705191" calcext:value-type="float">
            <text:p>4.002705191</text:p>
          </table:table-cell>
          <table:table-cell office:value-type="float" office:value="4.0047000975" calcext:value-type="float">
            <text:p>4.0047000975</text:p>
          </table:table-cell>
          <table:table-cell office:value-type="float" office:value="4.012018543" calcext:value-type="float">
            <text:p>4.012018543</text:p>
          </table:table-cell>
          <table:table-cell office:value-type="float" office:value="100.038928848241" calcext:value-type="float">
            <text:p>100.038928848241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-0.140593991976077" calcext:value-type="float">
            <text:p>-0.140593991976077</text:p>
          </table:table-cell>
          <table:table-cell office:value-type="float" office:value="0.000161674467132005" calcext:value-type="float">
            <text:p>0.000161674467132005</text:p>
          </table:table-cell>
          <table:table-cell table:formula="of:=[.AG24]/2" office:value-type="float" office:value="-0.0702969959880383" calcext:value-type="float">
            <text:p>-0.0702969959880383</text:p>
          </table:table-cell>
          <table:table-cell table:formula="of:=ABS(([.AE24]-[.AI24])/[.AE24])" office:value-type="string" office:string-value="" calcext:value-type="error">
            <text:p>#DIV/0!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9" calcext:value-type="float">
            <text:p>209</text:p>
          </table:table-cell>
          <table:table-cell office:value-type="float" office:value="16.6201202137847" calcext:value-type="float">
            <text:p>16.6201202137847</text:p>
          </table:table-cell>
          <table:table-cell office:value-type="float" office:value="0.0162908338389241" calcext:value-type="float">
            <text:p>0.0162908338389241</text:p>
          </table:table-cell>
          <table:table-cell table:formula="of:=[.AN24]/2" office:value-type="float" office:value="8.31006010689235" calcext:value-type="float">
            <text:p>8.31006010689235</text:p>
          </table:table-cell>
          <table:table-cell table:formula="of:=ABS(([.AL24]-[.AP24])/[.AL24])" office:value-type="float" office:value="0.0387575133615432" calcext:value-type="float">
            <text:p>0.0387575133615432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175" calcext:value-type="float">
            <text:p>175</text:p>
          </table:table-cell>
          <table:table-cell office:value-type="float" office:value="-2.21351793793143" calcext:value-type="float">
            <text:p>-2.21351793793143</text:p>
          </table:table-cell>
          <table:table-cell office:value-type="float" office:value="0.0102634829384104" calcext:value-type="float">
            <text:p>0.0102634829384104</text:p>
          </table:table-cell>
          <table:table-cell office:value-type="float" office:value="-2.225637017" calcext:value-type="float">
            <text:p>-2.225637017</text:p>
          </table:table-cell>
          <table:table-cell office:value-type="float" office:value="-2.223081784" calcext:value-type="float">
            <text:p>-2.223081784</text:p>
          </table:table-cell>
          <table:table-cell office:value-type="float" office:value="-2.221101258" calcext:value-type="float">
            <text:p>-2.221101258</text:p>
          </table:table-cell>
          <table:table-cell office:value-type="float" office:value="-2.2025939625" calcext:value-type="float">
            <text:p>-2.2025939625</text:p>
          </table:table-cell>
          <table:table-cell office:value-type="float" office:value="-2.200313258" calcext:value-type="float">
            <text:p>-2.200313258</text:p>
          </table:table-cell>
          <table:table-cell office:value-type="float" office:value="121.351793793143" calcext:value-type="float">
            <text:p>121.351793793143</text:p>
          </table:table-cell>
          <table:table-cell table:number-columns-repeated="18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1.93659152781218" calcext:value-type="float">
            <text:p>1.93659152781218</text:p>
          </table:table-cell>
          <table:table-cell office:value-type="float" office:value="0.0044004164427922" calcext:value-type="float">
            <text:p>0.0044004164427922</text:p>
          </table:table-cell>
          <table:table-cell table:formula="of:=[.AG25]/2" office:value-type="float" office:value="0.968295763906091" calcext:value-type="float">
            <text:p>0.968295763906091</text:p>
          </table:table-cell>
          <table:table-cell table:formula="of:=ABS(([.AE25]-[.AI25])/[.AE25])" office:value-type="float" office:value="0.0317042360939086" calcext:value-type="float">
            <text:p>0.031704236093908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7" calcext:value-type="float">
            <text:p>197</text:p>
          </table:table-cell>
          <table:table-cell office:value-type="float" office:value="16.7997692804873" calcext:value-type="float">
            <text:p>16.7997692804873</text:p>
          </table:table-cell>
          <table:table-cell office:value-type="float" office:value="0.0351431215548186" calcext:value-type="float">
            <text:p>0.0351431215548186</text:p>
          </table:table-cell>
          <table:table-cell table:formula="of:=[.AN25]/2" office:value-type="float" office:value="8.39988464024366" calcext:value-type="float">
            <text:p>8.39988464024366</text:p>
          </table:table-cell>
          <table:table-cell table:formula="of:=ABS(([.AL25]-[.AP25])/[.AL25])" office:value-type="float" office:value="0.0499855800304569" calcext:value-type="float">
            <text:p>0.0499855800304569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" calcext:value-type="float">
            <text:p>-2</text:p>
          </table:table-cell>
          <table:table-cell office:value-type="float" office:value="143" calcext:value-type="float">
            <text:p>143</text:p>
          </table:table-cell>
          <table:table-cell office:value-type="float" office:value="-4.2398747123007" calcext:value-type="float">
            <text:p>-4.2398747123007</text:p>
          </table:table-cell>
          <table:table-cell office:value-type="float" office:value="0.012473316713043" calcext:value-type="float">
            <text:p>0.012473316713043</text:p>
          </table:table-cell>
          <table:table-cell office:value-type="float" office:value="-4.343105471" calcext:value-type="float">
            <text:p>-4.343105471</text:p>
          </table:table-cell>
          <table:table-cell office:value-type="float" office:value="-4.2405702275" calcext:value-type="float">
            <text:p>-4.2405702275</text:p>
          </table:table-cell>
          <table:table-cell office:value-type="float" office:value="-4.238657508" calcext:value-type="float">
            <text:p>-4.238657508</text:p>
          </table:table-cell>
          <table:table-cell office:value-type="float" office:value="-4.236043584" calcext:value-type="float">
            <text:p>-4.236043584</text:p>
          </table:table-cell>
          <table:table-cell office:value-type="float" office:value="-4.223586104" calcext:value-type="float">
            <text:p>-4.223586104</text:p>
          </table:table-cell>
          <table:table-cell office:value-type="float" office:value="111.993735615035" calcext:value-type="float">
            <text:p>111.993735615035</text:p>
          </table:table-cell>
          <table:table-cell table:number-columns-repeated="18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4.00077857696482" calcext:value-type="float">
            <text:p>4.00077857696482</text:p>
          </table:table-cell>
          <table:table-cell office:value-type="float" office:value="0.00601688024319556" calcext:value-type="float">
            <text:p>0.00601688024319556</text:p>
          </table:table-cell>
          <table:table-cell table:formula="of:=[.AG26]/2" office:value-type="float" office:value="2.00038928848241" calcext:value-type="float">
            <text:p>2.00038928848241</text:p>
          </table:table-cell>
          <table:table-cell table:formula="of:=ABS(([.AE26]-[.AI26])/[.AE26])" office:value-type="float" office:value="0.000194644241205966" calcext:value-type="float">
            <text:p>0.00019464424120596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9" calcext:value-type="float">
            <text:p>199</text:p>
          </table:table-cell>
          <table:table-cell office:value-type="float" office:value="16.5994839801357" calcext:value-type="float">
            <text:p>16.5994839801357</text:p>
          </table:table-cell>
          <table:table-cell office:value-type="float" office:value="0.0251158766738003" calcext:value-type="float">
            <text:p>0.0251158766738003</text:p>
          </table:table-cell>
          <table:table-cell table:formula="of:=[.AN26]/2" office:value-type="float" office:value="8.29974199006784" calcext:value-type="float">
            <text:p>8.29974199006784</text:p>
          </table:table-cell>
          <table:table-cell table:formula="of:=ABS(([.AL26]-[.AP26])/[.AL26])" office:value-type="float" office:value="0.03746774875848" calcext:value-type="float">
            <text:p>0.03746774875848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-0.177111597811594" calcext:value-type="float">
            <text:p>-0.177111597811594</text:p>
          </table:table-cell>
          <table:table-cell office:value-type="float" office:value="0.000699781178035377" calcext:value-type="float">
            <text:p>0.000699781178035377</text:p>
          </table:table-cell>
          <table:table-cell office:value-type="float" office:value="-0.178546889" calcext:value-type="float">
            <text:p>-0.178546889</text:p>
          </table:table-cell>
          <table:table-cell office:value-type="float" office:value="-0.1780132635" calcext:value-type="float">
            <text:p>-0.1780132635</text:p>
          </table:table-cell>
          <table:table-cell office:value-type="float" office:value="-0.176804284" calcext:value-type="float">
            <text:p>-0.176804284</text:p>
          </table:table-cell>
          <table:table-cell office:value-type="float" office:value="-0.176613654" calcext:value-type="float">
            <text:p>-0.176613654</text:p>
          </table:table-cell>
          <table:table-cell office:value-type="float" office:value="-0.176188135" calcext:value-type="float">
            <text:p>-0.176188135</text:p>
          </table:table-cell>
          <table:table-cell office:value-type="string" calcext:value-type="string">
            <text:p>inf</text:p>
          </table:table-cell>
          <table:table-cell table:number-columns-repeated="18"/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175" calcext:value-type="float">
            <text:p>175</text:p>
          </table:table-cell>
          <table:table-cell office:value-type="float" office:value="-2.21351793793143" calcext:value-type="float">
            <text:p>-2.21351793793143</text:p>
          </table:table-cell>
          <table:table-cell office:value-type="float" office:value="0.0102634829384104" calcext:value-type="float">
            <text:p>0.0102634829384104</text:p>
          </table:table-cell>
          <table:table-cell table:formula="of:=[.AG27]/2" office:value-type="float" office:value="-1.10675896896571" calcext:value-type="float">
            <text:p>-1.10675896896571</text:p>
          </table:table-cell>
          <table:table-cell table:formula="of:=ABS(([.AE27]-[.AI27])/[.AE27])" office:value-type="float" office:value="0.106758968965714" calcext:value-type="float">
            <text:p>0.10675896896571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75" calcext:value-type="float">
            <text:p>175</text:p>
          </table:table-cell>
          <table:table-cell office:value-type="float" office:value="16.5977062506857" calcext:value-type="float">
            <text:p>16.5977062506857</text:p>
          </table:table-cell>
          <table:table-cell office:value-type="float" office:value="0.0813568807880152" calcext:value-type="float">
            <text:p>0.0813568807880152</text:p>
          </table:table-cell>
          <table:table-cell table:formula="of:=[.AN27]/2" office:value-type="float" office:value="8.29885312534286" calcext:value-type="float">
            <text:p>8.29885312534286</text:p>
          </table:table-cell>
          <table:table-cell table:formula="of:=ABS(([.AL27]-[.AP27])/[.AL27])" office:value-type="float" office:value="0.0373566406678574" calcext:value-type="float">
            <text:p>0.0373566406678574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-0.149684231345455" calcext:value-type="float">
            <text:p>-0.149684231345455</text:p>
          </table:table-cell>
          <table:table-cell office:value-type="float" office:value="0.000174372326266104" calcext:value-type="float">
            <text:p>0.000174372326266104</text:p>
          </table:table-cell>
          <table:table-cell office:value-type="float" office:value="-0.150079369" calcext:value-type="float">
            <text:p>-0.150079369</text:p>
          </table:table-cell>
          <table:table-cell office:value-type="float" office:value="-0.1497822215" calcext:value-type="float">
            <text:p>-0.1497822215</text:p>
          </table:table-cell>
          <table:table-cell office:value-type="float" office:value="-0.14967917" calcext:value-type="float">
            <text:p>-0.14967917</text:p>
          </table:table-cell>
          <table:table-cell office:value-type="float" office:value="-0.1495463235" calcext:value-type="float">
            <text:p>-0.1495463235</text:p>
          </table:table-cell>
          <table:table-cell office:value-type="float" office:value="-0.149316282" calcext:value-type="float">
            <text:p>-0.149316282</text:p>
          </table:table-cell>
          <table:table-cell office:value-type="string" calcext:value-type="string">
            <text:p>inf</text:p>
          </table:table-cell>
          <table:table-cell table:number-columns-repeated="18"/>
          <table:table-cell office:value-type="float" office:value="24" calcext:value-type="float">
            <text:p>24</text:p>
          </table:table-cell>
          <table:table-cell office:value-type="float" office:value="-2" calcext:value-type="float">
            <text:p>-2</text:p>
          </table:table-cell>
          <table:table-cell office:value-type="float" office:value="143" calcext:value-type="float">
            <text:p>143</text:p>
          </table:table-cell>
          <table:table-cell office:value-type="float" office:value="-4.2398747123007" calcext:value-type="float">
            <text:p>-4.2398747123007</text:p>
          </table:table-cell>
          <table:table-cell office:value-type="float" office:value="0.012473316713043" calcext:value-type="float">
            <text:p>0.012473316713043</text:p>
          </table:table-cell>
          <table:table-cell table:formula="of:=[.AG28]/2" office:value-type="float" office:value="-2.11993735615035" calcext:value-type="float">
            <text:p>-2.11993735615035</text:p>
          </table:table-cell>
          <table:table-cell table:formula="of:=ABS(([.AE28]-[.AI28])/[.AE28])" office:value-type="float" office:value="0.0599686780751749" calcext:value-type="float">
            <text:p>0.059968678075174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office:value-type="float" office:value="16.6056185205664" calcext:value-type="float">
            <text:p>16.6056185205664</text:p>
          </table:table-cell>
          <table:table-cell office:value-type="float" office:value="0.0489003050003441" calcext:value-type="float">
            <text:p>0.0489003050003441</text:p>
          </table:table-cell>
          <table:table-cell table:formula="of:=[.AN28]/2" office:value-type="float" office:value="8.30280926028322" calcext:value-type="float">
            <text:p>8.30280926028322</text:p>
          </table:table-cell>
          <table:table-cell table:formula="of:=ABS(([.AL28]-[.AP28])/[.AL28])" office:value-type="float" office:value="0.0378511575354021" calcext:value-type="float">
            <text:p>0.0378511575354021</text:p>
          </table:table-cell>
          <table:table-cell table:number-columns-repeated="8"/>
        </table:table-row>
        <table:table-row table:style-name="ro1">
          <table:table-cell table:number-columns-repeated="29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-0.177111597811594" calcext:value-type="float">
            <text:p>-0.177111597811594</text:p>
          </table:table-cell>
          <table:table-cell office:value-type="float" office:value="0.000699781178035377" calcext:value-type="float">
            <text:p>0.000699781178035377</text:p>
          </table:table-cell>
          <table:table-cell table:formula="of:=[.AG29]/2" office:value-type="float" office:value="-0.0885557989057971" calcext:value-type="float">
            <text:p>-0.0885557989057971</text:p>
          </table:table-cell>
          <table:table-cell table:formula="of:=ABS(([.AE29]-[.AI29])/[.AE29])" office:value-type="string" office:string-value="" calcext:value-type="error">
            <text:p>#DIV/0!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207" calcext:value-type="float">
            <text:p>207</text:p>
          </table:table-cell>
          <table:table-cell office:value-type="float" office:value="17.6116689656135" calcext:value-type="float">
            <text:p>17.6116689656135</text:p>
          </table:table-cell>
          <table:table-cell office:value-type="float" office:value="0.0656178675878244" calcext:value-type="float">
            <text:p>0.0656178675878244</text:p>
          </table:table-cell>
          <table:table-cell table:formula="of:=[.AN29]/2" office:value-type="float" office:value="8.80583448280676" calcext:value-type="float">
            <text:p>8.80583448280676</text:p>
          </table:table-cell>
          <table:table-cell table:formula="of:=ABS(([.AL29]-[.AP29])/[.AL29])" office:value-type="float" office:value="0.0359805273890311" calcext:value-type="float">
            <text:p>0.0359805273890311</text:p>
          </table:table-cell>
          <table:table-cell table:number-columns-repeated="8"/>
        </table:table-row>
        <table:table-row table:style-name="ro1">
          <table:table-cell table:number-columns-repeated="29"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-0.149684231345455" calcext:value-type="float">
            <text:p>-0.149684231345455</text:p>
          </table:table-cell>
          <table:table-cell office:value-type="float" office:value="0.000174372326266104" calcext:value-type="float">
            <text:p>0.000174372326266104</text:p>
          </table:table-cell>
          <table:table-cell table:formula="of:=[.AG30]/2" office:value-type="float" office:value="-0.0748421156727273" calcext:value-type="float">
            <text:p>-0.0748421156727273</text:p>
          </table:table-cell>
          <table:table-cell table:formula="of:=ABS(([.AE30]-[.AI30])/[.AE30])" office:value-type="string" office:string-value="" calcext:value-type="error">
            <text:p>#DIV/0!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18.6656249569818" calcext:value-type="float">
            <text:p>18.6656249569818</text:p>
          </table:table-cell>
          <table:table-cell office:value-type="float" office:value="0.0127775443421407" calcext:value-type="float">
            <text:p>0.0127775443421407</text:p>
          </table:table-cell>
          <table:table-cell table:formula="of:=[.AN30]/2" office:value-type="float" office:value="9.33281247849091" calcext:value-type="float">
            <text:p>9.33281247849091</text:p>
          </table:table-cell>
          <table:table-cell table:formula="of:=ABS(([.AL30]-[.AP30])/[.AL30])" office:value-type="float" office:value="0.0369791642767677" calcext:value-type="float">
            <text:p>0.036979164276767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  <table:table-cell table:number-columns-repeated="4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-0.0303920423" calcext:value-type="float">
            <text:p>-0.0303920423</text:p>
          </table:table-cell>
          <table:table-cell office:value-type="float" office:value="0.000212143565735549" calcext:value-type="float">
            <text:p>0.000212143565735549</text:p>
          </table:table-cell>
          <table:table-cell office:value-type="float" office:value="-0.030969" calcext:value-type="float">
            <text:p>-0.030969</text:p>
          </table:table-cell>
          <table:table-cell office:value-type="float" office:value="-0.0303472355" calcext:value-type="float">
            <text:p>-0.0303472355</text:p>
          </table:table-cell>
          <table:table-cell office:value-type="float" office:value="-0.0303141235" calcext:value-type="float">
            <text:p>-0.0303141235</text:p>
          </table:table-cell>
          <table:table-cell office:value-type="float" office:value="-0.03028382975" calcext:value-type="float">
            <text:p>-0.03028382975</text:p>
          </table:table-cell>
          <table:table-cell office:value-type="float" office:value="-0.030206513" calcext:value-type="float">
            <text:p>-0.030206513</text:p>
          </table:table-cell>
          <table:table-cell office:value-type="string" calcext:value-type="string">
            <text:p>inf</text:p>
          </table:table-cell>
          <table:table-cell table:number-columns-repeated="4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-0.0310234326256158" calcext:value-type="float">
            <text:p>-0.0310234326256158</text:p>
          </table:table-cell>
          <table:table-cell office:value-type="float" office:value="0.000092054547584935" calcext:value-type="float">
            <text:p>9.2054547584935E-05</text:p>
          </table:table-cell>
          <table:table-cell office:value-type="float" office:value="-0.031287305" calcext:value-type="float">
            <text:p>-0.031287305</text:p>
          </table:table-cell>
          <table:table-cell office:value-type="float" office:value="-0.0310529315" calcext:value-type="float">
            <text:p>-0.0310529315</text:p>
          </table:table-cell>
          <table:table-cell office:value-type="float" office:value="-0.031001835" calcext:value-type="float">
            <text:p>-0.031001835</text:p>
          </table:table-cell>
          <table:table-cell office:value-type="float" office:value="-0.030963097" calcext:value-type="float">
            <text:p>-0.030963097</text:p>
          </table:table-cell>
          <table:table-cell office:value-type="float" office:value="-0.030882519" calcext:value-type="float">
            <text:p>-0.030882519</text:p>
          </table:table-cell>
          <table:table-cell office:value-type="string" calcext:value-type="string">
            <text:p>inf</text:p>
          </table:table-cell>
          <table:table-cell table:number-columns-repeated="4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-0.0315604500273224" calcext:value-type="float">
            <text:p>-0.0315604500273224</text:p>
          </table:table-cell>
          <table:table-cell office:value-type="float" office:value="0.0000481778844323654" calcext:value-type="float">
            <text:p>4.81778844323654E-05</text:p>
          </table:table-cell>
          <table:table-cell office:value-type="float" office:value="-0.031721895" calcext:value-type="float">
            <text:p>-0.031721895</text:p>
          </table:table-cell>
          <table:table-cell office:value-type="float" office:value="-0.031594294" calcext:value-type="float">
            <text:p>-0.031594294</text:p>
          </table:table-cell>
          <table:table-cell office:value-type="float" office:value="-0.031557184" calcext:value-type="float">
            <text:p>-0.031557184</text:p>
          </table:table-cell>
          <table:table-cell office:value-type="float" office:value="-0.03152588" calcext:value-type="float">
            <text:p>-0.03152588</text:p>
          </table:table-cell>
          <table:table-cell office:value-type="float" office:value="-0.031456976" calcext:value-type="float">
            <text:p>-0.031456976</text:p>
          </table:table-cell>
          <table:table-cell office:value-type="string" calcext:value-type="string">
            <text:p>inf</text:p>
          </table:table-cell>
          <table:table-cell table:number-columns-repeated="4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-0.0944490797078652" calcext:value-type="float">
            <text:p>-0.0944490797078652</text:p>
          </table:table-cell>
          <table:table-cell office:value-type="float" office:value="0.000364442613393011" calcext:value-type="float">
            <text:p>0.000364442613393011</text:p>
          </table:table-cell>
          <table:table-cell office:value-type="float" office:value="-0.095088897" calcext:value-type="float">
            <text:p>-0.095088897</text:p>
          </table:table-cell>
          <table:table-cell office:value-type="float" office:value="-0.09498131" calcext:value-type="float">
            <text:p>-0.09498131</text:p>
          </table:table-cell>
          <table:table-cell office:value-type="float" office:value="-0.0942353015" calcext:value-type="float">
            <text:p>-0.0942353015</text:p>
          </table:table-cell>
          <table:table-cell office:value-type="float" office:value="-0.0942069905" calcext:value-type="float">
            <text:p>-0.0942069905</text:p>
          </table:table-cell>
          <table:table-cell office:value-type="float" office:value="-0.094126578" calcext:value-type="float">
            <text:p>-0.094126578</text:p>
          </table:table-cell>
          <table:table-cell office:value-type="string" calcext:value-type="string">
            <text:p>inf</text:p>
          </table:table-cell>
          <table:table-cell table:number-columns-repeated="4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.0321492375652174" calcext:value-type="float">
            <text:p>0.0321492375652174</text:p>
          </table:table-cell>
          <table:table-cell office:value-type="float" office:value="0.00011617907193157" calcext:value-type="float">
            <text:p>0.00011617907193157</text:p>
          </table:table-cell>
          <table:table-cell office:value-type="float" office:value="0.031908085" calcext:value-type="float">
            <text:p>0.031908085</text:p>
          </table:table-cell>
          <table:table-cell office:value-type="float" office:value="0.0320803375" calcext:value-type="float">
            <text:p>0.0320803375</text:p>
          </table:table-cell>
          <table:table-cell office:value-type="float" office:value="0.0321383515" calcext:value-type="float">
            <text:p>0.0321383515</text:p>
          </table:table-cell>
          <table:table-cell office:value-type="float" office:value="0.0322078285" calcext:value-type="float">
            <text:p>0.0322078285</text:p>
          </table:table-cell>
          <table:table-cell office:value-type="float" office:value="0.03282384" calcext:value-type="float">
            <text:p>0.03282384</text:p>
          </table:table-cell>
          <table:table-cell office:value-type="string" calcext:value-type="string">
            <text:p>inf</text:p>
          </table:table-cell>
          <table:table-cell table:number-columns-repeated="4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-0.0330400288282828" calcext:value-type="float">
            <text:p>-0.0330400288282828</text:p>
          </table:table-cell>
          <table:table-cell office:value-type="float" office:value="0.00014544223874022" calcext:value-type="float">
            <text:p>0.00014544223874022</text:p>
          </table:table-cell>
          <table:table-cell office:value-type="float" office:value="-0.033336167" calcext:value-type="float">
            <text:p>-0.033336167</text:p>
          </table:table-cell>
          <table:table-cell office:value-type="float" office:value="-0.0331271115" calcext:value-type="float">
            <text:p>-0.0331271115</text:p>
          </table:table-cell>
          <table:table-cell office:value-type="float" office:value="-0.0330725145" calcext:value-type="float">
            <text:p>-0.0330725145</text:p>
          </table:table-cell>
          <table:table-cell office:value-type="float" office:value="-0.03301726575" calcext:value-type="float">
            <text:p>-0.03301726575</text:p>
          </table:table-cell>
          <table:table-cell office:value-type="float" office:value="-0.032533813" calcext:value-type="float">
            <text:p>-0.032533813</text:p>
          </table:table-cell>
          <table:table-cell office:value-type="string" calcext:value-type="string">
            <text:p>inf</text:p>
          </table:table-cell>
          <table:table-cell table:number-columns-repeated="4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-0.0352423955988701" calcext:value-type="float">
            <text:p>-0.0352423955988701</text:p>
          </table:table-cell>
          <table:table-cell office:value-type="float" office:value="0.0000538902464155645" calcext:value-type="float">
            <text:p>5.38902464155645E-05</text:p>
          </table:table-cell>
          <table:table-cell office:value-type="float" office:value="-0.035413305" calcext:value-type="float">
            <text:p>-0.035413305</text:p>
          </table:table-cell>
          <table:table-cell office:value-type="float" office:value="-0.035275196" calcext:value-type="float">
            <text:p>-0.035275196</text:p>
          </table:table-cell>
          <table:table-cell office:value-type="float" office:value="-0.035243194" calcext:value-type="float">
            <text:p>-0.035243194</text:p>
          </table:table-cell>
          <table:table-cell office:value-type="float" office:value="-0.035208031" calcext:value-type="float">
            <text:p>-0.035208031</text:p>
          </table:table-cell>
          <table:table-cell office:value-type="float" office:value="-0.035124228" calcext:value-type="float">
            <text:p>-0.035124228</text:p>
          </table:table-cell>
          <table:table-cell office:value-type="string" calcext:value-type="string">
            <text:p>inf</text:p>
          </table:table-cell>
          <table:table-cell table:number-columns-repeated="4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-0.098814361861244" calcext:value-type="float">
            <text:p>-0.098814361861244</text:p>
          </table:table-cell>
          <table:table-cell office:value-type="float" office:value="0.00007300316078948" calcext:value-type="float">
            <text:p>7.300316078948E-05</text:p>
          </table:table-cell>
          <table:table-cell office:value-type="float" office:value="-0.099030289" calcext:value-type="float">
            <text:p>-0.099030289</text:p>
          </table:table-cell>
          <table:table-cell office:value-type="float" office:value="-0.09886509" calcext:value-type="float">
            <text:p>-0.09886509</text:p>
          </table:table-cell>
          <table:table-cell office:value-type="float" office:value="-0.098810311" calcext:value-type="float">
            <text:p>-0.098810311</text:p>
          </table:table-cell>
          <table:table-cell office:value-type="float" office:value="-0.098762364" calcext:value-type="float">
            <text:p>-0.098762364</text:p>
          </table:table-cell>
          <table:table-cell office:value-type="float" office:value="-0.098634182" calcext:value-type="float">
            <text:p>-0.098634182</text:p>
          </table:table-cell>
          <table:table-cell office:value-type="string" calcext:value-type="string">
            <text:p>inf</text:p>
          </table:table-cell>
          <table:table-cell table:number-columns-repeated="4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0.023559395507177" calcext:value-type="float">
            <text:p>0.023559395507177</text:p>
          </table:table-cell>
          <table:table-cell office:value-type="float" office:value="0.0000821120476662436" calcext:value-type="float">
            <text:p>8.21120476662436E-05</text:p>
          </table:table-cell>
          <table:table-cell office:value-type="float" office:value="0.023433151" calcext:value-type="float">
            <text:p>0.023433151</text:p>
          </table:table-cell>
          <table:table-cell office:value-type="float" office:value="0.023504945" calcext:value-type="float">
            <text:p>0.023504945</text:p>
          </table:table-cell>
          <table:table-cell office:value-type="float" office:value="0.023542071" calcext:value-type="float">
            <text:p>0.023542071</text:p>
          </table:table-cell>
          <table:table-cell office:value-type="float" office:value="0.023598176" calcext:value-type="float">
            <text:p>0.023598176</text:p>
          </table:table-cell>
          <table:table-cell office:value-type="float" office:value="0.023923944" calcext:value-type="float">
            <text:p>0.023923944</text:p>
          </table:table-cell>
          <table:table-cell office:value-type="string" calcext:value-type="string">
            <text:p>inf</text:p>
          </table:table-cell>
          <table:table-cell table:number-columns-repeated="4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-0.0405336246858639" calcext:value-type="float">
            <text:p>-0.0405336246858639</text:p>
          </table:table-cell>
          <table:table-cell office:value-type="float" office:value="0.0000459793161623074" calcext:value-type="float">
            <text:p>4.59793161623074E-05</text:p>
          </table:table-cell>
          <table:table-cell office:value-type="float" office:value="-0.040597702" calcext:value-type="float">
            <text:p>-0.040597702</text:p>
          </table:table-cell>
          <table:table-cell office:value-type="float" office:value="-0.0405570805" calcext:value-type="float">
            <text:p>-0.0405570805</text:p>
          </table:table-cell>
          <table:table-cell office:value-type="float" office:value="-0.040533121" calcext:value-type="float">
            <text:p>-0.040533121</text:p>
          </table:table-cell>
          <table:table-cell office:value-type="float" office:value="-0.0405130785" calcext:value-type="float">
            <text:p>-0.0405130785</text:p>
          </table:table-cell>
          <table:table-cell office:value-type="float" office:value="-0.040046578" calcext:value-type="float">
            <text:p>-0.040046578</text:p>
          </table:table-cell>
          <table:table-cell office:value-type="string" calcext:value-type="string">
            <text:p>inf</text:p>
          </table:table-cell>
          <table:table-cell table:number-columns-repeated="4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-0.0490880322284264" calcext:value-type="float">
            <text:p>-0.0490880322284264</text:p>
          </table:table-cell>
          <table:table-cell office:value-type="float" office:value="0.00038447279821546" calcext:value-type="float">
            <text:p>0.00038447279821546</text:p>
          </table:table-cell>
          <table:table-cell office:value-type="float" office:value="-0.049697191" calcext:value-type="float">
            <text:p>-0.049697191</text:p>
          </table:table-cell>
          <table:table-cell office:value-type="float" office:value="-0.049558285" calcext:value-type="float">
            <text:p>-0.049558285</text:p>
          </table:table-cell>
          <table:table-cell office:value-type="float" office:value="-0.048882219" calcext:value-type="float">
            <text:p>-0.048882219</text:p>
          </table:table-cell>
          <table:table-cell office:value-type="float" office:value="-0.048743529" calcext:value-type="float">
            <text:p>-0.048743529</text:p>
          </table:table-cell>
          <table:table-cell office:value-type="float" office:value="-0.048632077" calcext:value-type="float">
            <text:p>-0.048632077</text:p>
          </table:table-cell>
          <table:table-cell office:value-type="string" calcext:value-type="string">
            <text:p>inf</text:p>
          </table:table-cell>
          <table:table-cell table:number-columns-repeated="4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-0.109926213786802" calcext:value-type="float">
            <text:p>-0.109926213786802</text:p>
          </table:table-cell>
          <table:table-cell office:value-type="float" office:value="0.000490524686677174" calcext:value-type="float">
            <text:p>0.000490524686677174</text:p>
          </table:table-cell>
          <table:table-cell office:value-type="float" office:value="-0.110389753" calcext:value-type="float">
            <text:p>-0.110389753</text:p>
          </table:table-cell>
          <table:table-cell office:value-type="float" office:value="-0.110191339" calcext:value-type="float">
            <text:p>-0.110191339</text:p>
          </table:table-cell>
          <table:table-cell office:value-type="float" office:value="-0.110120687" calcext:value-type="float">
            <text:p>-0.110120687</text:p>
          </table:table-cell>
          <table:table-cell office:value-type="float" office:value="-0.110032691" calcext:value-type="float">
            <text:p>-0.110032691</text:p>
          </table:table-cell>
          <table:table-cell office:value-type="float" office:value="-0.108724366" calcext:value-type="float">
            <text:p>-0.108724366</text:p>
          </table:table-cell>
          <table:table-cell office:value-type="string" calcext:value-type="string">
            <text:p>inf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.0162458243230769" calcext:value-type="float">
            <text:p>0.0162458243230769</text:p>
          </table:table-cell>
          <table:table-cell office:value-type="float" office:value="0.000183586901427823" calcext:value-type="float">
            <text:p>0.000183586901427823</text:p>
          </table:table-cell>
          <table:table-cell office:value-type="float" office:value="0.015858141" calcext:value-type="float">
            <text:p>0.015858141</text:p>
          </table:table-cell>
          <table:table-cell office:value-type="float" office:value="0.016117117" calcext:value-type="float">
            <text:p>0.016117117</text:p>
          </table:table-cell>
          <table:table-cell office:value-type="float" office:value="0.016223374" calcext:value-type="float">
            <text:p>0.016223374</text:p>
          </table:table-cell>
          <table:table-cell office:value-type="float" office:value="0.0163700085" calcext:value-type="float">
            <text:p>0.0163700085</text:p>
          </table:table-cell>
          <table:table-cell office:value-type="float" office:value="0.016763293" calcext:value-type="float">
            <text:p>0.016763293</text:p>
          </table:table-cell>
          <table:table-cell office:value-type="string" calcext:value-type="string">
            <text:p>inf</text:p>
          </table:table-cell>
          <table:table-cell table:number-columns-repeated="4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-0.0508624025255102" calcext:value-type="float">
            <text:p>-0.0508624025255102</text:p>
          </table:table-cell>
          <table:table-cell office:value-type="float" office:value="0.000102123760427888" calcext:value-type="float">
            <text:p>0.000102123760427888</text:p>
          </table:table-cell>
          <table:table-cell office:value-type="float" office:value="-0.051310395" calcext:value-type="float">
            <text:p>-0.051310395</text:p>
          </table:table-cell>
          <table:table-cell office:value-type="float" office:value="-0.05090847575" calcext:value-type="float">
            <text:p>-0.05090847575</text:p>
          </table:table-cell>
          <table:table-cell office:value-type="float" office:value="-0.0508471485" calcext:value-type="float">
            <text:p>-0.0508471485</text:p>
          </table:table-cell>
          <table:table-cell office:value-type="float" office:value="-0.05080249675" calcext:value-type="float">
            <text:p>-0.05080249675</text:p>
          </table:table-cell>
          <table:table-cell office:value-type="float" office:value="-0.050613119" calcext:value-type="float">
            <text:p>-0.050613119</text:p>
          </table:table-cell>
          <table:table-cell office:value-type="string" calcext:value-type="string">
            <text:p>inf</text:p>
          </table:table-cell>
          <table:table-cell table:number-columns-repeated="4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-0.0547005723195876" calcext:value-type="float">
            <text:p>-0.0547005723195876</text:p>
          </table:table-cell>
          <table:table-cell office:value-type="float" office:value="0.000120684454133254" calcext:value-type="float">
            <text:p>0.000120684454133254</text:p>
          </table:table-cell>
          <table:table-cell office:value-type="float" office:value="-0.055286274" calcext:value-type="float">
            <text:p>-0.055286274</text:p>
          </table:table-cell>
          <table:table-cell office:value-type="float" office:value="-0.054766749" calcext:value-type="float">
            <text:p>-0.054766749</text:p>
          </table:table-cell>
          <table:table-cell office:value-type="float" office:value="-0.054685831" calcext:value-type="float">
            <text:p>-0.054685831</text:p>
          </table:table-cell>
          <table:table-cell office:value-type="float" office:value="-0.054630536" calcext:value-type="float">
            <text:p>-0.054630536</text:p>
          </table:table-cell>
          <table:table-cell office:value-type="float" office:value="-0.054477907" calcext:value-type="float">
            <text:p>-0.054477907</text:p>
          </table:table-cell>
          <table:table-cell office:value-type="string" calcext:value-type="string">
            <text:p>inf</text:p>
          </table:table-cell>
          <table:table-cell table:number-columns-repeated="4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-0.113144822306122" calcext:value-type="float">
            <text:p>-0.113144822306122</text:p>
          </table:table-cell>
          <table:table-cell office:value-type="float" office:value="0.000179606674643855" calcext:value-type="float">
            <text:p>0.000179606674643855</text:p>
          </table:table-cell>
          <table:table-cell office:value-type="float" office:value="-0.113360623" calcext:value-type="float">
            <text:p>-0.113360623</text:p>
          </table:table-cell>
          <table:table-cell office:value-type="float" office:value="-0.11326562475" calcext:value-type="float">
            <text:p>-0.11326562475</text:p>
          </table:table-cell>
          <table:table-cell office:value-type="float" office:value="-0.113193094" calcext:value-type="float">
            <text:p>-0.113193094</text:p>
          </table:table-cell>
          <table:table-cell office:value-type="float" office:value="-0.11311809075" calcext:value-type="float">
            <text:p>-0.11311809075</text:p>
          </table:table-cell>
          <table:table-cell office:value-type="float" office:value="-0.112491757" calcext:value-type="float">
            <text:p>-0.112491757</text:p>
          </table:table-cell>
          <table:table-cell office:value-type="string" calcext:value-type="string">
            <text:p>inf</text:p>
          </table:table-cell>
          <table:table-cell table:number-columns-repeated="4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-0.180638206671569" calcext:value-type="float">
            <text:p>-0.180638206671569</text:p>
          </table:table-cell>
          <table:table-cell office:value-type="float" office:value="0.000257367912833383" calcext:value-type="float">
            <text:p>0.000257367912833383</text:p>
          </table:table-cell>
          <table:table-cell office:value-type="float" office:value="-0.181042945" calcext:value-type="float">
            <text:p>-0.181042945</text:p>
          </table:table-cell>
          <table:table-cell office:value-type="float" office:value="-0.18083776225" calcext:value-type="float">
            <text:p>-0.18083776225</text:p>
          </table:table-cell>
          <table:table-cell office:value-type="float" office:value="-0.18068772" calcext:value-type="float">
            <text:p>-0.18068772</text:p>
          </table:table-cell>
          <table:table-cell office:value-type="float" office:value="-0.18045700425" calcext:value-type="float">
            <text:p>-0.18045700425</text:p>
          </table:table-cell>
          <table:table-cell office:value-type="float" office:value="-0.179694355" calcext:value-type="float">
            <text:p>-0.179694355</text:p>
          </table:table-cell>
          <table:table-cell office:value-type="string" calcext:value-type="string">
            <text:p>inf</text:p>
          </table:table-cell>
          <table:table-cell table:number-columns-repeated="4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0.00162853103370787" calcext:value-type="float">
            <text:p>0.00162853103370787</text:p>
          </table:table-cell>
          <table:table-cell office:value-type="float" office:value="0.0000707782009337804" calcext:value-type="float">
            <text:p>7.07782009337804E-05</text:p>
          </table:table-cell>
          <table:table-cell office:value-type="float" office:value="0.001475978" calcext:value-type="float">
            <text:p>0.001475978</text:p>
          </table:table-cell>
          <table:table-cell office:value-type="float" office:value="0.00157590125" calcext:value-type="float">
            <text:p>0.00157590125</text:p>
          </table:table-cell>
          <table:table-cell office:value-type="float" office:value="0.0016261895" calcext:value-type="float">
            <text:p>0.0016261895</text:p>
          </table:table-cell>
          <table:table-cell office:value-type="float" office:value="0.0016781885" calcext:value-type="float">
            <text:p>0.0016781885</text:p>
          </table:table-cell>
          <table:table-cell office:value-type="float" office:value="0.001818067" calcext:value-type="float">
            <text:p>0.001818067</text:p>
          </table:table-cell>
          <table:table-cell office:value-type="string" calcext:value-type="string">
            <text:p>inf</text:p>
          </table:table-cell>
          <table:table-cell table:number-columns-repeated="4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.0736923637884615" calcext:value-type="float">
            <text:p>0.0736923637884615</text:p>
          </table:table-cell>
          <table:table-cell office:value-type="float" office:value="0.000400304816481933" calcext:value-type="float">
            <text:p>0.000400304816481933</text:p>
          </table:table-cell>
          <table:table-cell office:value-type="float" office:value="0.072509976" calcext:value-type="float">
            <text:p>0.072509976</text:p>
          </table:table-cell>
          <table:table-cell office:value-type="float" office:value="0.07368190725" calcext:value-type="float">
            <text:p>0.07368190725</text:p>
          </table:table-cell>
          <table:table-cell office:value-type="float" office:value="0.0738042065" calcext:value-type="float">
            <text:p>0.0738042065</text:p>
          </table:table-cell>
          <table:table-cell office:value-type="float" office:value="0.07387988475" calcext:value-type="float">
            <text:p>0.07387988475</text:p>
          </table:table-cell>
          <table:table-cell office:value-type="float" office:value="0.075177728" calcext:value-type="float">
            <text:p>0.075177728</text:p>
          </table:table-cell>
          <table:table-cell office:value-type="string" calcext:value-type="string">
            <text:p>inf</text:p>
          </table:table-cell>
          <table:table-cell table:number-columns-repeated="4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-0.0615798819460784" calcext:value-type="float">
            <text:p>-0.0615798819460784</text:p>
          </table:table-cell>
          <table:table-cell office:value-type="float" office:value="0.000197322021106562" calcext:value-type="float">
            <text:p>0.000197322021106562</text:p>
          </table:table-cell>
          <table:table-cell office:value-type="float" office:value="-0.062095231" calcext:value-type="float">
            <text:p>-0.062095231</text:p>
          </table:table-cell>
          <table:table-cell office:value-type="float" office:value="-0.06170287025" calcext:value-type="float">
            <text:p>-0.06170287025</text:p>
          </table:table-cell>
          <table:table-cell office:value-type="float" office:value="-0.061599886" calcext:value-type="float">
            <text:p>-0.061599886</text:p>
          </table:table-cell>
          <table:table-cell office:value-type="float" office:value="-0.06149154525" calcext:value-type="float">
            <text:p>-0.06149154525</text:p>
          </table:table-cell>
          <table:table-cell office:value-type="float" office:value="-0.060941268" calcext:value-type="float">
            <text:p>-0.060941268</text:p>
          </table:table-cell>
          <table:table-cell office:value-type="string" calcext:value-type="string">
            <text:p>inf</text:p>
          </table:table-cell>
          <table:table-cell table:number-columns-repeated="4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-0.0685012414066986" calcext:value-type="float">
            <text:p>-0.0685012414066986</text:p>
          </table:table-cell>
          <table:table-cell office:value-type="float" office:value="0.000268900926374116" calcext:value-type="float">
            <text:p>0.000268900926374116</text:p>
          </table:table-cell>
          <table:table-cell office:value-type="float" office:value="-0.069428999" calcext:value-type="float">
            <text:p>-0.069428999</text:p>
          </table:table-cell>
          <table:table-cell office:value-type="float" office:value="-0.068509407" calcext:value-type="float">
            <text:p>-0.068509407</text:p>
          </table:table-cell>
          <table:table-cell office:value-type="float" office:value="-0.068452286" calcext:value-type="float">
            <text:p>-0.068452286</text:p>
          </table:table-cell>
          <table:table-cell office:value-type="float" office:value="-0.068382569" calcext:value-type="float">
            <text:p>-0.068382569</text:p>
          </table:table-cell>
          <table:table-cell office:value-type="float" office:value="-0.067944124" calcext:value-type="float">
            <text:p>-0.067944124</text:p>
          </table:table-cell>
          <table:table-cell office:value-type="string" calcext:value-type="string">
            <text:p>inf</text:p>
          </table:table-cell>
          <table:table-cell table:number-columns-repeated="4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-0.129169943741117" calcext:value-type="float">
            <text:p>-0.129169943741117</text:p>
          </table:table-cell>
          <table:table-cell office:value-type="float" office:value="0.000524096313838624" calcext:value-type="float">
            <text:p>0.000524096313838624</text:p>
          </table:table-cell>
          <table:table-cell office:value-type="float" office:value="-0.130548851" calcext:value-type="float">
            <text:p>-0.130548851</text:p>
          </table:table-cell>
          <table:table-cell office:value-type="float" office:value="-0.129396303" calcext:value-type="float">
            <text:p>-0.129396303</text:p>
          </table:table-cell>
          <table:table-cell office:value-type="float" office:value="-0.129287926" calcext:value-type="float">
            <text:p>-0.129287926</text:p>
          </table:table-cell>
          <table:table-cell office:value-type="float" office:value="-0.129037419" calcext:value-type="float">
            <text:p>-0.129037419</text:p>
          </table:table-cell>
          <table:table-cell office:value-type="float" office:value="-0.126302936" calcext:value-type="float">
            <text:p>-0.126302936</text:p>
          </table:table-cell>
          <table:table-cell office:value-type="string" calcext:value-type="string">
            <text:p>inf</text:p>
          </table:table-cell>
          <table:table-cell table:number-columns-repeated="4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-0.195043587276382" calcext:value-type="float">
            <text:p>-0.195043587276382</text:p>
          </table:table-cell>
          <table:table-cell office:value-type="float" office:value="0.000727437317488293" calcext:value-type="float">
            <text:p>0.000727437317488293</text:p>
          </table:table-cell>
          <table:table-cell office:value-type="float" office:value="-0.195870169" calcext:value-type="float">
            <text:p>-0.195870169</text:p>
          </table:table-cell>
          <table:table-cell office:value-type="float" office:value="-0.195522849" calcext:value-type="float">
            <text:p>-0.195522849</text:p>
          </table:table-cell>
          <table:table-cell office:value-type="float" office:value="-0.195421362" calcext:value-type="float">
            <text:p>-0.195421362</text:p>
          </table:table-cell>
          <table:table-cell office:value-type="float" office:value="-0.194047835" calcext:value-type="float">
            <text:p>-0.194047835</text:p>
          </table:table-cell>
          <table:table-cell office:value-type="float" office:value="-0.193665304" calcext:value-type="float">
            <text:p>-0.193665304</text:p>
          </table:table-cell>
          <table:table-cell office:value-type="string" calcext:value-type="string">
            <text:p>inf</text:p>
          </table:table-cell>
          <table:table-cell table:number-columns-repeated="4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-0.00741116726857143" calcext:value-type="float">
            <text:p>-0.00741116726857143</text:p>
          </table:table-cell>
          <table:table-cell office:value-type="float" office:value="0.000472968846306774" calcext:value-type="float">
            <text:p>0.000472968846306774</text:p>
          </table:table-cell>
          <table:table-cell office:value-type="float" office:value="-0.008078701" calcext:value-type="float">
            <text:p>-0.008078701</text:p>
          </table:table-cell>
          <table:table-cell office:value-type="float" office:value="-0.007905616" calcext:value-type="float">
            <text:p>-0.007905616</text:p>
          </table:table-cell>
          <table:table-cell office:value-type="float" office:value="-0.007087501" calcext:value-type="float">
            <text:p>-0.007087501</text:p>
          </table:table-cell>
          <table:table-cell office:value-type="float" office:value="-0.0069706845" calcext:value-type="float">
            <text:p>-0.0069706845</text:p>
          </table:table-cell>
          <table:table-cell office:value-type="float" office:value="-0.00679948" calcext:value-type="float">
            <text:p>-0.00679948</text:p>
          </table:table-cell>
          <table:table-cell office:value-type="string" calcext:value-type="string">
            <text:p>inf</text:p>
          </table:table-cell>
          <table:table-cell table:number-columns-repeated="4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0.057614663027972" calcext:value-type="float">
            <text:p>0.057614663027972</text:p>
          </table:table-cell>
          <table:table-cell office:value-type="float" office:value="0.000227577254076375" calcext:value-type="float">
            <text:p>0.000227577254076375</text:p>
          </table:table-cell>
          <table:table-cell office:value-type="float" office:value="0.057035979" calcext:value-type="float">
            <text:p>0.057035979</text:p>
          </table:table-cell>
          <table:table-cell office:value-type="float" office:value="0.0575454125" calcext:value-type="float">
            <text:p>0.0575454125</text:p>
          </table:table-cell>
          <table:table-cell office:value-type="float" office:value="0.057629086" calcext:value-type="float">
            <text:p>0.057629086</text:p>
          </table:table-cell>
          <table:table-cell office:value-type="float" office:value="0.0576875525" calcext:value-type="float">
            <text:p>0.0576875525</text:p>
          </table:table-cell>
          <table:table-cell office:value-type="float" office:value="0.058943161" calcext:value-type="float">
            <text:p>0.058943161</text:p>
          </table:table-cell>
          <table:table-cell office:value-type="string" calcext:value-type="string">
            <text:p>inf</text:p>
          </table:table-cell>
          <table:table-cell table:number-columns-repeated="4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-0.074935072062802" calcext:value-type="float">
            <text:p>-0.074935072062802</text:p>
          </table:table-cell>
          <table:table-cell office:value-type="float" office:value="0.000182527043077811" calcext:value-type="float">
            <text:p>0.000182527043077811</text:p>
          </table:table-cell>
          <table:table-cell office:value-type="float" office:value="-0.075270025" calcext:value-type="float">
            <text:p>-0.075270025</text:p>
          </table:table-cell>
          <table:table-cell office:value-type="float" office:value="-0.0750725825" calcext:value-type="float">
            <text:p>-0.0750725825</text:p>
          </table:table-cell>
          <table:table-cell office:value-type="float" office:value="-0.074984226" calcext:value-type="float">
            <text:p>-0.074984226</text:p>
          </table:table-cell>
          <table:table-cell office:value-type="float" office:value="-0.074787541" calcext:value-type="float">
            <text:p>-0.074787541</text:p>
          </table:table-cell>
          <table:table-cell office:value-type="float" office:value="-0.074460494" calcext:value-type="float">
            <text:p>-0.074460494</text:p>
          </table:table-cell>
          <table:table-cell office:value-type="string" calcext:value-type="string">
            <text:p>inf</text:p>
          </table:table-cell>
          <table:table-cell table:number-columns-repeated="4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-0.0807655220363637" calcext:value-type="float">
            <text:p>-0.0807655220363637</text:p>
          </table:table-cell>
          <table:table-cell office:value-type="float" office:value="0.0000895970184434815" calcext:value-type="float">
            <text:p>8.95970184434815E-05</text:p>
          </table:table-cell>
          <table:table-cell office:value-type="float" office:value="-0.080938529" calcext:value-type="float">
            <text:p>-0.080938529</text:p>
          </table:table-cell>
          <table:table-cell office:value-type="float" office:value="-0.08083111" calcext:value-type="float">
            <text:p>-0.08083111</text:p>
          </table:table-cell>
          <table:table-cell office:value-type="float" office:value="-0.080759401" calcext:value-type="float">
            <text:p>-0.080759401</text:p>
          </table:table-cell>
          <table:table-cell office:value-type="float" office:value="-0.080708641" calcext:value-type="float">
            <text:p>-0.080708641</text:p>
          </table:table-cell>
          <table:table-cell office:value-type="float" office:value="-0.080557316" calcext:value-type="float">
            <text:p>-0.080557316</text:p>
          </table:table-cell>
          <table:table-cell office:value-type="string" calcext:value-type="string">
            <text:p>inf</text:p>
          </table:table-cell>
          <table:table-cell table:number-columns-repeated="40"/>
        </table:table-row>
        <table:table-row table:style-name="ro1" table:number-rows-repeated="2">
          <table:table-cell table:number-columns-repeated="5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  <table:table-cell table:number-columns-repeated="4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float" office:value="6.28748485504445" calcext:value-type="float">
            <text:p>6.28748485504445</text:p>
          </table:table-cell>
          <table:table-cell office:value-type="float" office:value="0.00191381458705221" calcext:value-type="float">
            <text:p>0.00191381458705221</text:p>
          </table:table-cell>
          <table:table-cell office:value-type="float" office:value="6.280811998" calcext:value-type="float">
            <text:p>6.280811998</text:p>
          </table:table-cell>
          <table:table-cell office:value-type="float" office:value="6.28610685425" calcext:value-type="float">
            <text:p>6.28610685425</text:p>
          </table:table-cell>
          <table:table-cell office:value-type="float" office:value="6.28772386" calcext:value-type="float">
            <text:p>6.28772386</text:p>
          </table:table-cell>
          <table:table-cell office:value-type="float" office:value="6.28874001925" calcext:value-type="float">
            <text:p>6.28874001925</text:p>
          </table:table-cell>
          <table:table-cell office:value-type="float" office:value="6.291911283" calcext:value-type="float">
            <text:p>6.291911283</text:p>
          </table:table-cell>
          <table:table-cell office:value-type="float" office:value="109.582828501482" calcext:value-type="float">
            <text:p>109.582828501482</text:p>
          </table:table-cell>
          <table:table-cell table:number-columns-repeated="4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03" calcext:value-type="float">
            <text:p>203</text:p>
          </table:table-cell>
          <table:table-cell office:value-type="float" office:value="7.336536291" calcext:value-type="float">
            <text:p>7.336536291</text:p>
          </table:table-cell>
          <table:table-cell office:value-type="float" office:value="0.00152577881532705" calcext:value-type="float">
            <text:p>0.00152577881532705</text:p>
          </table:table-cell>
          <table:table-cell office:value-type="float" office:value="7.330810308" calcext:value-type="float">
            <text:p>7.330810308</text:p>
          </table:table-cell>
          <table:table-cell office:value-type="float" office:value="7.335659094" calcext:value-type="float">
            <text:p>7.335659094</text:p>
          </table:table-cell>
          <table:table-cell office:value-type="float" office:value="7.336609832" calcext:value-type="float">
            <text:p>7.336609832</text:p>
          </table:table-cell>
          <table:table-cell office:value-type="float" office:value="7.3375589865" calcext:value-type="float">
            <text:p>7.3375589865</text:p>
          </table:table-cell>
          <table:table-cell office:value-type="float" office:value="7.340381299" calcext:value-type="float">
            <text:p>7.340381299</text:p>
          </table:table-cell>
          <table:table-cell office:value-type="float" office:value="109.6153226" calcext:value-type="float">
            <text:p>109.6153226</text:p>
          </table:table-cell>
          <table:table-cell table:number-columns-repeated="4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3" calcext:value-type="float">
            <text:p>183</text:p>
          </table:table-cell>
          <table:table-cell office:value-type="float" office:value="8.35472894539891" calcext:value-type="float">
            <text:p>8.35472894539891</text:p>
          </table:table-cell>
          <table:table-cell office:value-type="float" office:value="0.00454360253858001" calcext:value-type="float">
            <text:p>0.00454360253858001</text:p>
          </table:table-cell>
          <table:table-cell office:value-type="float" office:value="8.339927931" calcext:value-type="float">
            <text:p>8.339927931</text:p>
          </table:table-cell>
          <table:table-cell office:value-type="float" office:value="8.3536086435" calcext:value-type="float">
            <text:p>8.3536086435</text:p>
          </table:table-cell>
          <table:table-cell office:value-type="float" office:value="8.355899054" calcext:value-type="float">
            <text:p>8.355899054</text:p>
          </table:table-cell>
          <table:table-cell office:value-type="float" office:value="8.3577059915" calcext:value-type="float">
            <text:p>8.3577059915</text:p>
          </table:table-cell>
          <table:table-cell office:value-type="float" office:value="8.361643345" calcext:value-type="float">
            <text:p>8.361643345</text:p>
          </table:table-cell>
          <table:table-cell office:value-type="float" office:value="108.868223634973" calcext:value-type="float">
            <text:p>108.868223634973</text:p>
          </table:table-cell>
          <table:table-cell table:number-columns-repeated="4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8" calcext:value-type="float">
            <text:p>178</text:p>
          </table:table-cell>
          <table:table-cell office:value-type="float" office:value="8.36910150773034" calcext:value-type="float">
            <text:p>8.36910150773034</text:p>
          </table:table-cell>
          <table:table-cell office:value-type="float" office:value="0.00960537786672833" calcext:value-type="float">
            <text:p>0.00960537786672833</text:p>
          </table:table-cell>
          <table:table-cell office:value-type="float" office:value="8.359125903" calcext:value-type="float">
            <text:p>8.359125903</text:p>
          </table:table-cell>
          <table:table-cell office:value-type="float" office:value="8.36219773975" calcext:value-type="float">
            <text:p>8.36219773975</text:p>
          </table:table-cell>
          <table:table-cell office:value-type="float" office:value="8.3637537805" calcext:value-type="float">
            <text:p>8.3637537805</text:p>
          </table:table-cell>
          <table:table-cell office:value-type="float" office:value="8.3818266625" calcext:value-type="float">
            <text:p>8.3818266625</text:p>
          </table:table-cell>
          <table:table-cell office:value-type="float" office:value="8.387627184" calcext:value-type="float">
            <text:p>8.387627184</text:p>
          </table:table-cell>
          <table:table-cell office:value-type="float" office:value="109.227537693258" calcext:value-type="float">
            <text:p>109.227537693258</text:p>
          </table:table-cell>
          <table:table-cell table:number-columns-repeated="40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84" calcext:value-type="float">
            <text:p>184</text:p>
          </table:table-cell>
          <table:table-cell office:value-type="float" office:value="8.35959007963587" calcext:value-type="float">
            <text:p>8.35959007963587</text:p>
          </table:table-cell>
          <table:table-cell office:value-type="float" office:value="0.00409275025567126" calcext:value-type="float">
            <text:p>0.00409275025567126</text:p>
          </table:table-cell>
          <table:table-cell office:value-type="float" office:value="8.331753102" calcext:value-type="float">
            <text:p>8.331753102</text:p>
          </table:table-cell>
          <table:table-cell office:value-type="float" office:value="8.35767265925" calcext:value-type="float">
            <text:p>8.35767265925</text:p>
          </table:table-cell>
          <table:table-cell office:value-type="float" office:value="8.3597000285" calcext:value-type="float">
            <text:p>8.3597000285</text:p>
          </table:table-cell>
          <table:table-cell office:value-type="float" office:value="8.3621357565" calcext:value-type="float">
            <text:p>8.3621357565</text:p>
          </table:table-cell>
          <table:table-cell office:value-type="float" office:value="8.367498977" calcext:value-type="float">
            <text:p>8.367498977</text:p>
          </table:table-cell>
          <table:table-cell office:value-type="float" office:value="108.989751990897" calcext:value-type="float">
            <text:p>108.989751990897</text:p>
          </table:table-cell>
          <table:table-cell table:number-columns-repeated="4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198" calcext:value-type="float">
            <text:p>198</text:p>
          </table:table-cell>
          <table:table-cell office:value-type="float" office:value="9.43965147491414" calcext:value-type="float">
            <text:p>9.43965147491414</text:p>
          </table:table-cell>
          <table:table-cell office:value-type="float" office:value="0.00587349823245266" calcext:value-type="float">
            <text:p>0.00587349823245266</text:p>
          </table:table-cell>
          <table:table-cell office:value-type="float" office:value="9.422566633" calcext:value-type="float">
            <text:p>9.422566633</text:p>
          </table:table-cell>
          <table:table-cell office:value-type="float" office:value="9.43528197325" calcext:value-type="float">
            <text:p>9.43528197325</text:p>
          </table:table-cell>
          <table:table-cell office:value-type="float" office:value="9.4385845355" calcext:value-type="float">
            <text:p>9.4385845355</text:p>
          </table:table-cell>
          <table:table-cell office:value-type="float" office:value="9.443010388" calcext:value-type="float">
            <text:p>9.443010388</text:p>
          </table:table-cell>
          <table:table-cell office:value-type="float" office:value="9.458027778" calcext:value-type="float">
            <text:p>9.458027778</text:p>
          </table:table-cell>
          <table:table-cell office:value-type="float" office:value="109.77003277587" calcext:value-type="float">
            <text:p>109.77003277587</text:p>
          </table:table-cell>
          <table:table-cell table:number-columns-repeated="4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office:value-type="float" office:value="10.4454312314181" calcext:value-type="float">
            <text:p>10.4454312314181</text:p>
          </table:table-cell>
          <table:table-cell office:value-type="float" office:value="0.00310220855536471" calcext:value-type="float">
            <text:p>0.00310220855536471</text:p>
          </table:table-cell>
          <table:table-cell office:value-type="float" office:value="10.43787418" calcext:value-type="float">
            <text:p>10.43787418</text:p>
          </table:table-cell>
          <table:table-cell office:value-type="float" office:value="10.443541761" calcext:value-type="float">
            <text:p>10.443541761</text:p>
          </table:table-cell>
          <table:table-cell office:value-type="float" office:value="10.445443522" calcext:value-type="float">
            <text:p>10.445443522</text:p>
          </table:table-cell>
          <table:table-cell office:value-type="float" office:value="10.447432505" calcext:value-type="float">
            <text:p>10.447432505</text:p>
          </table:table-cell>
          <table:table-cell office:value-type="float" office:value="10.45483017" calcext:value-type="float">
            <text:p>10.45483017</text:p>
          </table:table-cell>
          <table:table-cell office:value-type="float" office:value="108.908624628362" calcext:value-type="float">
            <text:p>108.908624628362</text:p>
          </table:table-cell>
          <table:table-cell table:number-columns-repeated="4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9" calcext:value-type="float">
            <text:p>209</text:p>
          </table:table-cell>
          <table:table-cell office:value-type="float" office:value="10.4794429506938" calcext:value-type="float">
            <text:p>10.4794429506938</text:p>
          </table:table-cell>
          <table:table-cell office:value-type="float" office:value="0.00466773731830338" calcext:value-type="float">
            <text:p>0.00466773731830338</text:p>
          </table:table-cell>
          <table:table-cell office:value-type="float" office:value="10.467761682" calcext:value-type="float">
            <text:p>10.467761682</text:p>
          </table:table-cell>
          <table:table-cell office:value-type="float" office:value="10.476436527" calcext:value-type="float">
            <text:p>10.476436527</text:p>
          </table:table-cell>
          <table:table-cell office:value-type="float" office:value="10.478919585" calcext:value-type="float">
            <text:p>10.478919585</text:p>
          </table:table-cell>
          <table:table-cell office:value-type="float" office:value="10.48172962" calcext:value-type="float">
            <text:p>10.48172962</text:p>
          </table:table-cell>
          <table:table-cell office:value-type="float" office:value="10.492059611" calcext:value-type="float">
            <text:p>10.492059611</text:p>
          </table:table-cell>
          <table:table-cell office:value-type="float" office:value="109.588859013876" calcext:value-type="float">
            <text:p>109.588859013876</text:p>
          </table:table-cell>
          <table:table-cell table:number-columns-repeated="4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09" calcext:value-type="float">
            <text:p>209</text:p>
          </table:table-cell>
          <table:table-cell office:value-type="float" office:value="10.4544646547464" calcext:value-type="float">
            <text:p>10.4544646547464</text:p>
          </table:table-cell>
          <table:table-cell office:value-type="float" office:value="0.00373870056953124" calcext:value-type="float">
            <text:p>0.00373870056953124</text:p>
          </table:table-cell>
          <table:table-cell office:value-type="float" office:value="10.439129758" calcext:value-type="float">
            <text:p>10.439129758</text:p>
          </table:table-cell>
          <table:table-cell office:value-type="float" office:value="10.452826961" calcext:value-type="float">
            <text:p>10.452826961</text:p>
          </table:table-cell>
          <table:table-cell office:value-type="float" office:value="10.454544609" calcext:value-type="float">
            <text:p>10.454544609</text:p>
          </table:table-cell>
          <table:table-cell office:value-type="float" office:value="10.456693021" calcext:value-type="float">
            <text:p>10.456693021</text:p>
          </table:table-cell>
          <table:table-cell office:value-type="float" office:value="10.464301802" calcext:value-type="float">
            <text:p>10.464301802</text:p>
          </table:table-cell>
          <table:table-cell office:value-type="float" office:value="109.089293094928" calcext:value-type="float">
            <text:p>109.089293094928</text:p>
          </table:table-cell>
          <table:table-cell table:number-columns-repeated="4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5" calcext:value-type="float">
            <text:p>5.5</text:p>
          </table:table-cell>
          <table:table-cell office:value-type="float" office:value="191" calcext:value-type="float">
            <text:p>191</text:p>
          </table:table-cell>
          <table:table-cell office:value-type="float" office:value="11.5419976551728" calcext:value-type="float">
            <text:p>11.5419976551728</text:p>
          </table:table-cell>
          <table:table-cell office:value-type="float" office:value="0.00419751145479902" calcext:value-type="float">
            <text:p>0.00419751145479902</text:p>
          </table:table-cell>
          <table:table-cell office:value-type="float" office:value="11.52811186" calcext:value-type="float">
            <text:p>11.52811186</text:p>
          </table:table-cell>
          <table:table-cell office:value-type="float" office:value="11.539931783" calcext:value-type="float">
            <text:p>11.539931783</text:p>
          </table:table-cell>
          <table:table-cell office:value-type="float" office:value="11.542388364" calcext:value-type="float">
            <text:p>11.542388364</text:p>
          </table:table-cell>
          <table:table-cell office:value-type="float" office:value="11.544787682" calcext:value-type="float">
            <text:p>11.544787682</text:p>
          </table:table-cell>
          <table:table-cell office:value-type="float" office:value="11.551489132" calcext:value-type="float">
            <text:p>11.551489132</text:p>
          </table:table-cell>
          <table:table-cell office:value-type="float" office:value="109.854502821323" calcext:value-type="float">
            <text:p>109.854502821323</text:p>
          </table:table-cell>
          <table:table-cell table:number-columns-repeated="4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97" calcext:value-type="float">
            <text:p>197</text:p>
          </table:table-cell>
          <table:table-cell office:value-type="float" office:value="12.4943383053452" calcext:value-type="float">
            <text:p>12.4943383053452</text:p>
          </table:table-cell>
          <table:table-cell office:value-type="float" office:value="0.026253196140519" calcext:value-type="float">
            <text:p>0.026253196140519</text:p>
          </table:table-cell>
          <table:table-cell office:value-type="float" office:value="12.457717644" calcext:value-type="float">
            <text:p>12.457717644</text:p>
          </table:table-cell>
          <table:table-cell office:value-type="float" office:value="12.470781885" calcext:value-type="float">
            <text:p>12.470781885</text:p>
          </table:table-cell>
          <table:table-cell office:value-type="float" office:value="12.485682793" calcext:value-type="float">
            <text:p>12.485682793</text:p>
          </table:table-cell>
          <table:table-cell office:value-type="float" office:value="12.523310513" calcext:value-type="float">
            <text:p>12.523310513</text:p>
          </table:table-cell>
          <table:table-cell office:value-type="float" office:value="12.538225346" calcext:value-type="float">
            <text:p>12.538225346</text:p>
          </table:table-cell>
          <table:table-cell office:value-type="float" office:value="108.238971755753" calcext:value-type="float">
            <text:p>108.238971755753</text:p>
          </table:table-cell>
          <table:table-cell table:number-columns-repeated="4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97" calcext:value-type="float">
            <text:p>197</text:p>
          </table:table-cell>
          <table:table-cell office:value-type="float" office:value="12.5980096203807" calcext:value-type="float">
            <text:p>12.5980096203807</text:p>
          </table:table-cell>
          <table:table-cell office:value-type="float" office:value="0.0190593360375234" calcext:value-type="float">
            <text:p>0.0190593360375234</text:p>
          </table:table-cell>
          <table:table-cell office:value-type="float" office:value="12.548046916" calcext:value-type="float">
            <text:p>12.548046916</text:p>
          </table:table-cell>
          <table:table-cell office:value-type="float" office:value="12.59944225" calcext:value-type="float">
            <text:p>12.59944225</text:p>
          </table:table-cell>
          <table:table-cell office:value-type="float" office:value="12.60486225" calcext:value-type="float">
            <text:p>12.60486225</text:p>
          </table:table-cell>
          <table:table-cell office:value-type="float" office:value="12.609160007" calcext:value-type="float">
            <text:p>12.609160007</text:p>
          </table:table-cell>
          <table:table-cell office:value-type="float" office:value="12.622034303" calcext:value-type="float">
            <text:p>12.622034303</text:p>
          </table:table-cell>
          <table:table-cell office:value-type="float" office:value="109.966827006345" calcext:value-type="float">
            <text:p>109.966827006345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95" calcext:value-type="float">
            <text:p>195</text:p>
          </table:table-cell>
          <table:table-cell office:value-type="float" office:value="12.6623129373692" calcext:value-type="float">
            <text:p>12.6623129373692</text:p>
          </table:table-cell>
          <table:table-cell office:value-type="float" office:value="0.0114575210888526" calcext:value-type="float">
            <text:p>0.0114575210888526</text:p>
          </table:table-cell>
          <table:table-cell office:value-type="float" office:value="12.636725934" calcext:value-type="float">
            <text:p>12.636725934</text:p>
          </table:table-cell>
          <table:table-cell office:value-type="float" office:value="12.653999903" calcext:value-type="float">
            <text:p>12.653999903</text:p>
          </table:table-cell>
          <table:table-cell office:value-type="float" office:value="12.661860889" calcext:value-type="float">
            <text:p>12.661860889</text:p>
          </table:table-cell>
          <table:table-cell office:value-type="float" office:value="12.6707481515" calcext:value-type="float">
            <text:p>12.6707481515</text:p>
          </table:table-cell>
          <table:table-cell office:value-type="float" office:value="12.686359455" calcext:value-type="float">
            <text:p>12.686359455</text:p>
          </table:table-cell>
          <table:table-cell office:value-type="float" office:value="111.038548956154" calcext:value-type="float">
            <text:p>111.038548956154</text:p>
          </table:table-cell>
          <table:table-cell table:number-columns-repeated="4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  <table:table-cell office:value-type="float" office:value="196" calcext:value-type="float">
            <text:p>196</text:p>
          </table:table-cell>
          <table:table-cell office:value-type="float" office:value="13.5676441699031" calcext:value-type="float">
            <text:p>13.5676441699031</text:p>
          </table:table-cell>
          <table:table-cell office:value-type="float" office:value="0.00707093484734663" calcext:value-type="float">
            <text:p>0.00707093484734663</text:p>
          </table:table-cell>
          <table:table-cell office:value-type="float" office:value="13.551598557" calcext:value-type="float">
            <text:p>13.551598557</text:p>
          </table:table-cell>
          <table:table-cell office:value-type="float" office:value="13.56327999725" calcext:value-type="float">
            <text:p>13.56327999725</text:p>
          </table:table-cell>
          <table:table-cell office:value-type="float" office:value="13.566617475" calcext:value-type="float">
            <text:p>13.566617475</text:p>
          </table:table-cell>
          <table:table-cell office:value-type="float" office:value="13.57036238975" calcext:value-type="float">
            <text:p>13.57036238975</text:p>
          </table:table-cell>
          <table:table-cell office:value-type="float" office:value="13.594794113" calcext:value-type="float">
            <text:p>13.594794113</text:p>
          </table:table-cell>
          <table:table-cell office:value-type="float" office:value="108.732987229278" calcext:value-type="float">
            <text:p>108.732987229278</text:p>
          </table:table-cell>
          <table:table-cell table:number-columns-repeated="4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94" calcext:value-type="float">
            <text:p>194</text:p>
          </table:table-cell>
          <table:table-cell office:value-type="float" office:value="14.6430489351289" calcext:value-type="float">
            <text:p>14.6430489351289</text:p>
          </table:table-cell>
          <table:table-cell office:value-type="float" office:value="0.00733331092452252" calcext:value-type="float">
            <text:p>0.00733331092452252</text:p>
          </table:table-cell>
          <table:table-cell office:value-type="float" office:value="14.623400701" calcext:value-type="float">
            <text:p>14.623400701</text:p>
          </table:table-cell>
          <table:table-cell office:value-type="float" office:value="14.63803071125" calcext:value-type="float">
            <text:p>14.63803071125</text:p>
          </table:table-cell>
          <table:table-cell office:value-type="float" office:value="14.6431406875" calcext:value-type="float">
            <text:p>14.6431406875</text:p>
          </table:table-cell>
          <table:table-cell office:value-type="float" office:value="14.64835519075" calcext:value-type="float">
            <text:p>14.64835519075</text:p>
          </table:table-cell>
          <table:table-cell office:value-type="float" office:value="14.66076493" calcext:value-type="float">
            <text:p>14.66076493</text:p>
          </table:table-cell>
          <table:table-cell office:value-type="float" office:value="109.186413358984" calcext:value-type="float">
            <text:p>109.186413358984</text:p>
          </table:table-cell>
          <table:table-cell table:number-columns-repeated="4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96" calcext:value-type="float">
            <text:p>196</text:p>
          </table:table-cell>
          <table:table-cell office:value-type="float" office:value="14.7413510150867" calcext:value-type="float">
            <text:p>14.7413510150867</text:p>
          </table:table-cell>
          <table:table-cell office:value-type="float" office:value="0.0175861273118314" calcext:value-type="float">
            <text:p>0.0175861273118314</text:p>
          </table:table-cell>
          <table:table-cell office:value-type="float" office:value="14.670549476" calcext:value-type="float">
            <text:p>14.670549476</text:p>
          </table:table-cell>
          <table:table-cell office:value-type="float" office:value="14.73147455875" calcext:value-type="float">
            <text:p>14.73147455875</text:p>
          </table:table-cell>
          <table:table-cell office:value-type="float" office:value="14.7442794585" calcext:value-type="float">
            <text:p>14.7442794585</text:p>
          </table:table-cell>
          <table:table-cell office:value-type="float" office:value="14.7529460405" calcext:value-type="float">
            <text:p>14.7529460405</text:p>
          </table:table-cell>
          <table:table-cell office:value-type="float" office:value="14.77303903" calcext:value-type="float">
            <text:p>14.77303903</text:p>
          </table:table-cell>
          <table:table-cell office:value-type="float" office:value="110.590728786953" calcext:value-type="float">
            <text:p>110.590728786953</text:p>
          </table:table-cell>
          <table:table-cell table:number-columns-repeated="4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04" calcext:value-type="float">
            <text:p>204</text:p>
          </table:table-cell>
          <table:table-cell office:value-type="float" office:value="14.5053010569608" calcext:value-type="float">
            <text:p>14.5053010569608</text:p>
          </table:table-cell>
          <table:table-cell office:value-type="float" office:value="0.021949122965036" calcext:value-type="float">
            <text:p>0.021949122965036</text:p>
          </table:table-cell>
          <table:table-cell office:value-type="float" office:value="14.441563769" calcext:value-type="float">
            <text:p>14.441563769</text:p>
          </table:table-cell>
          <table:table-cell office:value-type="float" office:value="14.48816705725" calcext:value-type="float">
            <text:p>14.48816705725</text:p>
          </table:table-cell>
          <table:table-cell office:value-type="float" office:value="14.498880011" calcext:value-type="float">
            <text:p>14.498880011</text:p>
          </table:table-cell>
          <table:table-cell office:value-type="float" office:value="14.5256672625" calcext:value-type="float">
            <text:p>14.5256672625</text:p>
          </table:table-cell>
          <table:table-cell office:value-type="float" office:value="14.557028936" calcext:value-type="float">
            <text:p>14.557028936</text:p>
          </table:table-cell>
          <table:table-cell office:value-type="float" office:value="107.218586528011" calcext:value-type="float">
            <text:p>107.218586528011</text:p>
          </table:table-cell>
          <table:table-cell table:number-columns-repeated="4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78" calcext:value-type="float">
            <text:p>178</text:p>
          </table:table-cell>
          <table:table-cell office:value-type="float" office:value="14.6366434467135" calcext:value-type="float">
            <text:p>14.6366434467135</text:p>
          </table:table-cell>
          <table:table-cell office:value-type="float" office:value="0.00849448818690189" calcext:value-type="float">
            <text:p>0.00849448818690189</text:p>
          </table:table-cell>
          <table:table-cell office:value-type="float" office:value="14.617006032" calcext:value-type="float">
            <text:p>14.617006032</text:p>
          </table:table-cell>
          <table:table-cell office:value-type="float" office:value="14.6308244005" calcext:value-type="float">
            <text:p>14.6308244005</text:p>
          </table:table-cell>
          <table:table-cell office:value-type="float" office:value="14.6362623435" calcext:value-type="float">
            <text:p>14.6362623435</text:p>
          </table:table-cell>
          <table:table-cell office:value-type="float" office:value="14.64259877775" calcext:value-type="float">
            <text:p>14.64259877775</text:p>
          </table:table-cell>
          <table:table-cell office:value-type="float" office:value="14.660507072" calcext:value-type="float">
            <text:p>14.660507072</text:p>
          </table:table-cell>
          <table:table-cell office:value-type="float" office:value="109.094906381621" calcext:value-type="float">
            <text:p>109.094906381621</text:p>
          </table:table-cell>
          <table:table-cell table:number-columns-repeated="4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04" calcext:value-type="float">
            <text:p>104</text:p>
          </table:table-cell>
          <table:table-cell office:value-type="float" office:value="14.5386806858654" calcext:value-type="float">
            <text:p>14.5386806858654</text:p>
          </table:table-cell>
          <table:table-cell office:value-type="float" office:value="0.0288317621824515" calcext:value-type="float">
            <text:p>0.0288317621824515</text:p>
          </table:table-cell>
          <table:table-cell office:value-type="float" office:value="14.480549072" calcext:value-type="float">
            <text:p>14.480549072</text:p>
          </table:table-cell>
          <table:table-cell office:value-type="float" office:value="14.5211565845" calcext:value-type="float">
            <text:p>14.5211565845</text:p>
          </table:table-cell>
          <table:table-cell office:value-type="float" office:value="14.5320092405" calcext:value-type="float">
            <text:p>14.5320092405</text:p>
          </table:table-cell>
          <table:table-cell office:value-type="float" office:value="14.54713963375" calcext:value-type="float">
            <text:p>14.54713963375</text:p>
          </table:table-cell>
          <table:table-cell office:value-type="float" office:value="14.65061989" calcext:value-type="float">
            <text:p>14.65061989</text:p>
          </table:table-cell>
          <table:table-cell office:value-type="float" office:value="107.695438369506" calcext:value-type="float">
            <text:p>107.695438369506</text:p>
          </table:table-cell>
          <table:table-cell table:number-columns-repeated="4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5" calcext:value-type="float">
            <text:p>7.5</text:p>
          </table:table-cell>
          <table:table-cell office:value-type="float" office:value="204" calcext:value-type="float">
            <text:p>204</text:p>
          </table:table-cell>
          <table:table-cell office:value-type="float" office:value="15.6169671235588" calcext:value-type="float">
            <text:p>15.6169671235588</text:p>
          </table:table-cell>
          <table:table-cell office:value-type="float" office:value="0.0370909552027658" calcext:value-type="float">
            <text:p>0.0370909552027658</text:p>
          </table:table-cell>
          <table:table-cell office:value-type="float" office:value="15.559038569" calcext:value-type="float">
            <text:p>15.559038569</text:p>
          </table:table-cell>
          <table:table-cell office:value-type="float" office:value="15.58782928875" calcext:value-type="float">
            <text:p>15.58782928875</text:p>
          </table:table-cell>
          <table:table-cell office:value-type="float" office:value="15.598421342" calcext:value-type="float">
            <text:p>15.598421342</text:p>
          </table:table-cell>
          <table:table-cell office:value-type="float" office:value="15.65466777675" calcext:value-type="float">
            <text:p>15.65466777675</text:p>
          </table:table-cell>
          <table:table-cell office:value-type="float" office:value="15.69792322" calcext:value-type="float">
            <text:p>15.69792322</text:p>
          </table:table-cell>
          <table:table-cell office:value-type="float" office:value="108.226228314118" calcext:value-type="float">
            <text:p>108.226228314118</text:p>
          </table:table-cell>
          <table:table-cell table:number-columns-repeated="4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9" calcext:value-type="float">
            <text:p>209</text:p>
          </table:table-cell>
          <table:table-cell office:value-type="float" office:value="16.6201202137847" calcext:value-type="float">
            <text:p>16.6201202137847</text:p>
          </table:table-cell>
          <table:table-cell office:value-type="float" office:value="0.0162908338389241" calcext:value-type="float">
            <text:p>0.0162908338389241</text:p>
          </table:table-cell>
          <table:table-cell office:value-type="float" office:value="16.592233968" calcext:value-type="float">
            <text:p>16.592233968</text:p>
          </table:table-cell>
          <table:table-cell office:value-type="float" office:value="16.609819558" calcext:value-type="float">
            <text:p>16.609819558</text:p>
          </table:table-cell>
          <table:table-cell office:value-type="float" office:value="16.616275902" calcext:value-type="float">
            <text:p>16.616275902</text:p>
          </table:table-cell>
          <table:table-cell office:value-type="float" office:value="16.624467409" calcext:value-type="float">
            <text:p>16.624467409</text:p>
          </table:table-cell>
          <table:table-cell office:value-type="float" office:value="16.676460763" calcext:value-type="float">
            <text:p>16.676460763</text:p>
          </table:table-cell>
          <table:table-cell office:value-type="float" office:value="107.751502672309" calcext:value-type="float">
            <text:p>107.751502672309</text:p>
          </table:table-cell>
          <table:table-cell table:number-columns-repeated="4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97" calcext:value-type="float">
            <text:p>197</text:p>
          </table:table-cell>
          <table:table-cell office:value-type="float" office:value="16.7997692804873" calcext:value-type="float">
            <text:p>16.7997692804873</text:p>
          </table:table-cell>
          <table:table-cell office:value-type="float" office:value="0.0351431215548186" calcext:value-type="float">
            <text:p>0.0351431215548186</text:p>
          </table:table-cell>
          <table:table-cell office:value-type="float" office:value="16.589019173" calcext:value-type="float">
            <text:p>16.589019173</text:p>
          </table:table-cell>
          <table:table-cell office:value-type="float" office:value="16.797046028" calcext:value-type="float">
            <text:p>16.797046028</text:p>
          </table:table-cell>
          <table:table-cell office:value-type="float" office:value="16.803078921" calcext:value-type="float">
            <text:p>16.803078921</text:p>
          </table:table-cell>
          <table:table-cell office:value-type="float" office:value="16.808085543" calcext:value-type="float">
            <text:p>16.808085543</text:p>
          </table:table-cell>
          <table:table-cell office:value-type="float" office:value="16.990217204" calcext:value-type="float">
            <text:p>16.990217204</text:p>
          </table:table-cell>
          <table:table-cell office:value-type="float" office:value="109.997116006091" calcext:value-type="float">
            <text:p>109.997116006091</text:p>
          </table:table-cell>
          <table:table-cell table:number-columns-repeated="4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99" calcext:value-type="float">
            <text:p>199</text:p>
          </table:table-cell>
          <table:table-cell office:value-type="float" office:value="16.5994839801357" calcext:value-type="float">
            <text:p>16.5994839801357</text:p>
          </table:table-cell>
          <table:table-cell office:value-type="float" office:value="0.0251158766738003" calcext:value-type="float">
            <text:p>0.0251158766738003</text:p>
          </table:table-cell>
          <table:table-cell office:value-type="float" office:value="16.545048246" calcext:value-type="float">
            <text:p>16.545048246</text:p>
          </table:table-cell>
          <table:table-cell office:value-type="float" office:value="16.5772983095" calcext:value-type="float">
            <text:p>16.5772983095</text:p>
          </table:table-cell>
          <table:table-cell office:value-type="float" office:value="16.607672709" calcext:value-type="float">
            <text:p>16.607672709</text:p>
          </table:table-cell>
          <table:table-cell office:value-type="float" office:value="16.6159954175" calcext:value-type="float">
            <text:p>16.6159954175</text:p>
          </table:table-cell>
          <table:table-cell office:value-type="float" office:value="16.645862234" calcext:value-type="float">
            <text:p>16.645862234</text:p>
          </table:table-cell>
          <table:table-cell office:value-type="float" office:value="107.493549751696" calcext:value-type="float">
            <text:p>107.493549751696</text:p>
          </table:table-cell>
          <table:table-cell table:number-columns-repeated="4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75" calcext:value-type="float">
            <text:p>175</text:p>
          </table:table-cell>
          <table:table-cell office:value-type="float" office:value="16.5977062506857" calcext:value-type="float">
            <text:p>16.5977062506857</text:p>
          </table:table-cell>
          <table:table-cell office:value-type="float" office:value="0.0813568807880152" calcext:value-type="float">
            <text:p>0.0813568807880152</text:p>
          </table:table-cell>
          <table:table-cell office:value-type="float" office:value="16.494040344" calcext:value-type="float">
            <text:p>16.494040344</text:p>
          </table:table-cell>
          <table:table-cell office:value-type="float" office:value="16.5110795565" calcext:value-type="float">
            <text:p>16.5110795565</text:p>
          </table:table-cell>
          <table:table-cell office:value-type="float" office:value="16.65838276" calcext:value-type="float">
            <text:p>16.65838276</text:p>
          </table:table-cell>
          <table:table-cell office:value-type="float" office:value="16.673893136" calcext:value-type="float">
            <text:p>16.673893136</text:p>
          </table:table-cell>
          <table:table-cell office:value-type="float" office:value="16.69217324" calcext:value-type="float">
            <text:p>16.69217324</text:p>
          </table:table-cell>
          <table:table-cell office:value-type="float" office:value="107.471328133571" calcext:value-type="float">
            <text:p>107.471328133571</text:p>
          </table:table-cell>
          <table:table-cell table:number-columns-repeated="4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office:value-type="float" office:value="16.6056185205664" calcext:value-type="float">
            <text:p>16.6056185205664</text:p>
          </table:table-cell>
          <table:table-cell office:value-type="float" office:value="0.0489003050003441" calcext:value-type="float">
            <text:p>0.0489003050003441</text:p>
          </table:table-cell>
          <table:table-cell office:value-type="float" office:value="16.541020891" calcext:value-type="float">
            <text:p>16.541020891</text:p>
          </table:table-cell>
          <table:table-cell office:value-type="float" office:value="16.5902232485" calcext:value-type="float">
            <text:p>16.5902232485</text:p>
          </table:table-cell>
          <table:table-cell office:value-type="float" office:value="16.601054943" calcext:value-type="float">
            <text:p>16.601054943</text:p>
          </table:table-cell>
          <table:table-cell office:value-type="float" office:value="16.6084634525" calcext:value-type="float">
            <text:p>16.6084634525</text:p>
          </table:table-cell>
          <table:table-cell office:value-type="float" office:value="17.010077523" calcext:value-type="float">
            <text:p>17.010077523</text:p>
          </table:table-cell>
          <table:table-cell office:value-type="float" office:value="107.57023150708" calcext:value-type="float">
            <text:p>107.57023150708</text:p>
          </table:table-cell>
          <table:table-cell table:number-columns-repeated="4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.5" calcext:value-type="float">
            <text:p>8.5</text:p>
          </table:table-cell>
          <table:table-cell office:value-type="float" office:value="207" calcext:value-type="float">
            <text:p>207</text:p>
          </table:table-cell>
          <table:table-cell office:value-type="float" office:value="17.6116689656135" calcext:value-type="float">
            <text:p>17.6116689656135</text:p>
          </table:table-cell>
          <table:table-cell office:value-type="float" office:value="0.0656178675878244" calcext:value-type="float">
            <text:p>0.0656178675878244</text:p>
          </table:table-cell>
          <table:table-cell office:value-type="float" office:value="17.532956662" calcext:value-type="float">
            <text:p>17.532956662</text:p>
          </table:table-cell>
          <table:table-cell office:value-type="float" office:value="17.5654821635" calcext:value-type="float">
            <text:p>17.5654821635</text:p>
          </table:table-cell>
          <table:table-cell office:value-type="float" office:value="17.577784462" calcext:value-type="float">
            <text:p>17.577784462</text:p>
          </table:table-cell>
          <table:table-cell office:value-type="float" office:value="17.7006995145" calcext:value-type="float">
            <text:p>17.7006995145</text:p>
          </table:table-cell>
          <table:table-cell office:value-type="float" office:value="17.743496317" calcext:value-type="float">
            <text:p>17.743496317</text:p>
          </table:table-cell>
          <table:table-cell office:value-type="float" office:value="107.196105477806" calcext:value-type="float">
            <text:p>107.196105477806</text:p>
          </table:table-cell>
          <table:table-cell table:number-columns-repeated="4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18.6656249569818" calcext:value-type="float">
            <text:p>18.6656249569818</text:p>
          </table:table-cell>
          <table:table-cell office:value-type="float" office:value="0.0127775443421407" calcext:value-type="float">
            <text:p>0.0127775443421407</text:p>
          </table:table-cell>
          <table:table-cell office:value-type="float" office:value="18.631022268" calcext:value-type="float">
            <text:p>18.631022268</text:p>
          </table:table-cell>
          <table:table-cell office:value-type="float" office:value="18.6587657795" calcext:value-type="float">
            <text:p>18.6587657795</text:p>
          </table:table-cell>
          <table:table-cell office:value-type="float" office:value="18.669536161" calcext:value-type="float">
            <text:p>18.669536161</text:p>
          </table:table-cell>
          <table:table-cell office:value-type="float" office:value="18.673736456" calcext:value-type="float">
            <text:p>18.673736456</text:p>
          </table:table-cell>
          <table:table-cell office:value-type="float" office:value="18.687048987" calcext:value-type="float">
            <text:p>18.687048987</text:p>
          </table:table-cell>
          <table:table-cell office:value-type="float" office:value="107.395832855354" calcext:value-type="float">
            <text:p>107.395832855354</text:p>
          </table:table-cell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12:32:19.437405021</meta:creation-date>
    <meta:generator>LibreOffice/7.3.7.2$Linux_X86_64 LibreOffice_project/30$Build-2</meta:generator>
    <dc:date>2023-07-20T12:02:04.013835189</dc:date>
    <meta:editing-duration>PT19M29S</meta:editing-duration>
    <meta:editing-cycles>5</meta:editing-cycles>
    <meta:document-statistic meta:table-count="1" meta:cell-count="1543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641cm" svg:height="21.33cm" xlink:href=".." xlink:type="simple" chart:class="chart:scatter" chart:style-name="ch1">
        <chart:title svg:x="7.662cm" svg:y="0.562cm" chart:style-name="ch2">
          <text:p>solve pnp bright</text:p>
        </chart:title>
        <chart:legend chart:legend-position="end" svg:x="17.039cm" svg:y="10.117cm" style:legend-expansion="high" chart:style-name="ch3"/>
        <chart:plot-area chart:style-name="ch4" table:cell-range-address="Sheet1.B2:Sheet1.B28 Sheet1.B62:Sheet1.B88 Sheet1.D62:Sheet1.D88" chart:data-source-has-labels="row" svg:x="1.383cm" svg:y="1.767cm" svg:width="15.284cm" svg:height="18.156cm">
          <chart:coordinate-region svg:x="1.529cm" svg:y="1.966cm" svg:width="15.044cm" svg:height="17.31cm"/>
          <chart:axis chart:dimension="x" chart:name="primary-x" chart:style-name="ch5">
            <chart:title svg:x="8.756cm" svg:y="20.349cm" chart:style-name="ch6">
              <text:p>[m]</text:p>
            </chart:title>
          </chart:axis>
          <chart:axis chart:dimension="y" chart:name="primary-y" chart:style-name="ch7">
            <chart:title svg:x="0.451cm" svg:y="11.114cm" chart:style-name="ch8">
              <text:p>[m]</text:p>
            </chart:title>
            <chart:grid chart:style-name="ch9" chart:class="major"/>
          </chart:axis>
          <chart:series chart:style-name="ch10" chart:values-cell-range-address="Sheet1.B62:Sheet1.B88" loext:label-string="real" chart:class="chart:scatter">
            <chart:domain table:cell-range-address="Sheet1.B2:Sheet1.B28"/>
            <chart:data-point chart:repeated="27"/>
          </chart:series>
          <chart:series chart:style-name="ch11" chart:values-cell-range-address="Sheet1.D62:Sheet1.D88" loext:label-string="meas" chart:class="chart:scatter">
            <chart:domain table:cell-range-address="Sheet1.D2:Sheet1.D28"/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eal</text:p>
              </table:table-cell>
              <table:table-cell office:value-type="string">
                <text:p>Column D</text:p>
              </table:table-cell>
              <table:table-cell office:value-type="string">
                <text:p>me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28</svg:desc>
                </draw:g>
              </table:table-cell>
              <table:table-cell office:value-type="float" office:value="3">
                <text:p>3</text:p>
                <draw:g>
                  <svg:desc>Sheet1.B62:Sheet1.B88</svg:desc>
                </draw:g>
              </table:table-cell>
              <table:table-cell office:value-type="float" office:value="0.0050709987">
                <text:p>0.0050709987</text:p>
                <draw:g>
                  <svg:desc>Sheet1.D2:Sheet1.D28</svg:desc>
                </draw:g>
              </table:table-cell>
              <table:table-cell office:value-type="float" office:value="6.28748485504445">
                <text:p>6.28748485504445</text:p>
                <draw:g>
                  <svg:desc>Sheet1.D62:Sheet1.D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-0.0204717321428571">
                <text:p>-0.0204717321428571</text:p>
              </table:table-cell>
              <table:table-cell office:value-type="float" office:value="7.336536291">
                <text:p>7.3365362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-0.0431920061256831">
                <text:p>-0.0431920061256831</text:p>
              </table:table-cell>
              <table:table-cell office:value-type="float" office:value="8.35472894539891">
                <text:p>8.354728945398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05453938301685">
                <text:p>2.05453938301685</text:p>
              </table:table-cell>
              <table:table-cell office:value-type="float" office:value="8.36910150773034">
                <text:p>8.369101507730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2.10680168722826">
                <text:p>-2.10680168722826</text:p>
              </table:table-cell>
              <table:table-cell office:value-type="float" office:value="8.35959007963587">
                <text:p>8.359590079635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-0.0337053541969697">
                <text:p>-0.0337053541969697</text:p>
              </table:table-cell>
              <table:table-cell office:value-type="float" office:value="9.43965147491414">
                <text:p>9.439651474914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-0.0625814463841808">
                <text:p>-0.0625814463841808</text:p>
              </table:table-cell>
              <table:table-cell office:value-type="float" office:value="10.4454312314181">
                <text:p>10.44543123141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.01284978386603">
                <text:p>2.01284978386603</text:p>
              </table:table-cell>
              <table:table-cell office:value-type="float" office:value="10.4794429506938">
                <text:p>10.47944295069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  <table:table-cell office:value-type="float" office:value="-2.13875135175598">
                <text:p>-2.13875135175598</text:p>
              </table:table-cell>
              <table:table-cell office:value-type="float" office:value="10.4544646547464">
                <text:p>10.45446465474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-0.0681183556753927">
                <text:p>-0.0681183556753927</text:p>
              </table:table-cell>
              <table:table-cell office:value-type="float" office:value="11.5419976551728">
                <text:p>11.54199765517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-0.0801864052436548">
                <text:p>-0.0801864052436548</text:p>
              </table:table-cell>
              <table:table-cell office:value-type="float" office:value="12.4943383053452">
                <text:p>12.49433830534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.99711651759391">
                <text:p>1.99711651759391</text:p>
              </table:table-cell>
              <table:table-cell office:value-type="float" office:value="12.5980096203807">
                <text:p>12.59800962038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  <table:table-cell office:value-type="float" office:value="-2.19672562260513">
                <text:p>-2.19672562260513</text:p>
              </table:table-cell>
              <table:table-cell office:value-type="float" office:value="12.6623129373692">
                <text:p>12.66231293736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-0.0870298986071428">
                <text:p>-0.0870298986071428</text:p>
              </table:table-cell>
              <table:table-cell office:value-type="float" office:value="13.5676441699031">
                <text:p>13.56764416990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-0.120193643376289">
                <text:p>-0.120193643376289</text:p>
              </table:table-cell>
              <table:table-cell office:value-type="float" office:value="14.6430489351289">
                <text:p>14.64304893512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.9664301372551">
                <text:p>1.9664301372551</text:p>
              </table:table-cell>
              <table:table-cell office:value-type="float" office:value="14.7413510150867">
                <text:p>14.74135101508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3.99237385181863">
                <text:p>3.99237385181863</text:p>
              </table:table-cell>
              <table:table-cell office:value-type="float" office:value="14.5053010569608">
                <text:p>14.50530105696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  <table:table-cell office:value-type="float" office:value="-2.17344813293258">
                <text:p>-2.17344813293258</text:p>
              </table:table-cell>
              <table:table-cell office:value-type="float" office:value="14.6366434467135">
                <text:p>14.63664344671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">
                <text:p>-2</text:p>
              </table:table-cell>
              <table:table-cell office:value-type="float" office:value="7">
                <text:p>7</text:p>
              </table:table-cell>
              <table:table-cell office:value-type="float" office:value="-4.23564642445192">
                <text:p>-4.23564642445192</text:p>
              </table:table-cell>
              <table:table-cell office:value-type="float" office:value="14.5386806858654">
                <text:p>14.53868068586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-0.121744911303922">
                <text:p>-0.121744911303922</text:p>
              </table:table-cell>
              <table:table-cell office:value-type="float" office:value="15.6169671235588">
                <text:p>15.61696712355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-0.140593991976077">
                <text:p>-0.140593991976077</text:p>
              </table:table-cell>
              <table:table-cell office:value-type="float" office:value="16.6201202137847">
                <text:p>16.62012021378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.93659152781218">
                <text:p>1.93659152781218</text:p>
              </table:table-cell>
              <table:table-cell office:value-type="float" office:value="16.7997692804873">
                <text:p>16.79976928048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.00077857696482">
                <text:p>4.00077857696482</text:p>
              </table:table-cell>
              <table:table-cell office:value-type="float" office:value="16.5994839801357">
                <text:p>16.59948398013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  <table:table-cell office:value-type="float" office:value="-2.21351793793143">
                <text:p>-2.21351793793143</text:p>
              </table:table-cell>
              <table:table-cell office:value-type="float" office:value="16.5977062506857">
                <text:p>16.59770625068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  <table:table-cell office:value-type="float" office:value="-4.2398747123007">
                <text:p>-4.2398747123007</text:p>
              </table:table-cell>
              <table:table-cell office:value-type="float" office:value="16.6056185205664">
                <text:p>16.60561852056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-0.177111597811594">
                <text:p>-0.177111597811594</text:p>
              </table:table-cell>
              <table:table-cell office:value-type="float" office:value="17.6116689656135">
                <text:p>17.61166896561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-0.149684231345455">
                <text:p>-0.149684231345455</text:p>
              </table:table-cell>
              <table:table-cell office:value-type="float" office:value="18.6656249569818">
                <text:p>18.66562495698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786cm" svg:y="0.316cm" chart:style-name="ch2">
          <text:p>z std solve pnp bright</text:p>
        </chart:title>
        <chart:plot-area chart:style-name="ch3" table:cell-range-address="Sheet1.B62:Sheet1.B88 Sheet1.E62:Sheet1.E88" svg:x="1.33cm" svg:y="1.275cm" svg:width="14.349cm" svg:height="6.569cm">
          <chart:coordinate-region svg:x="2.242cm" svg:y="1.474cm" svg:width="13.25cm" svg:height="5.723cm"/>
          <chart:axis chart:dimension="x" chart:name="primary-x" chart:style-name="ch4">
            <chart:title svg:x="7.587cm" svg:y="8.024cm" chart:style-name="ch5">
              <text:p>distance [m]</text:p>
            </chart:title>
          </chart:axis>
          <chart:axis chart:dimension="y" chart:name="primary-y" chart:style-name="ch6">
            <chart:title svg:x="0.451cm" svg:y="4.828cm" chart:style-name="ch7">
              <text:p>std</text:p>
            </chart:title>
            <chart:grid chart:style-name="ch8" chart:class="major"/>
          </chart:axis>
          <chart:series chart:style-name="ch9" chart:values-cell-range-address="Sheet1.E62:Sheet1.E88" chart:class="chart:scatter">
            <chart:domain table:cell-range-address="Sheet1.B62:Sheet1.B88"/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B62:Sheet1.B88</svg:desc>
                </draw:g>
              </table:table-cell>
              <table:table-cell office:value-type="float" office:value="0.00191381458705221">
                <text:p>0.00191381458705221</text:p>
                <draw:g>
                  <svg:desc>Sheet1.E62:Sheet1.E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0.00152577881532705">
                <text:p>0.001525778815327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0454360253858001">
                <text:p>0.00454360253858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960537786672833">
                <text:p>0.009605377866728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409275025567126">
                <text:p>0.004092750255671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0.00587349823245266">
                <text:p>0.005873498232452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00310220855536471">
                <text:p>0.003102208555364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00466773731830338">
                <text:p>0.004667737318303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.00373870056953124">
                <text:p>0.003738700569531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.00419751145479902">
                <text:p>0.004197511454799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.026253196140519">
                <text:p>0.0262531961405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.0190593360375234">
                <text:p>0.01905933603752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.0114575210888526">
                <text:p>0.01145752108885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0.00707093484734663">
                <text:p>0.007070934847346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.00733331092452252">
                <text:p>0.007333310924522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0.0175861273118314">
                <text:p>0.01758612731183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.021949122965036">
                <text:p>0.0219491229650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0.00849448818690189">
                <text:p>0.008494488186901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0.0288317621824515">
                <text:p>0.02883176218245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5">
                <text:p>7.5</text:p>
              </table:table-cell>
              <table:table-cell office:value-type="float" office:value="0.0370909552027658">
                <text:p>0.03709095520276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0.0162908338389241">
                <text:p>0.01629083383892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0.0351431215548186">
                <text:p>0.03514312155481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0.0251158766738003">
                <text:p>0.02511587667380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0.0813568807880152">
                <text:p>0.08135688078801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0.0489003050003441">
                <text:p>0.04890030500034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5">
                <text:p>8.5</text:p>
              </table:table-cell>
              <table:table-cell office:value-type="float" office:value="0.0656178675878244">
                <text:p>0.06561786758782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0.0127775443421407">
                <text:p>0.01277754434214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786cm" svg:y="0.316cm" chart:style-name="ch2">
          <text:p>x std solve pnp bright</text:p>
        </chart:title>
        <chart:plot-area chart:style-name="ch3" table:cell-range-address="Sheet1.B62:Sheet1.B88 Sheet1.E2:Sheet1.E28" svg:x="1.33cm" svg:y="1.275cm" svg:width="14.349cm" svg:height="6.569cm">
          <chart:coordinate-region svg:x="2.428cm" svg:y="1.475cm" svg:width="13.064cm" svg:height="5.722cm"/>
          <chart:axis chart:dimension="x" chart:name="primary-x" chart:style-name="ch4">
            <chart:title svg:x="7.587cm" svg:y="8.024cm" chart:style-name="ch5">
              <text:p>distance [m]</text:p>
            </chart:title>
          </chart:axis>
          <chart:axis chart:dimension="y" chart:name="primary-y" chart:style-name="ch6">
            <chart:title svg:x="0.451cm" svg:y="4.828cm" chart:style-name="ch7">
              <text:p>std</text:p>
            </chart:title>
            <chart:grid chart:style-name="ch8" chart:class="major"/>
          </chart:axis>
          <chart:series chart:style-name="ch9" chart:values-cell-range-address="Sheet1.E2:Sheet1.E28" chart:class="chart:scatter">
            <chart:domain table:cell-range-address="Sheet1.B62:Sheet1.B88"/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B62:Sheet1.B88</svg:desc>
                </draw:g>
              </table:table-cell>
              <table:table-cell office:value-type="float" office:value="0.000285306110885409">
                <text:p>0.000285306110885409</text:p>
                <draw:g>
                  <svg:desc>Sheet1.E2:Sheet1.E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0.000108605482643019">
                <text:p>0.000108605482643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00131074888755743">
                <text:p>0.0001310748887557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235092659265732">
                <text:p>0.002350926592657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0992031942161089">
                <text:p>0.0009920319421610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0.000228659674560066">
                <text:p>0.000228659674560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0000548938771548353">
                <text:p>0.00005489387715483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000818098125113787">
                <text:p>0.0008180981251137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.000822284976864629">
                <text:p>0.0008222849768646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.0000767227768906329">
                <text:p>0.00007672277689063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.000285498480522051">
                <text:p>0.0002854984805220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.0030119183358064">
                <text:p>0.00301191833580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.00199039025391506">
                <text:p>0.001990390253915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0.0000908919981083423">
                <text:p>0.00009089199810834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.000126712218352702">
                <text:p>0.0001267122183527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0.00253364300216107">
                <text:p>0.002533643002161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.00645055994476327">
                <text:p>0.006450559944763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0.00121678480805569">
                <text:p>0.001216784808055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0.00834659265211979">
                <text:p>0.008346592652119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5">
                <text:p>7.5</text:p>
              </table:table-cell>
              <table:table-cell office:value-type="float" office:value="0.000305642702686718">
                <text:p>0.0003056427026867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0.000161674467132005">
                <text:p>0.0001616744671320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0.0044004164427922">
                <text:p>0.00440041644279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0.00601688024319556">
                <text:p>0.006016880243195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0.0102634829384104">
                <text:p>0.01026348293841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0.012473316713043">
                <text:p>0.0124733167130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5">
                <text:p>8.5</text:p>
              </table:table-cell>
              <table:table-cell office:value-type="float" office:value="0.000699781178035377">
                <text:p>0.0006997811780353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0.000174372326266104">
                <text:p>0.0001743723262661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E62:Sheet1.E88" chart:error-lower-range="Sheet1.E62:Sheet1.E88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bow-tie" chart:symbol-width="0.25cm" chart:symbol-height="0.25cm" chart:link-data-style-to-source="true" chart:error-category="cell-range" chart:error-upper-range="Sheet1.E62:Sheet1.E88" chart:error-lower-range="Sheet1.E62:Sheet1.E88"/>
      <style:graphic-properties draw:stroke="none" svg:stroke-width="0.08cm" svg:stroke-color="#9ab4d0" draw:fill-color="#9ab4d0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E62:Sheet1.E88" chart:error-lower-range="Sheet1.E62:Sheet1.E88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7.241cm" svg:y="0.316cm" chart:style-name="ch2">
          <text:p>error Z</text:p>
        </chart:title>
        <chart:plot-area chart:style-name="ch3" table:cell-range-address="Sheet1.B62:Sheet1.B88 Sheet1.K62:Sheet1.K88" svg:x="1.33cm" svg:y="1.275cm" svg:width="14.349cm" svg:height="6.569cm">
          <chart:coordinate-region svg:x="2.137cm" svg:y="1.475cm" svg:width="13.355cm" svg:height="5.723cm"/>
          <chart:axis chart:dimension="x" chart:name="primary-x" chart:style-name="ch4">
            <chart:title svg:x="7.587cm" svg:y="8.024cm" chart:style-name="ch5">
              <text:p>distance [m]</text:p>
            </chart:title>
          </chart:axis>
          <chart:axis chart:dimension="y" chart:name="primary-y" chart:style-name="ch6">
            <chart:title svg:x="0.451cm" svg:y="6.111cm" chart:style-name="ch7">
              <text:p>percent relative error</text:p>
            </chart:title>
            <chart:grid chart:style-name="ch8" chart:class="major"/>
          </chart:axis>
          <chart:series chart:style-name="ch9" chart:values-cell-range-address="Sheet1.K62:Sheet1.K88" chart:class="chart:scatter">
            <chart:domain table:cell-range-address="Sheet1.B62:Sheet1.B88"/>
            <chart:error-indicator chart:style-name="ch10" chart:dimension="y"/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K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B62:Sheet1.B88</svg:desc>
                </draw:g>
              </table:table-cell>
              <table:table-cell office:value-type="float" office:value="109.582828501482">
                <text:p>109.582828501482</text:p>
                <draw:g>
                  <svg:desc>Sheet1.K62:Sheet1.K88</svg:desc>
                </draw:g>
              </table:table-cell>
              <table:table-cell office:value-type="float" office:value="0.00191381458705221">
                <text:p>0.00191381458705221</text:p>
                <draw:g>
                  <svg:desc>Sheet1.E62:Sheet1.E88</svg:desc>
                </draw:g>
              </table:table-cell>
              <table:table-cell office:value-type="float" office:value="0.00191381458705221">
                <text:p>0.00191381458705221</text:p>
                <draw:g>
                  <svg:desc>Sheet1.E62:Sheet1.E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9.6153226">
                <text:p>109.6153226</text:p>
              </table:table-cell>
              <table:table-cell office:value-type="float" office:value="0.00152577881532705">
                <text:p>0.00152577881532705</text:p>
              </table:table-cell>
              <table:table-cell office:value-type="float" office:value="0.00152577881532705">
                <text:p>0.001525778815327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08.868223634973">
                <text:p>108.868223634973</text:p>
              </table:table-cell>
              <table:table-cell office:value-type="float" office:value="0.00454360253858001">
                <text:p>0.00454360253858001</text:p>
              </table:table-cell>
              <table:table-cell office:value-type="float" office:value="0.00454360253858001">
                <text:p>0.00454360253858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9.227537693258">
                <text:p>109.227537693258</text:p>
              </table:table-cell>
              <table:table-cell office:value-type="float" office:value="0.00960537786672833">
                <text:p>0.00960537786672833</text:p>
              </table:table-cell>
              <table:table-cell office:value-type="float" office:value="0.00960537786672833">
                <text:p>0.009605377866728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8.989751990897">
                <text:p>108.989751990897</text:p>
              </table:table-cell>
              <table:table-cell office:value-type="float" office:value="0.00409275025567126">
                <text:p>0.00409275025567126</text:p>
              </table:table-cell>
              <table:table-cell office:value-type="float" office:value="0.00409275025567126">
                <text:p>0.004092750255671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109.77003277587">
                <text:p>109.77003277587</text:p>
              </table:table-cell>
              <table:table-cell office:value-type="float" office:value="0.00587349823245266">
                <text:p>0.00587349823245266</text:p>
              </table:table-cell>
              <table:table-cell office:value-type="float" office:value="0.00587349823245266">
                <text:p>0.005873498232452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08.908624628362">
                <text:p>108.908624628362</text:p>
              </table:table-cell>
              <table:table-cell office:value-type="float" office:value="0.00310220855536471">
                <text:p>0.00310220855536471</text:p>
              </table:table-cell>
              <table:table-cell office:value-type="float" office:value="0.00310220855536471">
                <text:p>0.003102208555364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09.588859013876">
                <text:p>109.588859013876</text:p>
              </table:table-cell>
              <table:table-cell office:value-type="float" office:value="0.00466773731830338">
                <text:p>0.00466773731830338</text:p>
              </table:table-cell>
              <table:table-cell office:value-type="float" office:value="0.00466773731830338">
                <text:p>0.004667737318303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09.089293094928">
                <text:p>109.089293094928</text:p>
              </table:table-cell>
              <table:table-cell office:value-type="float" office:value="0.00373870056953124">
                <text:p>0.00373870056953124</text:p>
              </table:table-cell>
              <table:table-cell office:value-type="float" office:value="0.00373870056953124">
                <text:p>0.003738700569531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109.854502821323">
                <text:p>109.854502821323</text:p>
              </table:table-cell>
              <table:table-cell office:value-type="float" office:value="0.00419751145479902">
                <text:p>0.00419751145479902</text:p>
              </table:table-cell>
              <table:table-cell office:value-type="float" office:value="0.00419751145479902">
                <text:p>0.004197511454799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08.238971755753">
                <text:p>108.238971755753</text:p>
              </table:table-cell>
              <table:table-cell office:value-type="float" office:value="0.026253196140519">
                <text:p>0.026253196140519</text:p>
              </table:table-cell>
              <table:table-cell office:value-type="float" office:value="0.026253196140519">
                <text:p>0.0262531961405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09.966827006345">
                <text:p>109.966827006345</text:p>
              </table:table-cell>
              <table:table-cell office:value-type="float" office:value="0.0190593360375234">
                <text:p>0.0190593360375234</text:p>
              </table:table-cell>
              <table:table-cell office:value-type="float" office:value="0.0190593360375234">
                <text:p>0.01905933603752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111.038548956154">
                <text:p>111.038548956154</text:p>
              </table:table-cell>
              <table:table-cell office:value-type="float" office:value="0.0114575210888526">
                <text:p>0.0114575210888526</text:p>
              </table:table-cell>
              <table:table-cell office:value-type="float" office:value="0.0114575210888526">
                <text:p>0.01145752108885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108.732987229278">
                <text:p>108.732987229278</text:p>
              </table:table-cell>
              <table:table-cell office:value-type="float" office:value="0.00707093484734663">
                <text:p>0.00707093484734663</text:p>
              </table:table-cell>
              <table:table-cell office:value-type="float" office:value="0.00707093484734663">
                <text:p>0.007070934847346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109.186413358984">
                <text:p>109.186413358984</text:p>
              </table:table-cell>
              <table:table-cell office:value-type="float" office:value="0.00733331092452252">
                <text:p>0.00733331092452252</text:p>
              </table:table-cell>
              <table:table-cell office:value-type="float" office:value="0.00733331092452252">
                <text:p>0.007333310924522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110.590728786953">
                <text:p>110.590728786953</text:p>
              </table:table-cell>
              <table:table-cell office:value-type="float" office:value="0.0175861273118314">
                <text:p>0.0175861273118314</text:p>
              </table:table-cell>
              <table:table-cell office:value-type="float" office:value="0.0175861273118314">
                <text:p>0.01758612731183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107.218586528011">
                <text:p>107.218586528011</text:p>
              </table:table-cell>
              <table:table-cell office:value-type="float" office:value="0.021949122965036">
                <text:p>0.021949122965036</text:p>
              </table:table-cell>
              <table:table-cell office:value-type="float" office:value="0.021949122965036">
                <text:p>0.0219491229650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09.094906381621">
                <text:p>109.094906381621</text:p>
              </table:table-cell>
              <table:table-cell office:value-type="float" office:value="0.00849448818690189">
                <text:p>0.00849448818690189</text:p>
              </table:table-cell>
              <table:table-cell office:value-type="float" office:value="0.00849448818690189">
                <text:p>0.008494488186901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107.695438369506">
                <text:p>107.695438369506</text:p>
              </table:table-cell>
              <table:table-cell office:value-type="float" office:value="0.0288317621824515">
                <text:p>0.0288317621824515</text:p>
              </table:table-cell>
              <table:table-cell office:value-type="float" office:value="0.0288317621824515">
                <text:p>0.02883176218245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5">
                <text:p>7.5</text:p>
              </table:table-cell>
              <table:table-cell office:value-type="float" office:value="108.226228314118">
                <text:p>108.226228314118</text:p>
              </table:table-cell>
              <table:table-cell office:value-type="float" office:value="0.0370909552027658">
                <text:p>0.0370909552027658</text:p>
              </table:table-cell>
              <table:table-cell office:value-type="float" office:value="0.0370909552027658">
                <text:p>0.03709095520276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107.751502672309">
                <text:p>107.751502672309</text:p>
              </table:table-cell>
              <table:table-cell office:value-type="float" office:value="0.0162908338389241">
                <text:p>0.0162908338389241</text:p>
              </table:table-cell>
              <table:table-cell office:value-type="float" office:value="0.0162908338389241">
                <text:p>0.01629083383892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109.997116006091">
                <text:p>109.997116006091</text:p>
              </table:table-cell>
              <table:table-cell office:value-type="float" office:value="0.0351431215548186">
                <text:p>0.0351431215548186</text:p>
              </table:table-cell>
              <table:table-cell office:value-type="float" office:value="0.0351431215548186">
                <text:p>0.03514312155481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107.493549751696">
                <text:p>107.493549751696</text:p>
              </table:table-cell>
              <table:table-cell office:value-type="float" office:value="0.0251158766738003">
                <text:p>0.0251158766738003</text:p>
              </table:table-cell>
              <table:table-cell office:value-type="float" office:value="0.0251158766738003">
                <text:p>0.02511587667380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107.471328133571">
                <text:p>107.471328133571</text:p>
              </table:table-cell>
              <table:table-cell office:value-type="float" office:value="0.0813568807880152">
                <text:p>0.0813568807880152</text:p>
              </table:table-cell>
              <table:table-cell office:value-type="float" office:value="0.0813568807880152">
                <text:p>0.08135688078801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107.57023150708">
                <text:p>107.57023150708</text:p>
              </table:table-cell>
              <table:table-cell office:value-type="float" office:value="0.0489003050003441">
                <text:p>0.0489003050003441</text:p>
              </table:table-cell>
              <table:table-cell office:value-type="float" office:value="0.0489003050003441">
                <text:p>0.04890030500034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5">
                <text:p>8.5</text:p>
              </table:table-cell>
              <table:table-cell office:value-type="float" office:value="107.196105477806">
                <text:p>107.196105477806</text:p>
              </table:table-cell>
              <table:table-cell office:value-type="float" office:value="0.0656178675878244">
                <text:p>0.0656178675878244</text:p>
              </table:table-cell>
              <table:table-cell office:value-type="float" office:value="0.0656178675878244">
                <text:p>0.06561786758782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107.395832855354">
                <text:p>107.395832855354</text:p>
              </table:table-cell>
              <table:table-cell office:value-type="float" office:value="0.0127775443421407">
                <text:p>0.0127775443421407</text:p>
              </table:table-cell>
              <table:table-cell office:value-type="float" office:value="0.0127775443421407">
                <text:p>0.01277754434214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Q2:Sheet1.Q15" chart:error-lower-range="Sheet1.Q2:Sheet1.Q15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bow-tie" chart:symbol-width="0.25cm" chart:symbol-height="0.25cm" chart:link-data-style-to-source="true" chart:error-category="cell-range" chart:error-upper-range="Sheet1.Q2:Sheet1.Q15" chart:error-lower-range="Sheet1.Q2:Sheet1.Q15"/>
      <style:graphic-properties draw:stroke="none" svg:stroke-width="0.08cm" svg:stroke-color="#9ab4d0" draw:fill-color="#9ab4d0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Q2:Sheet1.Q15" chart:error-lower-range="Sheet1.Q2:Sheet1.Q15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7.228cm" svg:y="0.316cm" chart:style-name="ch2">
          <text:p>error X</text:p>
        </chart:title>
        <chart:plot-area chart:style-name="ch3" table:cell-range-address="Sheet1.M2:Sheet1.M15 Sheet1.W2:Sheet1.W15" svg:x="1.33cm" svg:y="1.275cm" svg:width="14.349cm" svg:height="6.569cm">
          <chart:coordinate-region svg:x="2.137cm" svg:y="1.474cm" svg:width="13.302cm" svg:height="5.723cm"/>
          <chart:axis chart:dimension="x" chart:name="primary-x" chart:style-name="ch4">
            <chart:title svg:x="7.587cm" svg:y="8.024cm" chart:style-name="ch5">
              <text:p>distance [m]</text:p>
            </chart:title>
          </chart:axis>
          <chart:axis chart:dimension="y" chart:name="primary-y" chart:style-name="ch6">
            <chart:title svg:x="0.451cm" svg:y="6.111cm" chart:style-name="ch7">
              <text:p>percent relative error</text:p>
            </chart:title>
            <chart:grid chart:style-name="ch8" chart:class="major"/>
          </chart:axis>
          <chart:series chart:style-name="ch9" chart:values-cell-range-address="Sheet1.W2:Sheet1.W15" chart:class="chart:scatter">
            <chart:domain table:cell-range-address="Sheet1.M2:Sheet1.M15"/>
            <chart:error-indicator chart:style-name="ch10" chart:dimension="y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W</text:p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M2:Sheet1.M15</svg:desc>
                </draw:g>
              </table:table-cell>
              <table:table-cell office:value-type="float" office:value="104.319200612568">
                <text:p>104.319200612568</text:p>
                <draw:g>
                  <svg:desc>Sheet1.W2:Sheet1.W15</svg:desc>
                </draw:g>
              </table:table-cell>
              <table:table-cell office:value-type="float" office:value="0.000131074888755743">
                <text:p>0.000131074888755743</text:p>
                <draw:g>
                  <svg:desc>Sheet1.Q2:Sheet1.Q15</svg:desc>
                </draw:g>
              </table:table-cell>
              <table:table-cell office:value-type="float" office:value="0.000131074888755743">
                <text:p>0.000131074888755743</text:p>
                <draw:g>
                  <svg:desc>Sheet1.Q2:Sheet1.Q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05.453938301685">
                <text:p>305.453938301685</text:p>
              </table:table-cell>
              <table:table-cell office:value-type="float" office:value="0.00235092659265732">
                <text:p>0.00235092659265732</text:p>
              </table:table-cell>
              <table:table-cell office:value-type="float" office:value="0.00235092659265732">
                <text:p>0.002350926592657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13.875135175598">
                <text:p>313.875135175598</text:p>
              </table:table-cell>
              <table:table-cell office:value-type="float" office:value="0.000822284976864629">
                <text:p>0.000822284976864629</text:p>
              </table:table-cell>
              <table:table-cell office:value-type="float" office:value="0.000822284976864629">
                <text:p>0.0008222849768646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01.284978386603">
                <text:p>301.284978386603</text:p>
              </table:table-cell>
              <table:table-cell office:value-type="float" office:value="0.000818098125113787">
                <text:p>0.000818098125113787</text:p>
              </table:table-cell>
              <table:table-cell office:value-type="float" office:value="0.000818098125113787">
                <text:p>0.0008180981251137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99.7116517593908">
                <text:p>99.7116517593908</text:p>
              </table:table-cell>
              <table:table-cell office:value-type="float" office:value="0.0030119183358064">
                <text:p>0.0030119183358064</text:p>
              </table:table-cell>
              <table:table-cell office:value-type="float" office:value="0.0030119183358064">
                <text:p>0.00301191833580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9.672562260513">
                <text:p>119.672562260513</text:p>
              </table:table-cell>
              <table:table-cell office:value-type="float" office:value="0.00199039025391506">
                <text:p>0.00199039025391506</text:p>
              </table:table-cell>
              <table:table-cell office:value-type="float" office:value="0.00199039025391506">
                <text:p>0.001990390253915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23.564642445192">
                <text:p>523.564642445192</text:p>
              </table:table-cell>
              <table:table-cell office:value-type="float" office:value="0.00834659265211979">
                <text:p>0.00834659265211979</text:p>
              </table:table-cell>
              <table:table-cell office:value-type="float" office:value="0.00834659265211979">
                <text:p>0.008346592652119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08.672406646629">
                <text:p>208.672406646629</text:p>
              </table:table-cell>
              <table:table-cell office:value-type="float" office:value="0.00121678480805569">
                <text:p>0.00121678480805569</text:p>
              </table:table-cell>
              <table:table-cell office:value-type="float" office:value="0.00121678480805569">
                <text:p>0.001216784808055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7.9806356623711">
                <text:p>87.9806356623711</text:p>
              </table:table-cell>
              <table:table-cell office:value-type="float" office:value="0.000126712218352702">
                <text:p>0.000126712218352702</text:p>
              </table:table-cell>
              <table:table-cell office:value-type="float" office:value="0.000126712218352702">
                <text:p>0.0001267122183527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98.321506862755">
                <text:p>198.321506862755</text:p>
              </table:table-cell>
              <table:table-cell office:value-type="float" office:value="0.00253364300216107">
                <text:p>0.00253364300216107</text:p>
              </table:table-cell>
              <table:table-cell office:value-type="float" office:value="0.00253364300216107">
                <text:p>0.002533643002161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23.98747123007">
                <text:p>523.98747123007</text:p>
              </table:table-cell>
              <table:table-cell office:value-type="float" office:value="0.012473316713043">
                <text:p>0.012473316713043</text:p>
              </table:table-cell>
              <table:table-cell office:value-type="float" office:value="0.012473316713043">
                <text:p>0.0124733167130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00.038928848241">
                <text:p>100.038928848241</text:p>
              </table:table-cell>
              <table:table-cell office:value-type="float" office:value="0.00601688024319556">
                <text:p>0.00601688024319556</text:p>
              </table:table-cell>
              <table:table-cell office:value-type="float" office:value="0.00601688024319556">
                <text:p>0.006016880243195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293.659152781218">
                <text:p>293.659152781218</text:p>
              </table:table-cell>
              <table:table-cell office:value-type="float" office:value="0.0044004164427922">
                <text:p>0.0044004164427922</text:p>
              </table:table-cell>
              <table:table-cell office:value-type="float" office:value="0.0044004164427922">
                <text:p>0.00440041644279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92.9703004011962">
                <text:p>92.9703004011962</text:p>
              </table:table-cell>
              <table:table-cell office:value-type="float" office:value="0.000161674467132005">
                <text:p>0.000161674467132005</text:p>
              </table:table-cell>
              <table:table-cell office:value-type="float" office:value="0.000161674467132005">
                <text:p>0.00016167446713200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394cm" svg:height="16.629cm" xlink:href=".." xlink:type="simple" chart:class="chart:scatter" chart:style-name="ch1">
        <chart:title svg:x="6.997cm" svg:y="0.468cm" chart:style-name="ch2">
          <text:p>solve pnp bright fixed</text:p>
        </chart:title>
        <chart:legend chart:legend-position="end" svg:x="16.792cm" svg:y="7.766cm" style:legend-expansion="high" chart:style-name="ch3"/>
        <chart:plot-area chart:style-name="ch4" table:cell-range-address="Sheet1.B2:Sheet1.B28 Sheet1.B62:Sheet1.B88 Sheet1.AP4:Sheet1.AP30" chart:data-source-has-labels="row" svg:x="1.378cm" svg:y="1.579cm" svg:width="15.047cm" svg:height="13.737cm">
          <chart:coordinate-region svg:x="1.669cm" svg:y="1.778cm" svg:width="14.516cm" svg:height="12.891cm"/>
          <chart:axis chart:dimension="x" chart:name="primary-x" chart:style-name="ch5">
            <chart:title svg:x="8.632cm" svg:y="15.648cm" chart:style-name="ch6">
              <text:p>[m]</text:p>
            </chart:title>
          </chart:axis>
          <chart:axis chart:dimension="y" chart:name="primary-y" chart:style-name="ch7">
            <chart:title svg:x="0.451cm" svg:y="8.716cm" chart:style-name="ch8">
              <text:p>[m]</text:p>
            </chart:title>
            <chart:grid chart:style-name="ch9" chart:class="major"/>
          </chart:axis>
          <chart:series chart:style-name="ch10" chart:values-cell-range-address="Sheet1.B62:Sheet1.B88" loext:label-string="real" chart:class="chart:scatter">
            <chart:domain table:cell-range-address="Sheet1.B2:Sheet1.B28"/>
            <chart:data-point chart:repeated="27"/>
          </chart:series>
          <chart:series chart:style-name="ch11" chart:values-cell-range-address="Sheet1.AP4:Sheet1.AP30" loext:label-string="meas" chart:class="chart:scatter">
            <chart:domain table:cell-range-address="Sheet1.AI4:Sheet1.AI30"/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eal</text:p>
              </table:table-cell>
              <table:table-cell office:value-type="string">
                <text:p>Column AI</text:p>
              </table:table-cell>
              <table:table-cell office:value-type="string">
                <text:p>me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28</svg:desc>
                </draw:g>
              </table:table-cell>
              <table:table-cell office:value-type="float" office:value="3">
                <text:p>3</text:p>
                <draw:g>
                  <svg:desc>Sheet1.B62:Sheet1.B88</svg:desc>
                </draw:g>
              </table:table-cell>
              <table:table-cell office:value-type="float" office:value="0.00253549935">
                <text:p>0.00253549935</text:p>
                <draw:g>
                  <svg:desc>Sheet1.AI4:Sheet1.AI30</svg:desc>
                </draw:g>
              </table:table-cell>
              <table:table-cell office:value-type="float" office:value="3.14374242752222">
                <text:p>3.14374242752222</text:p>
                <draw:g>
                  <svg:desc>Sheet1.AP4:Sheet1.AP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-0.0102358660714286">
                <text:p>-0.0102358660714286</text:p>
              </table:table-cell>
              <table:table-cell office:value-type="float" office:value="3.6682681455">
                <text:p>3.66826814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-0.0215960030628415">
                <text:p>-0.0215960030628415</text:p>
              </table:table-cell>
              <table:table-cell office:value-type="float" office:value="4.17736447269945">
                <text:p>4.177364472699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.02726969150843">
                <text:p>1.02726969150843</text:p>
              </table:table-cell>
              <table:table-cell office:value-type="float" office:value="4.18455075386517">
                <text:p>4.184550753865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1.05340084361413">
                <text:p>-1.05340084361413</text:p>
              </table:table-cell>
              <table:table-cell office:value-type="float" office:value="4.17979503981794">
                <text:p>4.179795039817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-0.0168526770984848">
                <text:p>-0.0168526770984848</text:p>
              </table:table-cell>
              <table:table-cell office:value-type="float" office:value="4.71982573745707">
                <text:p>4.719825737457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-0.0312907231920904">
                <text:p>-0.0312907231920904</text:p>
              </table:table-cell>
              <table:table-cell office:value-type="float" office:value="5.22271561570904">
                <text:p>5.222715615709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.00642489193301">
                <text:p>1.00642489193301</text:p>
              </table:table-cell>
              <table:table-cell office:value-type="float" office:value="5.23972147534689">
                <text:p>5.239721475346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  <table:table-cell office:value-type="float" office:value="-1.06937567587799">
                <text:p>-1.06937567587799</text:p>
              </table:table-cell>
              <table:table-cell office:value-type="float" office:value="5.22723232737321">
                <text:p>5.227232327373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-0.0340591778376963">
                <text:p>-0.0340591778376963</text:p>
              </table:table-cell>
              <table:table-cell office:value-type="float" office:value="5.77099882758639">
                <text:p>5.770998827586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-0.0400932026218274">
                <text:p>-0.0400932026218274</text:p>
              </table:table-cell>
              <table:table-cell office:value-type="float" office:value="6.24716915267259">
                <text:p>6.247169152672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998558258796954">
                <text:p>0.998558258796954</text:p>
              </table:table-cell>
              <table:table-cell office:value-type="float" office:value="6.29900481019035">
                <text:p>6.299004810190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  <table:table-cell office:value-type="float" office:value="-1.09836281130256">
                <text:p>-1.09836281130256</text:p>
              </table:table-cell>
              <table:table-cell office:value-type="float" office:value="6.33115646868462">
                <text:p>6.331156468684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-0.0435149493035714">
                <text:p>-0.0435149493035714</text:p>
              </table:table-cell>
              <table:table-cell office:value-type="float" office:value="6.78382208495153">
                <text:p>6.783822084951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-0.0600968216881443">
                <text:p>-0.0600968216881443</text:p>
              </table:table-cell>
              <table:table-cell office:value-type="float" office:value="7.32152446756443">
                <text:p>7.321524467564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.983215068627551">
                <text:p>0.983215068627551</text:p>
              </table:table-cell>
              <table:table-cell office:value-type="float" office:value="7.37067550754337">
                <text:p>7.370675507543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.99618692590931">
                <text:p>1.99618692590931</text:p>
              </table:table-cell>
              <table:table-cell office:value-type="float" office:value="7.25265052848039">
                <text:p>7.252650528480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  <table:table-cell office:value-type="float" office:value="-1.08672406646629">
                <text:p>-1.08672406646629</text:p>
              </table:table-cell>
              <table:table-cell office:value-type="float" office:value="7.31832172335674">
                <text:p>7.31832172335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">
                <text:p>-2</text:p>
              </table:table-cell>
              <table:table-cell office:value-type="float" office:value="7">
                <text:p>7</text:p>
              </table:table-cell>
              <table:table-cell office:value-type="float" office:value="-2.11782321222596">
                <text:p>-2.11782321222596</text:p>
              </table:table-cell>
              <table:table-cell office:value-type="float" office:value="7.26934034293269">
                <text:p>7.269340342932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-0.0608724556519608">
                <text:p>-0.0608724556519608</text:p>
              </table:table-cell>
              <table:table-cell office:value-type="float" office:value="7.80848356177941">
                <text:p>7.808483561779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-0.0702969959880383">
                <text:p>-0.0702969959880383</text:p>
              </table:table-cell>
              <table:table-cell office:value-type="float" office:value="8.31006010689235">
                <text:p>8.310060106892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968295763906091">
                <text:p>0.968295763906091</text:p>
              </table:table-cell>
              <table:table-cell office:value-type="float" office:value="8.39988464024366">
                <text:p>8.399884640243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.00038928848241">
                <text:p>2.00038928848241</text:p>
              </table:table-cell>
              <table:table-cell office:value-type="float" office:value="8.29974199006784">
                <text:p>8.299741990067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  <table:table-cell office:value-type="float" office:value="-1.10675896896571">
                <text:p>-1.10675896896571</text:p>
              </table:table-cell>
              <table:table-cell office:value-type="float" office:value="8.29885312534286">
                <text:p>8.298853125342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  <table:table-cell office:value-type="float" office:value="-2.11993735615035">
                <text:p>-2.11993735615035</text:p>
              </table:table-cell>
              <table:table-cell office:value-type="float" office:value="8.30280926028322">
                <text:p>8.302809260283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-0.0885557989057971">
                <text:p>-0.0885557989057971</text:p>
              </table:table-cell>
              <table:table-cell office:value-type="float" office:value="8.80583448280676">
                <text:p>8.805834482806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-0.0748421156727273">
                <text:p>-0.0748421156727273</text:p>
              </table:table-cell>
              <table:table-cell office:value-type="float" office:value="9.33281247849091">
                <text:p>9.3328124784909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AO4:Sheet1.AO30" chart:error-lower-range="Sheet1.AO4:Sheet1.AO30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bow-tie" chart:symbol-width="0.25cm" chart:symbol-height="0.25cm" chart:link-data-style-to-source="true" chart:error-category="cell-range" chart:error-upper-range="Sheet1.AO4:Sheet1.AO30" chart:error-lower-range="Sheet1.AO4:Sheet1.AO30"/>
      <style:graphic-properties draw:stroke="none" svg:stroke-width="0.08cm" svg:stroke-color="#9ab4d0" draw:fill-color="#9ab4d0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AO4:Sheet1.AO30" chart:error-lower-range="Sheet1.AO4:Sheet1.AO30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058cm" svg:y="0.316cm" chart:style-name="ch2">
          <text:p>solve pnp bright error Z fixed</text:p>
        </chart:title>
        <chart:plot-area chart:style-name="ch3" table:cell-range-address="Sheet1.B62:Sheet1.B88 Sheet1.AQ4:Sheet1.AQ31" svg:x="1.33cm" svg:y="1.275cm" svg:width="14.349cm" svg:height="6.569cm">
          <chart:coordinate-region svg:x="2.242cm" svg:y="1.474cm" svg:width="13.25cm" svg:height="5.723cm"/>
          <chart:axis chart:dimension="x" chart:name="primary-x" chart:style-name="ch4">
            <chart:title svg:x="7.587cm" svg:y="8.024cm" chart:style-name="ch5">
              <text:p>distance [m]</text:p>
            </chart:title>
          </chart:axis>
          <chart:axis chart:dimension="y" chart:name="primary-y" chart:style-name="ch6">
            <chart:title svg:x="0.451cm" svg:y="5.847cm" chart:style-name="ch7">
              <text:p>true relative error</text:p>
            </chart:title>
            <chart:grid chart:style-name="ch8" chart:class="major"/>
          </chart:axis>
          <chart:series chart:style-name="ch9" chart:values-cell-range-address="Sheet1.AQ4:Sheet1.AQ31" chart:class="chart:scatter">
            <chart:domain table:cell-range-address="Sheet1.B62:Sheet1.B88"/>
            <chart:error-indicator chart:style-name="ch10" chart:dimension="y"/>
            <chart:data-point chart:repeated="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Q</text:p>
              </table:table-cell>
              <table:table-cell office:value-type="string">
                <text:p>Column AO</text:p>
              </table:table-cell>
              <table:table-cell office:value-type="string">
                <text:p>Column A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B62:Sheet1.B88</svg:desc>
                </draw:g>
              </table:table-cell>
              <table:table-cell office:value-type="float" office:value="0.0479141425074075">
                <text:p>0.0479141425074075</text:p>
                <draw:g>
                  <svg:desc>Sheet1.AQ4:Sheet1.AQ31</svg:desc>
                </draw:g>
              </table:table-cell>
              <table:table-cell office:value-type="float" office:value="0.00191381458705221">
                <text:p>0.00191381458705221</text:p>
                <draw:g>
                  <svg:desc>Sheet1.AO4:Sheet1.AO30</svg:desc>
                </draw:g>
              </table:table-cell>
              <table:table-cell office:value-type="float" office:value="0.00191381458705221">
                <text:p>0.00191381458705221</text:p>
                <draw:g>
                  <svg:desc>Sheet1.AO4:Sheet1.AO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0.048076613">
                <text:p>0.048076613</text:p>
              </table:table-cell>
              <table:table-cell office:value-type="float" office:value="0.00152577881532705">
                <text:p>0.00152577881532705</text:p>
              </table:table-cell>
              <table:table-cell office:value-type="float" office:value="0.00152577881532705">
                <text:p>0.001525778815327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443411181748634">
                <text:p>0.0443411181748634</text:p>
              </table:table-cell>
              <table:table-cell office:value-type="float" office:value="0.00454360253858001">
                <text:p>0.00454360253858001</text:p>
              </table:table-cell>
              <table:table-cell office:value-type="float" office:value="0.00454360253858001">
                <text:p>0.00454360253858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461376884662921">
                <text:p>0.0461376884662921</text:p>
              </table:table-cell>
              <table:table-cell office:value-type="float" office:value="0.00960537786672833">
                <text:p>0.00960537786672833</text:p>
              </table:table-cell>
              <table:table-cell office:value-type="float" office:value="0.00960537786672833">
                <text:p>0.009605377866728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449487599544838">
                <text:p>0.0449487599544838</text:p>
              </table:table-cell>
              <table:table-cell office:value-type="float" office:value="0.00409275025567126">
                <text:p>0.00409275025567126</text:p>
              </table:table-cell>
              <table:table-cell office:value-type="float" office:value="0.00409275025567126">
                <text:p>0.004092750255671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0.048850163879349">
                <text:p>0.048850163879349</text:p>
              </table:table-cell>
              <table:table-cell office:value-type="float" office:value="0.00587349823245266">
                <text:p>0.00587349823245266</text:p>
              </table:table-cell>
              <table:table-cell office:value-type="float" office:value="0.00587349823245266">
                <text:p>0.005873498232452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0445431231418079">
                <text:p>0.0445431231418079</text:p>
              </table:table-cell>
              <table:table-cell office:value-type="float" office:value="0.00310220855536471">
                <text:p>0.00310220855536471</text:p>
              </table:table-cell>
              <table:table-cell office:value-type="float" office:value="0.00310220855536471">
                <text:p>0.003102208555364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047944295069378">
                <text:p>0.047944295069378</text:p>
              </table:table-cell>
              <table:table-cell office:value-type="float" office:value="0.00466773731830338">
                <text:p>0.00466773731830338</text:p>
              </table:table-cell>
              <table:table-cell office:value-type="float" office:value="0.00466773731830338">
                <text:p>0.004667737318303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.045446465474641">
                <text:p>0.045446465474641</text:p>
              </table:table-cell>
              <table:table-cell office:value-type="float" office:value="0.00373870056953124">
                <text:p>0.00373870056953124</text:p>
              </table:table-cell>
              <table:table-cell office:value-type="float" office:value="0.00373870056953124">
                <text:p>0.003738700569531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.0492725141066159">
                <text:p>0.0492725141066159</text:p>
              </table:table-cell>
              <table:table-cell office:value-type="float" office:value="0.00419751145479902">
                <text:p>0.00419751145479902</text:p>
              </table:table-cell>
              <table:table-cell office:value-type="float" office:value="0.00419751145479902">
                <text:p>0.004197511454799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.0411948587787646">
                <text:p>0.0411948587787646</text:p>
              </table:table-cell>
              <table:table-cell office:value-type="float" office:value="0.026253196140519">
                <text:p>0.026253196140519</text:p>
              </table:table-cell>
              <table:table-cell office:value-type="float" office:value="0.026253196140519">
                <text:p>0.0262531961405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.0498341350317257">
                <text:p>0.0498341350317257</text:p>
              </table:table-cell>
              <table:table-cell office:value-type="float" office:value="0.0190593360375234">
                <text:p>0.0190593360375234</text:p>
              </table:table-cell>
              <table:table-cell office:value-type="float" office:value="0.0190593360375234">
                <text:p>0.01905933603752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.0551927447807694">
                <text:p>0.0551927447807694</text:p>
              </table:table-cell>
              <table:table-cell office:value-type="float" office:value="0.0114575210888526">
                <text:p>0.0114575210888526</text:p>
              </table:table-cell>
              <table:table-cell office:value-type="float" office:value="0.0114575210888526">
                <text:p>0.01145752108885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0.0436649361463894">
                <text:p>0.0436649361463894</text:p>
              </table:table-cell>
              <table:table-cell office:value-type="float" office:value="0.00707093484734663">
                <text:p>0.00707093484734663</text:p>
              </table:table-cell>
              <table:table-cell office:value-type="float" office:value="0.00707093484734663">
                <text:p>0.007070934847346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.0459320667949191">
                <text:p>0.0459320667949191</text:p>
              </table:table-cell>
              <table:table-cell office:value-type="float" office:value="0.00733331092452252">
                <text:p>0.00733331092452252</text:p>
              </table:table-cell>
              <table:table-cell office:value-type="float" office:value="0.00733331092452252">
                <text:p>0.007333310924522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0.0529536439347668">
                <text:p>0.0529536439347668</text:p>
              </table:table-cell>
              <table:table-cell office:value-type="float" office:value="0.0175861273118314">
                <text:p>0.0175861273118314</text:p>
              </table:table-cell>
              <table:table-cell office:value-type="float" office:value="0.0175861273118314">
                <text:p>0.01758612731183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.0360929326400561">
                <text:p>0.0360929326400561</text:p>
              </table:table-cell>
              <table:table-cell office:value-type="float" office:value="0.021949122965036">
                <text:p>0.021949122965036</text:p>
              </table:table-cell>
              <table:table-cell office:value-type="float" office:value="0.021949122965036">
                <text:p>0.0219491229650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0.045474531908106">
                <text:p>0.045474531908106</text:p>
              </table:table-cell>
              <table:table-cell office:value-type="float" office:value="0.00849448818690189">
                <text:p>0.00849448818690189</text:p>
              </table:table-cell>
              <table:table-cell office:value-type="float" office:value="0.00849448818690189">
                <text:p>0.008494488186901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0.0384771918475275">
                <text:p>0.0384771918475275</text:p>
              </table:table-cell>
              <table:table-cell office:value-type="float" office:value="0.0288317621824515">
                <text:p>0.0288317621824515</text:p>
              </table:table-cell>
              <table:table-cell office:value-type="float" office:value="0.0288317621824515">
                <text:p>0.02883176218245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5">
                <text:p>7.5</text:p>
              </table:table-cell>
              <table:table-cell office:value-type="float" office:value="0.0411311415705884">
                <text:p>0.0411311415705884</text:p>
              </table:table-cell>
              <table:table-cell office:value-type="float" office:value="0.0370909552027658">
                <text:p>0.0370909552027658</text:p>
              </table:table-cell>
              <table:table-cell office:value-type="float" office:value="0.0370909552027658">
                <text:p>0.03709095520276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0.0387575133615432">
                <text:p>0.0387575133615432</text:p>
              </table:table-cell>
              <table:table-cell office:value-type="float" office:value="0.0162908338389241">
                <text:p>0.0162908338389241</text:p>
              </table:table-cell>
              <table:table-cell office:value-type="float" office:value="0.0162908338389241">
                <text:p>0.01629083383892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0.0499855800304569">
                <text:p>0.0499855800304569</text:p>
              </table:table-cell>
              <table:table-cell office:value-type="float" office:value="0.0351431215548186">
                <text:p>0.0351431215548186</text:p>
              </table:table-cell>
              <table:table-cell office:value-type="float" office:value="0.0351431215548186">
                <text:p>0.03514312155481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0.03746774875848">
                <text:p>0.03746774875848</text:p>
              </table:table-cell>
              <table:table-cell office:value-type="float" office:value="0.0251158766738003">
                <text:p>0.0251158766738003</text:p>
              </table:table-cell>
              <table:table-cell office:value-type="float" office:value="0.0251158766738003">
                <text:p>0.02511587667380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0.0373566406678574">
                <text:p>0.0373566406678574</text:p>
              </table:table-cell>
              <table:table-cell office:value-type="float" office:value="0.0813568807880152">
                <text:p>0.0813568807880152</text:p>
              </table:table-cell>
              <table:table-cell office:value-type="float" office:value="0.0813568807880152">
                <text:p>0.08135688078801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0.0378511575354021">
                <text:p>0.0378511575354021</text:p>
              </table:table-cell>
              <table:table-cell office:value-type="float" office:value="0.0489003050003441">
                <text:p>0.0489003050003441</text:p>
              </table:table-cell>
              <table:table-cell office:value-type="float" office:value="0.0489003050003441">
                <text:p>0.04890030500034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5">
                <text:p>8.5</text:p>
              </table:table-cell>
              <table:table-cell office:value-type="float" office:value="0.0359805273890311">
                <text:p>0.0359805273890311</text:p>
              </table:table-cell>
              <table:table-cell office:value-type="float" office:value="0.0656178675878244">
                <text:p>0.0656178675878244</text:p>
              </table:table-cell>
              <table:table-cell office:value-type="float" office:value="0.0656178675878244">
                <text:p>0.06561786758782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0.0369791642767677">
                <text:p>0.0369791642767677</text:p>
              </table:table-cell>
              <table:table-cell office:value-type="float" office:value="0.0127775443421407">
                <text:p>0.0127775443421407</text:p>
              </table:table-cell>
              <table:table-cell office:value-type="float" office:value="0.0127775443421407">
                <text:p>0.01277754434214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AW4:Sheet1.AW17" chart:error-lower-range="Sheet1.AW4:Sheet1.AW17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bow-tie" chart:symbol-width="0.25cm" chart:symbol-height="0.25cm" chart:link-data-style-to-source="true" chart:error-category="cell-range" chart:error-upper-range="Sheet1.AW4:Sheet1.AW17" chart:error-lower-range="Sheet1.AW4:Sheet1.AW17"/>
      <style:graphic-properties draw:stroke="none" svg:stroke-width="0.08cm" svg:stroke-color="#9ab4d0" draw:fill-color="#9ab4d0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AW4:Sheet1.AW17" chart:error-lower-range="Sheet1.AW4:Sheet1.AW17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4.979cm" svg:y="0.316cm" chart:style-name="ch2">
          <text:p>solve pnp bright error X fixed </text:p>
        </chart:title>
        <chart:plot-area chart:style-name="ch3" table:cell-range-address="Sheet1.M2:Sheet1.M15 Sheet1.AY4:Sheet1.AY17" svg:x="1.33cm" svg:y="1.275cm" svg:width="14.349cm" svg:height="6.569cm">
          <chart:coordinate-region svg:x="2.243cm" svg:y="1.474cm" svg:width="13.196cm" svg:height="5.723cm"/>
          <chart:axis chart:dimension="x" chart:name="primary-x" chart:style-name="ch4">
            <chart:title svg:x="7.587cm" svg:y="8.024cm" chart:style-name="ch5">
              <text:p>distance [m]</text:p>
            </chart:title>
          </chart:axis>
          <chart:axis chart:dimension="y" chart:name="primary-y" chart:style-name="ch6">
            <chart:title svg:x="0.451cm" svg:y="5.847cm" chart:style-name="ch7">
              <text:p>true relative error</text:p>
            </chart:title>
            <chart:grid chart:style-name="ch8" chart:class="major"/>
          </chart:axis>
          <chart:series chart:style-name="ch9" chart:values-cell-range-address="Sheet1.AY4:Sheet1.AY17" chart:class="chart:scatter">
            <chart:domain table:cell-range-address="Sheet1.M2:Sheet1.M15"/>
            <chart:error-indicator chart:style-name="ch10" chart:dimension="y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AY</text:p>
              </table:table-cell>
              <table:table-cell office:value-type="string">
                <text:p>Column AW</text:p>
              </table:table-cell>
              <table:table-cell office:value-type="string">
                <text:p>Column A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M2:Sheet1.M15</svg:desc>
                </draw:g>
              </table:table-cell>
              <table:table-cell office:value-type="float" office:value="0.027269691508427">
                <text:p>0.027269691508427</text:p>
                <draw:g>
                  <svg:desc>Sheet1.AY4:Sheet1.AY17</svg:desc>
                </draw:g>
              </table:table-cell>
              <table:table-cell office:value-type="float" office:value="0.00235092659265732">
                <text:p>0.00235092659265732</text:p>
                <draw:g>
                  <svg:desc>Sheet1.AW4:Sheet1.AW17</svg:desc>
                </draw:g>
              </table:table-cell>
              <table:table-cell office:value-type="float" office:value="0.00235092659265732">
                <text:p>0.00235092659265732</text:p>
                <draw:g>
                  <svg:desc>Sheet1.AW4:Sheet1.AW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534008436141304">
                <text:p>0.0534008436141304</text:p>
              </table:table-cell>
              <table:table-cell office:value-type="float" office:value="0.000992031942161089">
                <text:p>0.000992031942161089</text:p>
              </table:table-cell>
              <table:table-cell office:value-type="float" office:value="0.000992031942161089">
                <text:p>0.0009920319421610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0642489193301432">
                <text:p>0.00642489193301432</text:p>
              </table:table-cell>
              <table:table-cell office:value-type="float" office:value="0.000818098125113787">
                <text:p>0.000818098125113787</text:p>
              </table:table-cell>
              <table:table-cell office:value-type="float" office:value="0.000818098125113787">
                <text:p>0.0008180981251137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0693756758779904">
                <text:p>0.0693756758779904</text:p>
              </table:table-cell>
              <table:table-cell office:value-type="float" office:value="0.000822284976864629">
                <text:p>0.000822284976864629</text:p>
              </table:table-cell>
              <table:table-cell office:value-type="float" office:value="0.000822284976864629">
                <text:p>0.0008222849768646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00144174120304585">
                <text:p>0.00144174120304585</text:p>
              </table:table-cell>
              <table:table-cell office:value-type="float" office:value="0.0030119183358064">
                <text:p>0.0030119183358064</text:p>
              </table:table-cell>
              <table:table-cell office:value-type="float" office:value="0.0030119183358064">
                <text:p>0.00301191833580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983628113025641">
                <text:p>0.0983628113025641</text:p>
              </table:table-cell>
              <table:table-cell office:value-type="float" office:value="0.00199039025391506">
                <text:p>0.00199039025391506</text:p>
              </table:table-cell>
              <table:table-cell office:value-type="float" office:value="0.00199039025391506">
                <text:p>0.001990390253915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16784931372449">
                <text:p>0.016784931372449</text:p>
              </table:table-cell>
              <table:table-cell office:value-type="float" office:value="0.00253364300216107">
                <text:p>0.00253364300216107</text:p>
              </table:table-cell>
              <table:table-cell office:value-type="float" office:value="0.00253364300216107">
                <text:p>0.002533643002161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0190653704534294">
                <text:p>0.00190653704534294</text:p>
              </table:table-cell>
              <table:table-cell office:value-type="float" office:value="0.00645055994476327">
                <text:p>0.00645055994476327</text:p>
              </table:table-cell>
              <table:table-cell office:value-type="float" office:value="0.00645055994476327">
                <text:p>0.006450559944763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.086724066466292">
                <text:p>0.086724066466292</text:p>
              </table:table-cell>
              <table:table-cell office:value-type="float" office:value="0.00121678480805569">
                <text:p>0.00121678480805569</text:p>
              </table:table-cell>
              <table:table-cell office:value-type="float" office:value="0.00121678480805569">
                <text:p>0.001216784808055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0589116061129809">
                <text:p>0.0589116061129809</text:p>
              </table:table-cell>
              <table:table-cell office:value-type="float" office:value="0.00834659265211979">
                <text:p>0.00834659265211979</text:p>
              </table:table-cell>
              <table:table-cell office:value-type="float" office:value="0.00834659265211979">
                <text:p>0.008346592652119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.0317042360939086">
                <text:p>0.0317042360939086</text:p>
              </table:table-cell>
              <table:table-cell office:value-type="float" office:value="0.0044004164427922">
                <text:p>0.0044004164427922</text:p>
              </table:table-cell>
              <table:table-cell office:value-type="float" office:value="0.0044004164427922">
                <text:p>0.00440041644279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0.000194644241205966">
                <text:p>0.000194644241205966</text:p>
              </table:table-cell>
              <table:table-cell office:value-type="float" office:value="0.00601688024319556">
                <text:p>0.00601688024319556</text:p>
              </table:table-cell>
              <table:table-cell office:value-type="float" office:value="0.00601688024319556">
                <text:p>0.006016880243195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0.106758968965714">
                <text:p>0.106758968965714</text:p>
              </table:table-cell>
              <table:table-cell office:value-type="float" office:value="0.0102634829384104">
                <text:p>0.0102634829384104</text:p>
              </table:table-cell>
              <table:table-cell office:value-type="float" office:value="0.0102634829384104">
                <text:p>0.01026348293841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0.0599686780751749">
                <text:p>0.0599686780751749</text:p>
              </table:table-cell>
              <table:table-cell office:value-type="float" office:value="0.012473316713043">
                <text:p>0.012473316713043</text:p>
              </table:table-cell>
              <table:table-cell office:value-type="float" office:value="0.012473316713043">
                <text:p>0.01247331671304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